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Narrow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0.6717in"/>
    </style:style>
    <style:style style:name="co3" style:family="table-column">
      <style:table-column-properties fo:break-before="auto" style:column-width="0.8807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052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202in" fo:break-before="auto" style:use-optimal-row-height="tru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166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689in" fo:break-before="auto" style:use-optimal-row-height="true"/>
    </style:style>
    <style:style style:name="ro11" style:family="table-row">
      <style:table-row-properties style:row-height="0.8535in" fo:break-before="auto" style:use-optimal-row-height="true"/>
    </style:style>
    <style:style style:name="ro12" style:family="table-row">
      <style:table-row-properties style:row-height="0.528in" fo:break-before="auto" style:use-optimal-row-height="true"/>
    </style:style>
    <style:style style:name="ta1" style:family="table" style:master-page-name="PageStyle_5f_1_5f_Quartal">
      <style:table-properties table:display="true" style:writing-mode="lr-tb"/>
    </style:style>
    <style:style style:name="ta2" style:family="table" style:master-page-name="PageStyle_5f_2_5f_Quartal">
      <style:table-properties table:display="true" style:writing-mode="lr-tb"/>
    </style:style>
    <style:style style:name="ta3" style:family="table" style:master-page-name="PageStyle_5f_3_5f_Quarta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none" fo:padding="0.028in" fo:border-right="0.31pt solid #1a1a1a" style:rotation-align="none" fo:border-top="0.31pt solid #1a1a1a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31pt solid #1a1a1a" fo:background-color="#ffffff" style:diagonal-bl-tr="none" style:diagonal-tl-br="none" fo:border-left="none" fo:padding="0.028in" fo:border-right="0.31pt solid #1a1a1a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139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0.31pt solid #1a1a1a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ff0000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" style:family="table-cell" style:parent-style-name="Default">
      <style:table-cell-properties fo:background-color="#ffffff" fo:padding="0.028in"/>
      <style:text-properties fo:color="#ff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0.31pt solid #1a1a1a" fo:background-color="#ffffff" style:diagonal-bl-tr="none" style:diagonal-tl-br="none" fo:border-left="none" fo:padding="0.028in" fo:border-right="none" style:rotation-align="none" fo:border-top="0.31pt solid #1a1a1a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0.31pt solid #1a1a1a" fo:background-color="#ffffff" style:diagonal-bl-tr="none" style:diagonal-tl-br="none" fo:border-left="0.31pt solid #1a1a1a" fo:padding="0.028in" fo:border-right="none" style:rotation-align="none" fo:border-top="0.31pt solid #1a1a1a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0.31pt solid #1a1a1a" fo:background-color="#ffffff" style:diagonal-bl-tr="none" style:diagonal-tl-br="none" fo:border-left="none" fo:padding="0.028in" fo:border-right="0.31pt solid #1a1a1a" style:rotation-align="none" fo:border-top="0.31pt solid #1a1a1a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1">
      <style:table-cell-properties fo:border-bottom="none" fo:background-color="#ccffff" style:diagonal-bl-tr="none" style:diagonal-tl-br="none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 style:data-style-name="N3">
      <style:table-cell-properties fo:border-bottom="none" fo:background-color="#ffffff" style:diagonal-bl-tr="none" style:diagonal-tl-br="none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41">
      <style:table-cell-properties fo:border-bottom="none" fo:background-color="#ccffff" style:diagonal-bl-tr="none" style:diagonal-tl-br="none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41">
      <style:table-cell-properties fo:border-bottom="none" fo:background-color="#ffffff" style:diagonal-bl-tr="none" style:diagonal-tl-br="none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40">
      <style:table-cell-properties fo:border-bottom="0.31pt solid #1a1a1a" fo:background-color="#ffffff" style:diagonal-bl-tr="none" style:diagonal-tl-br="none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fo:padding="0.028in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2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31pt solid #1a1a1a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fo:border="0.31pt solid #1a1a1a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41">
      <style:table-cell-properties fo:background-color="#cc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 style:data-style-name="N3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41">
      <style:table-cell-properties fo:background-color="#cc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41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40">
      <style:table-cell-properties fo:border-bottom="0.31pt solid #1a1a1a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31pt solid #1a1a1a" fo:background-color="#ffffff" style:diagonal-bl-tr="none" style:diagonal-tl-br="none" fo:border-left="none" fo:padding="0.028in" fo:border-right="none" style:rotation-align="none" fo:border-top="0.31pt solid #1a1a1a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fo:border-left="0.31pt solid #1a1a1a" fo:padding="0.028in" fo:border-right="none" style:rotation-align="none" fo:border-top="0.31pt solid #1a1a1a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31pt solid #1a1a1a" fo:background-color="#ffffff" style:diagonal-bl-tr="none" style:diagonal-tl-br="none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ffffff" fo:padding="0.028in"/>
    </style:style>
    <style:style style:name="ce43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 style:data-style-name="N141">
      <style:table-cell-properties fo:border-bottom="none" fo:background-color="#ffffff" style:diagonal-bl-tr="none" style:diagonal-tl-br="none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 style:data-style-name="N141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">
      <style:table-cell-properties fo:border-bottom="none" fo:background-color="#ffffff" style:diagonal-bl-tr="none" style:diagonal-tl-br="none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">
      <style:table-cell-properties fo:border-bottom="none" fo:background-color="#ccffff" style:diagonal-bl-tr="none" style:diagonal-tl-br="none" fo:border-left="0.31pt solid #1a1a1a" fo:padding="0.028in" fo:border-right="none" style:rotation-align="none" fo:border-top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">
      <style:table-cell-properties fo:background-color="#cc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1_Quartal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2" table:default-cell-style-name="ce3"/>
        <table:table-column table:style-name="co3" table:number-columns-repeated="8" table:default-cell-style-name="ce3"/>
        <table:table-column table:style-name="co3" table:number-columns-repeated="24" table:default-cell-style-name="ce42"/>
        <table:table-column table:style-name="co4" table:number-columns-repeated="979" table:default-cell-style-name="Default"/>
        <table:table-row table:style-name="ro1">
          <table:table-cell table:style-name="ce1" office:value-type="string">
            <text:p>cc-d-1.1.1.3.3</text:p>
          </table:table-cell>
          <table:table-cell table:style-name="ce18" office:value-type="string" table:number-columns-spanned="12" table:number-rows-spanned="1">
            <text:p>Ständige und nichtständige Wohnbevölkerung nach Staatsangehörigkeitskategorie, Geschlecht und Kanton, am Ende des ersten Quartals 2013</text:p>
          </table:table-cell>
          <table:covered-table-cell table:number-columns-repeated="11" table:style-name="ce31"/>
          <table:table-cell table:number-columns-repeated="1011"/>
        </table:table-row>
        <table:table-row table:style-name="ro2">
          <table:table-cell table:style-name="ce2"/>
          <table:table-cell table:style-name="ce19" office:value-type="string">
            <text:p>Provisorische Quartalsdate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>
            <text:p>Grossregion</text:p>
          </table:table-cell>
          <table:table-cell table:style-name="ce20" office:value-type="string">
            <text:p>Ständige Wohnbevölkerung</text:p>
          </table:table-cell>
          <table:table-cell table:style-name="ce32" table:number-columns-repeated="2"/>
          <table:table-cell table:style-name="ce39"/>
          <table:table-cell table:style-name="ce20" table:number-columns-repeated="4"/>
          <table:table-cell table:style-name="ce22"/>
          <table:table-cell table:style-name="ce40" office:value-type="string">
            <text:p>Nichtständige ausländische</text:p>
          </table:table-cell>
          <table:table-cell table:style-name="ce32" table:number-columns-repeated="2"/>
          <table:table-cell table:number-columns-repeated="1011"/>
        </table:table-row>
        <table:table-row table:style-name="ro2">
          <table:table-cell table:style-name="ce5"/>
          <table:table-cell table:style-name="ce21" office:value-type="string">
            <text:p>Total</text:p>
          </table:table-cell>
          <table:table-cell table:style-name="ce20"/>
          <table:table-cell table:style-name="ce22"/>
          <table:table-cell table:style-name="ce20" office:value-type="string">
            <text:p>Schweizer</text:p>
          </table:table-cell>
          <table:table-cell table:style-name="ce20"/>
          <table:table-cell table:style-name="ce22"/>
          <table:table-cell table:style-name="ce20" office:value-type="string">
            <text:p>Ausländer 1)</text:p>
          </table:table-cell>
          <table:table-cell table:style-name="ce20"/>
          <table:table-cell table:style-name="ce22"/>
          <table:table-cell table:style-name="ce41" office:value-type="string">
            <text:p>Wohnbevölkerung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6" office:value-type="string">
            <text:p>Kanton</text:p>
          </table:table-cell>
          <table:table-cell table:style-name="ce22" office:value-type="string">
            <text:p>Total</text:p>
          </table:table-cell>
          <table:table-cell table:style-name="ce33" office:value-type="string">
            <text:p>Mann</text:p>
          </table:table-cell>
          <table:table-cell table:style-name="ce33" office:value-type="string">
            <text:p>Frau</text:p>
          </table:table-cell>
          <table:table-cell table:style-name="ce22" office:value-type="string">
            <text:p>Total</text:p>
          </table:table-cell>
          <table:table-cell table:style-name="ce33" office:value-type="string">
            <text:p>Mann</text:p>
          </table:table-cell>
          <table:table-cell table:style-name="ce33" office:value-type="string">
            <text:p>Frau</text:p>
          </table:table-cell>
          <table:table-cell table:style-name="ce22" office:value-type="string">
            <text:p>Total</text:p>
          </table:table-cell>
          <table:table-cell table:style-name="ce33" office:value-type="string">
            <text:p>Mann</text:p>
          </table:table-cell>
          <table:table-cell table:style-name="ce33" office:value-type="string">
            <text:p>Frau</text:p>
          </table:table-cell>
          <table:table-cell table:style-name="ce22" office:value-type="string">
            <text:p>Total</text:p>
          </table:table-cell>
          <table:table-cell table:style-name="ce33" office:value-type="string">
            <text:p>Mann</text:p>
          </table:table-cell>
          <table:table-cell table:style-name="ce21" office:value-type="string">
            <text:p>Frau</text:p>
          </table:table-cell>
          <table:table-cell table:number-columns-repeated="1011"/>
        </table:table-row>
        <table:table-row table:style-name="ro4">
          <table:table-cell table:style-name="ce7"/>
          <table:table-cell table:style-name="ce23"/>
          <table:table-cell table:style-name="ce7" table:number-columns-repeated="5"/>
          <table:table-cell table:style-name="ce32"/>
          <table:table-cell table:style-name="ce7" table:number-columns-repeated="2"/>
          <table:table-cell table:style-name="ce40"/>
          <table:table-cell table:style-name="ce7" table:number-columns-repeated="2"/>
          <table:table-cell table:number-columns-repeated="1011"/>
        </table:table-row>
        <table:table-row table:style-name="ro2">
          <table:table-cell table:style-name="ce8" office:value-type="string">
            <text:p>Total</text:p>
          </table:table-cell>
          <table:table-cell table:style-name="ce24" office:value-type="float" office:value="8058119">
            <text:p>8 058 119 <text:s/></text:p>
          </table:table-cell>
          <table:table-cell table:style-name="ce34" office:value-type="float" office:value="3979642">
            <text:p>3 979 642 <text:s/></text:p>
          </table:table-cell>
          <table:table-cell table:style-name="ce34" office:value-type="float" office:value="4078477">
            <text:p>4 078 477 <text:s/></text:p>
          </table:table-cell>
          <table:table-cell table:style-name="ce34" office:value-type="float" office:value="6173259">
            <text:p>6 173 259 <text:s/></text:p>
          </table:table-cell>
          <table:table-cell table:style-name="ce34" office:value-type="float" office:value="2978334">
            <text:p>2 978 334 <text:s/></text:p>
          </table:table-cell>
          <table:table-cell table:style-name="ce34" office:value-type="float" office:value="3194925">
            <text:p>3 194 925 <text:s/></text:p>
          </table:table-cell>
          <table:table-cell table:style-name="ce34" office:value-type="float" office:value="1884860">
            <text:p>1 884 860 <text:s/></text:p>
          </table:table-cell>
          <table:table-cell table:style-name="ce34" office:value-type="float" office:value="1001308">
            <text:p>1 001 308 <text:s/></text:p>
          </table:table-cell>
          <table:table-cell table:style-name="ce34" office:value-type="float" office:value="883552">
            <text:p><text:s/>883 552 <text:s/></text:p>
          </table:table-cell>
          <table:table-cell table:style-name="ce24" office:value-type="float" office:value="84744">
            <text:p><text:s/>84 744 <text:s/></text:p>
          </table:table-cell>
          <table:table-cell table:style-name="ce34" office:value-type="float" office:value="52211">
            <text:p><text:s/>52 211 <text:s/></text:p>
          </table:table-cell>
          <table:table-cell table:style-name="ce34" office:value-type="float" office:value="32533">
            <text:p><text:s/>32 533 <text:s/></text:p>
          </table:table-cell>
          <table:table-cell table:number-columns-repeated="1011"/>
        </table:table-row>
        <table:table-row table:style-name="ro4">
          <table:table-cell table:style-name="ce9"/>
          <table:table-cell table:style-name="ce25"/>
          <table:table-cell table:style-name="ce35" table:number-columns-repeated="8"/>
          <table:table-cell table:style-name="ce25"/>
          <table:table-cell table:style-name="ce35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Genferseeregion</text:p>
          </table:table-cell>
          <table:table-cell table:style-name="ce26" office:value-type="float" office:value="1525471">
            <text:p>1 525 471 <text:s/></text:p>
          </table:table-cell>
          <table:table-cell table:style-name="ce36" office:value-type="float" office:value="745514">
            <text:p><text:s/>745 514 <text:s/></text:p>
          </table:table-cell>
          <table:table-cell table:style-name="ce36" office:value-type="float" office:value="779957">
            <text:p><text:s/>779 957 <text:s/></text:p>
          </table:table-cell>
          <table:table-cell table:style-name="ce36" office:value-type="float" office:value="1030632">
            <text:p>1 030 632 <text:s/></text:p>
          </table:table-cell>
          <table:table-cell table:style-name="ce36" office:value-type="float" office:value="487437">
            <text:p><text:s/>487 437 <text:s/></text:p>
          </table:table-cell>
          <table:table-cell table:style-name="ce36" office:value-type="float" office:value="543195">
            <text:p><text:s/>543 195 <text:s/></text:p>
          </table:table-cell>
          <table:table-cell table:style-name="ce36" office:value-type="float" office:value="494839">
            <text:p><text:s/>494 839 <text:s/></text:p>
          </table:table-cell>
          <table:table-cell table:style-name="ce36" office:value-type="float" office:value="258077">
            <text:p><text:s/>258 077 <text:s/></text:p>
          </table:table-cell>
          <table:table-cell table:style-name="ce36" office:value-type="float" office:value="236762">
            <text:p><text:s/>236 762 <text:s/></text:p>
          </table:table-cell>
          <table:table-cell table:style-name="ce26" office:value-type="float" office:value="22650">
            <text:p><text:s/>22 650 <text:s/></text:p>
          </table:table-cell>
          <table:table-cell table:style-name="ce36" office:value-type="float" office:value="12861">
            <text:p><text:s/>12 861 <text:s/></text:p>
          </table:table-cell>
          <table:table-cell table:style-name="ce36" office:value-type="float" office:value="9789">
            <text:p><text:s/>9 789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Waadt</text:p>
          </table:table-cell>
          <table:table-cell table:style-name="ce27" office:value-type="float" office:value="737841">
            <text:p><text:s/>737 841 <text:s/></text:p>
          </table:table-cell>
          <table:table-cell table:style-name="ce37" office:value-type="float" office:value="360807">
            <text:p><text:s/>360 807 <text:s/></text:p>
          </table:table-cell>
          <table:table-cell table:style-name="ce37" office:value-type="float" office:value="377034">
            <text:p><text:s/>377 034 <text:s/></text:p>
          </table:table-cell>
          <table:table-cell table:style-name="ce37" office:value-type="float" office:value="499473">
            <text:p><text:s/>499 473 <text:s/></text:p>
          </table:table-cell>
          <table:table-cell table:style-name="ce37" office:value-type="float" office:value="235688">
            <text:p><text:s/>235 688 <text:s/></text:p>
          </table:table-cell>
          <table:table-cell table:style-name="ce37" office:value-type="float" office:value="263785">
            <text:p><text:s/>263 785 <text:s/></text:p>
          </table:table-cell>
          <table:table-cell table:style-name="ce37" office:value-type="float" office:value="238368">
            <text:p><text:s/>238 368 <text:s/></text:p>
          </table:table-cell>
          <table:table-cell table:style-name="ce37" office:value-type="float" office:value="125119">
            <text:p><text:s/>125 119 <text:s/></text:p>
          </table:table-cell>
          <table:table-cell table:style-name="ce37" office:value-type="float" office:value="113249">
            <text:p><text:s/>113 249 <text:s/></text:p>
          </table:table-cell>
          <table:table-cell table:style-name="ce27" office:value-type="float" office:value="9830">
            <text:p><text:s/>9 830 <text:s/></text:p>
          </table:table-cell>
          <table:table-cell table:style-name="ce37" office:value-type="float" office:value="5368">
            <text:p><text:s/>5 368 <text:s/></text:p>
          </table:table-cell>
          <table:table-cell table:style-name="ce37" office:value-type="float" office:value="4462">
            <text:p><text:s/>4 462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Wallis</text:p>
          </table:table-cell>
          <table:table-cell table:style-name="ce27" office:value-type="float" office:value="322619">
            <text:p><text:s/>322 619 <text:s/></text:p>
          </table:table-cell>
          <table:table-cell table:style-name="ce37" office:value-type="float" office:value="159926">
            <text:p><text:s/>159 926 <text:s/></text:p>
          </table:table-cell>
          <table:table-cell table:style-name="ce37" office:value-type="float" office:value="162693">
            <text:p><text:s/>162 693 <text:s/></text:p>
          </table:table-cell>
          <table:table-cell table:style-name="ce37" office:value-type="float" office:value="251842">
            <text:p><text:s/>251 842 <text:s/></text:p>
          </table:table-cell>
          <table:table-cell table:style-name="ce37" office:value-type="float" office:value="122125">
            <text:p><text:s/>122 125 <text:s/></text:p>
          </table:table-cell>
          <table:table-cell table:style-name="ce37" office:value-type="float" office:value="129717">
            <text:p><text:s/>129 717 <text:s/></text:p>
          </table:table-cell>
          <table:table-cell table:style-name="ce37" office:value-type="float" office:value="70777">
            <text:p><text:s/>70 777 <text:s/></text:p>
          </table:table-cell>
          <table:table-cell table:style-name="ce37" office:value-type="float" office:value="37801">
            <text:p><text:s/>37 801 <text:s/></text:p>
          </table:table-cell>
          <table:table-cell table:style-name="ce37" office:value-type="float" office:value="32976">
            <text:p><text:s/>32 976 <text:s/></text:p>
          </table:table-cell>
          <table:table-cell table:style-name="ce27" office:value-type="float" office:value="8718">
            <text:p><text:s/>8 718 <text:s/></text:p>
          </table:table-cell>
          <table:table-cell table:style-name="ce37" office:value-type="float" office:value="5202">
            <text:p><text:s/>5 202 <text:s/></text:p>
          </table:table-cell>
          <table:table-cell table:style-name="ce37" office:value-type="float" office:value="3516">
            <text:p><text:s/>3 516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Genf</text:p>
          </table:table-cell>
          <table:table-cell table:style-name="ce27" office:value-type="float" office:value="465011">
            <text:p><text:s/>465 011 <text:s/></text:p>
          </table:table-cell>
          <table:table-cell table:style-name="ce37" office:value-type="float" office:value="224781">
            <text:p><text:s/>224 781 <text:s/></text:p>
          </table:table-cell>
          <table:table-cell table:style-name="ce37" office:value-type="float" office:value="240230">
            <text:p><text:s/>240 230 <text:s/></text:p>
          </table:table-cell>
          <table:table-cell table:style-name="ce37" office:value-type="float" office:value="279317">
            <text:p><text:s/>279 317 <text:s/></text:p>
          </table:table-cell>
          <table:table-cell table:style-name="ce37" office:value-type="float" office:value="129624">
            <text:p><text:s/>129 624 <text:s/></text:p>
          </table:table-cell>
          <table:table-cell table:style-name="ce37" office:value-type="float" office:value="149693">
            <text:p><text:s/>149 693 <text:s/></text:p>
          </table:table-cell>
          <table:table-cell table:style-name="ce37" office:value-type="float" office:value="185694">
            <text:p><text:s/>185 694 <text:s/></text:p>
          </table:table-cell>
          <table:table-cell table:style-name="ce37" office:value-type="float" office:value="95157">
            <text:p><text:s/>95 157 <text:s/></text:p>
          </table:table-cell>
          <table:table-cell table:style-name="ce37" office:value-type="float" office:value="90537">
            <text:p><text:s/>90 537 <text:s/></text:p>
          </table:table-cell>
          <table:table-cell table:style-name="ce27" office:value-type="float" office:value="4102">
            <text:p><text:s/>4 102 <text:s/></text:p>
          </table:table-cell>
          <table:table-cell table:style-name="ce37" office:value-type="float" office:value="2291">
            <text:p><text:s/>2 291 <text:s/></text:p>
          </table:table-cell>
          <table:table-cell table:style-name="ce37" office:value-type="float" office:value="1811">
            <text:p><text:s/>1 811 <text:s/>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Espace Mittelland</text:p>
          </table:table-cell>
          <table:table-cell table:style-name="ce26" office:value-type="float" office:value="1792313">
            <text:p>1 792 313 <text:s/></text:p>
          </table:table-cell>
          <table:table-cell table:style-name="ce36" office:value-type="float" office:value="880614">
            <text:p><text:s/>880 614 <text:s/></text:p>
          </table:table-cell>
          <table:table-cell table:style-name="ce36" office:value-type="float" office:value="911699">
            <text:p><text:s/>911 699 <text:s/></text:p>
          </table:table-cell>
          <table:table-cell table:style-name="ce36" office:value-type="float" office:value="1489394">
            <text:p>1 489 394 <text:s/></text:p>
          </table:table-cell>
          <table:table-cell table:style-name="ce36" office:value-type="float" office:value="719434">
            <text:p><text:s/>719 434 <text:s/></text:p>
          </table:table-cell>
          <table:table-cell table:style-name="ce36" office:value-type="float" office:value="769960">
            <text:p><text:s/>769 960 <text:s/></text:p>
          </table:table-cell>
          <table:table-cell table:style-name="ce36" office:value-type="float" office:value="302919">
            <text:p><text:s/>302 919 <text:s/></text:p>
          </table:table-cell>
          <table:table-cell table:style-name="ce36" office:value-type="float" office:value="161180">
            <text:p><text:s/>161 180 <text:s/></text:p>
          </table:table-cell>
          <table:table-cell table:style-name="ce36" office:value-type="float" office:value="141739">
            <text:p><text:s/>141 739 <text:s/></text:p>
          </table:table-cell>
          <table:table-cell table:style-name="ce26" office:value-type="float" office:value="14829">
            <text:p><text:s/>14 829 <text:s/></text:p>
          </table:table-cell>
          <table:table-cell table:style-name="ce36" office:value-type="float" office:value="9071">
            <text:p><text:s/>9 071 <text:s/></text:p>
          </table:table-cell>
          <table:table-cell table:style-name="ce36" office:value-type="float" office:value="5758">
            <text:p><text:s/>5 758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Bern</text:p>
          </table:table-cell>
          <table:table-cell table:style-name="ce27" office:value-type="float" office:value="994091">
            <text:p><text:s/>994 091 <text:s/></text:p>
          </table:table-cell>
          <table:table-cell table:style-name="ce37" office:value-type="float" office:value="485648">
            <text:p><text:s/>485 648 <text:s/></text:p>
          </table:table-cell>
          <table:table-cell table:style-name="ce37" office:value-type="float" office:value="508443">
            <text:p><text:s/>508 443 <text:s/></text:p>
          </table:table-cell>
          <table:table-cell table:style-name="ce37" office:value-type="float" office:value="853999">
            <text:p><text:s/>853 999 <text:s/></text:p>
          </table:table-cell>
          <table:table-cell table:style-name="ce37" office:value-type="float" office:value="411335">
            <text:p><text:s/>411 335 <text:s/></text:p>
          </table:table-cell>
          <table:table-cell table:style-name="ce37" office:value-type="float" office:value="442664">
            <text:p><text:s/>442 664 <text:s/></text:p>
          </table:table-cell>
          <table:table-cell table:style-name="ce37" office:value-type="float" office:value="140092">
            <text:p><text:s/>140 092 <text:s/></text:p>
          </table:table-cell>
          <table:table-cell table:style-name="ce37" office:value-type="float" office:value="74313">
            <text:p><text:s/>74 313 <text:s/></text:p>
          </table:table-cell>
          <table:table-cell table:style-name="ce37" office:value-type="float" office:value="65779">
            <text:p><text:s/>65 779 <text:s/></text:p>
          </table:table-cell>
          <table:table-cell table:style-name="ce27" office:value-type="float" office:value="8550">
            <text:p><text:s/>8 550 <text:s/></text:p>
          </table:table-cell>
          <table:table-cell table:style-name="ce37" office:value-type="float" office:value="5189">
            <text:p><text:s/>5 189 <text:s/></text:p>
          </table:table-cell>
          <table:table-cell table:style-name="ce37" office:value-type="float" office:value="3361">
            <text:p><text:s/>3 361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Freiburg</text:p>
          </table:table-cell>
          <table:table-cell table:style-name="ce27" office:value-type="float" office:value="292589">
            <text:p><text:s/>292 589 <text:s/></text:p>
          </table:table-cell>
          <table:table-cell table:style-name="ce37" office:value-type="float" office:value="146027">
            <text:p><text:s/>146 027 <text:s/></text:p>
          </table:table-cell>
          <table:table-cell table:style-name="ce37" office:value-type="float" office:value="146562">
            <text:p><text:s/>146 562 <text:s/></text:p>
          </table:table-cell>
          <table:table-cell table:style-name="ce37" office:value-type="float" office:value="233481">
            <text:p><text:s/>233 481 <text:s/></text:p>
          </table:table-cell>
          <table:table-cell table:style-name="ce37" office:value-type="float" office:value="114437">
            <text:p><text:s/>114 437 <text:s/></text:p>
          </table:table-cell>
          <table:table-cell table:style-name="ce37" office:value-type="float" office:value="119044">
            <text:p><text:s/>119 044 <text:s/></text:p>
          </table:table-cell>
          <table:table-cell table:style-name="ce37" office:value-type="float" office:value="59108">
            <text:p><text:s/>59 108 <text:s/></text:p>
          </table:table-cell>
          <table:table-cell table:style-name="ce37" office:value-type="float" office:value="31590">
            <text:p><text:s/>31 590 <text:s/></text:p>
          </table:table-cell>
          <table:table-cell table:style-name="ce37" office:value-type="float" office:value="27518">
            <text:p><text:s/>27 518 <text:s/></text:p>
          </table:table-cell>
          <table:table-cell table:style-name="ce27" office:value-type="float" office:value="2485">
            <text:p><text:s/>2 485 <text:s/></text:p>
          </table:table-cell>
          <table:table-cell table:style-name="ce37" office:value-type="float" office:value="1538">
            <text:p><text:s/>1 538 <text:s/></text:p>
          </table:table-cell>
          <table:table-cell table:style-name="ce37" office:value-type="float" office:value="947">
            <text:p><text:s text:c="2"/>947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Solothurn</text:p>
          </table:table-cell>
          <table:table-cell table:style-name="ce27" office:value-type="float" office:value="259626">
            <text:p><text:s/>259 626 <text:s/></text:p>
          </table:table-cell>
          <table:table-cell table:style-name="ce37" office:value-type="float" office:value="128648">
            <text:p><text:s/>128 648 <text:s/></text:p>
          </table:table-cell>
          <table:table-cell table:style-name="ce37" office:value-type="float" office:value="130978">
            <text:p><text:s/>130 978 <text:s/></text:p>
          </table:table-cell>
          <table:table-cell table:style-name="ce37" office:value-type="float" office:value="207559">
            <text:p><text:s/>207 559 <text:s/></text:p>
          </table:table-cell>
          <table:table-cell table:style-name="ce37" office:value-type="float" office:value="101155">
            <text:p><text:s/>101 155 <text:s/></text:p>
          </table:table-cell>
          <table:table-cell table:style-name="ce37" office:value-type="float" office:value="106404">
            <text:p><text:s/>106 404 <text:s/></text:p>
          </table:table-cell>
          <table:table-cell table:style-name="ce37" office:value-type="float" office:value="52067">
            <text:p><text:s/>52 067 <text:s/></text:p>
          </table:table-cell>
          <table:table-cell table:style-name="ce37" office:value-type="float" office:value="27493">
            <text:p><text:s/>27 493 <text:s/></text:p>
          </table:table-cell>
          <table:table-cell table:style-name="ce37" office:value-type="float" office:value="24574">
            <text:p><text:s/>24 574 <text:s/></text:p>
          </table:table-cell>
          <table:table-cell table:style-name="ce27" office:value-type="float" office:value="1774">
            <text:p><text:s/>1 774 <text:s/></text:p>
          </table:table-cell>
          <table:table-cell table:style-name="ce37" office:value-type="float" office:value="1136">
            <text:p><text:s/>1 136 <text:s/></text:p>
          </table:table-cell>
          <table:table-cell table:style-name="ce37" office:value-type="float" office:value="638">
            <text:p><text:s text:c="2"/>638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Neuenburg</text:p>
          </table:table-cell>
          <table:table-cell table:style-name="ce27" office:value-type="float" office:value="174973">
            <text:p><text:s/>174 973 <text:s/></text:p>
          </table:table-cell>
          <table:table-cell table:style-name="ce37" office:value-type="float" office:value="85261">
            <text:p><text:s/>85 261 <text:s/></text:p>
          </table:table-cell>
          <table:table-cell table:style-name="ce37" office:value-type="float" office:value="89712">
            <text:p><text:s/>89 712 <text:s/></text:p>
          </table:table-cell>
          <table:table-cell table:style-name="ce37" office:value-type="float" office:value="132632">
            <text:p><text:s/>132 632 <text:s/></text:p>
          </table:table-cell>
          <table:table-cell table:style-name="ce37" office:value-type="float" office:value="62500">
            <text:p><text:s/>62 500 <text:s/></text:p>
          </table:table-cell>
          <table:table-cell table:style-name="ce37" office:value-type="float" office:value="70132">
            <text:p><text:s/>70 132 <text:s/></text:p>
          </table:table-cell>
          <table:table-cell table:style-name="ce37" office:value-type="float" office:value="42341">
            <text:p><text:s/>42 341 <text:s/></text:p>
          </table:table-cell>
          <table:table-cell table:style-name="ce37" office:value-type="float" office:value="22761">
            <text:p><text:s/>22 761 <text:s/></text:p>
          </table:table-cell>
          <table:table-cell table:style-name="ce37" office:value-type="float" office:value="19580">
            <text:p><text:s/>19 580 <text:s/></text:p>
          </table:table-cell>
          <table:table-cell table:style-name="ce27" office:value-type="float" office:value="1549">
            <text:p><text:s/>1 549 <text:s/></text:p>
          </table:table-cell>
          <table:table-cell table:style-name="ce37" office:value-type="float" office:value="926">
            <text:p><text:s text:c="2"/>926 <text:s/></text:p>
          </table:table-cell>
          <table:table-cell table:style-name="ce37" office:value-type="float" office:value="623">
            <text:p><text:s text:c="2"/>623 <text:s/></text:p>
          </table:table-cell>
          <table:table-cell table:number-columns-repeated="1011"/>
        </table:table-row>
        <table:table-row table:style-name="ro2">
          <table:table-cell table:style-name="ce11" office:value-type="string">
            <text:p>Jura</text:p>
          </table:table-cell>
          <table:table-cell table:style-name="ce27" office:value-type="float" office:value="71034">
            <text:p><text:s/>71 034 <text:s/></text:p>
          </table:table-cell>
          <table:table-cell table:style-name="ce37" office:value-type="float" office:value="35030">
            <text:p><text:s/>35 030 <text:s/></text:p>
          </table:table-cell>
          <table:table-cell table:style-name="ce37" office:value-type="float" office:value="36004">
            <text:p><text:s/>36 004 <text:s/></text:p>
          </table:table-cell>
          <table:table-cell table:style-name="ce37" office:value-type="float" office:value="61723">
            <text:p><text:s/>61 723 <text:s/></text:p>
          </table:table-cell>
          <table:table-cell table:style-name="ce37" office:value-type="float" office:value="30007">
            <text:p><text:s/>30 007 <text:s/></text:p>
          </table:table-cell>
          <table:table-cell table:style-name="ce37" office:value-type="float" office:value="31716">
            <text:p><text:s/>31 716 <text:s/></text:p>
          </table:table-cell>
          <table:table-cell table:style-name="ce37" office:value-type="float" office:value="9311">
            <text:p><text:s/>9 311 <text:s/></text:p>
          </table:table-cell>
          <table:table-cell table:style-name="ce37" office:value-type="float" office:value="5023">
            <text:p><text:s/>5 023 <text:s/></text:p>
          </table:table-cell>
          <table:table-cell table:style-name="ce37" office:value-type="float" office:value="4288">
            <text:p><text:s/>4 288 <text:s/></text:p>
          </table:table-cell>
          <table:table-cell table:style-name="ce27" office:value-type="float" office:value="471">
            <text:p><text:s text:c="2"/>471 <text:s/></text:p>
          </table:table-cell>
          <table:table-cell table:style-name="ce37" office:value-type="float" office:value="282">
            <text:p><text:s text:c="2"/>282 <text:s/></text:p>
          </table:table-cell>
          <table:table-cell table:style-name="ce37" office:value-type="float" office:value="189">
            <text:p><text:s text:c="2"/>189 <text:s/>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Nordwestschweiz</text:p>
          </table:table-cell>
          <table:table-cell table:style-name="ce26" office:value-type="float" office:value="1093944">
            <text:p>1 093 944 <text:s/></text:p>
          </table:table-cell>
          <table:table-cell table:style-name="ce36" office:value-type="float" office:value="540359">
            <text:p><text:s/>540 359 <text:s/></text:p>
          </table:table-cell>
          <table:table-cell table:style-name="ce36" office:value-type="float" office:value="553585">
            <text:p><text:s/>553 585 <text:s/></text:p>
          </table:table-cell>
          <table:table-cell table:style-name="ce36" office:value-type="float" office:value="830066">
            <text:p><text:s/>830 066 <text:s/></text:p>
          </table:table-cell>
          <table:table-cell table:style-name="ce36" office:value-type="float" office:value="400393">
            <text:p><text:s/>400 393 <text:s/></text:p>
          </table:table-cell>
          <table:table-cell table:style-name="ce36" office:value-type="float" office:value="429673">
            <text:p><text:s/>429 673 <text:s/></text:p>
          </table:table-cell>
          <table:table-cell table:style-name="ce36" office:value-type="float" office:value="263878">
            <text:p><text:s/>263 878 <text:s/></text:p>
          </table:table-cell>
          <table:table-cell table:style-name="ce36" office:value-type="float" office:value="139966">
            <text:p><text:s/>139 966 <text:s/></text:p>
          </table:table-cell>
          <table:table-cell table:style-name="ce36" office:value-type="float" office:value="123912">
            <text:p><text:s/>123 912 <text:s/></text:p>
          </table:table-cell>
          <table:table-cell table:style-name="ce26" office:value-type="float" office:value="8846">
            <text:p><text:s/>8 846 <text:s/></text:p>
          </table:table-cell>
          <table:table-cell table:style-name="ce36" office:value-type="float" office:value="5941">
            <text:p><text:s/>5 941 <text:s/></text:p>
          </table:table-cell>
          <table:table-cell table:style-name="ce36" office:value-type="float" office:value="2905">
            <text:p><text:s/>2 905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Basel-Stadt</text:p>
          </table:table-cell>
          <table:table-cell table:style-name="ce27" office:value-type="float" office:value="188219">
            <text:p><text:s/>188 219 <text:s/></text:p>
          </table:table-cell>
          <table:table-cell table:style-name="ce37" office:value-type="float" office:value="90357">
            <text:p><text:s/>90 357 <text:s/></text:p>
          </table:table-cell>
          <table:table-cell table:style-name="ce37" office:value-type="float" office:value="97862">
            <text:p><text:s/>97 862 <text:s/></text:p>
          </table:table-cell>
          <table:table-cell table:style-name="ce37" office:value-type="float" office:value="124735">
            <text:p><text:s/>124 735 <text:s/></text:p>
          </table:table-cell>
          <table:table-cell table:style-name="ce37" office:value-type="float" office:value="57290">
            <text:p><text:s/>57 290 <text:s/></text:p>
          </table:table-cell>
          <table:table-cell table:style-name="ce37" office:value-type="float" office:value="67445">
            <text:p><text:s/>67 445 <text:s/></text:p>
          </table:table-cell>
          <table:table-cell table:style-name="ce37" office:value-type="float" office:value="63484">
            <text:p><text:s/>63 484 <text:s/></text:p>
          </table:table-cell>
          <table:table-cell table:style-name="ce37" office:value-type="float" office:value="33067">
            <text:p><text:s/>33 067 <text:s/></text:p>
          </table:table-cell>
          <table:table-cell table:style-name="ce37" office:value-type="float" office:value="30417">
            <text:p><text:s/>30 417 <text:s/></text:p>
          </table:table-cell>
          <table:table-cell table:style-name="ce27" office:value-type="float" office:value="3162">
            <text:p><text:s/>3 162 <text:s/></text:p>
          </table:table-cell>
          <table:table-cell table:style-name="ce37" office:value-type="float" office:value="1885">
            <text:p><text:s/>1 885 <text:s/></text:p>
          </table:table-cell>
          <table:table-cell table:style-name="ce37" office:value-type="float" office:value="1277">
            <text:p><text:s/>1 277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Basel-Landschaft</text:p>
          </table:table-cell>
          <table:table-cell table:style-name="ce27" office:value-type="float" office:value="276560">
            <text:p><text:s/>276 560 <text:s/></text:p>
          </table:table-cell>
          <table:table-cell table:style-name="ce37" office:value-type="float" office:value="135250">
            <text:p><text:s/>135 250 <text:s/></text:p>
          </table:table-cell>
          <table:table-cell table:style-name="ce37" office:value-type="float" office:value="141310">
            <text:p><text:s/>141 310 <text:s/></text:p>
          </table:table-cell>
          <table:table-cell table:style-name="ce37" office:value-type="float" office:value="220576">
            <text:p><text:s/>220 576 <text:s/></text:p>
          </table:table-cell>
          <table:table-cell table:style-name="ce37" office:value-type="float" office:value="105837">
            <text:p><text:s/>105 837 <text:s/></text:p>
          </table:table-cell>
          <table:table-cell table:style-name="ce37" office:value-type="float" office:value="114739">
            <text:p><text:s/>114 739 <text:s/></text:p>
          </table:table-cell>
          <table:table-cell table:style-name="ce37" office:value-type="float" office:value="55984">
            <text:p><text:s/>55 984 <text:s/></text:p>
          </table:table-cell>
          <table:table-cell table:style-name="ce37" office:value-type="float" office:value="29413">
            <text:p><text:s/>29 413 <text:s/></text:p>
          </table:table-cell>
          <table:table-cell table:style-name="ce37" office:value-type="float" office:value="26571">
            <text:p><text:s/>26 571 <text:s/></text:p>
          </table:table-cell>
          <table:table-cell table:style-name="ce27" office:value-type="float" office:value="1302">
            <text:p><text:s/>1 302 <text:s/></text:p>
          </table:table-cell>
          <table:table-cell table:style-name="ce37" office:value-type="float" office:value="851">
            <text:p><text:s text:c="2"/>851 <text:s/></text:p>
          </table:table-cell>
          <table:table-cell table:style-name="ce37" office:value-type="float" office:value="451">
            <text:p><text:s text:c="2"/>451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Aargau</text:p>
          </table:table-cell>
          <table:table-cell table:style-name="ce27" office:value-type="float" office:value="629165">
            <text:p><text:s/>629 165 <text:s/></text:p>
          </table:table-cell>
          <table:table-cell table:style-name="ce37" office:value-type="float" office:value="314752">
            <text:p><text:s/>314 752 <text:s/></text:p>
          </table:table-cell>
          <table:table-cell table:style-name="ce37" office:value-type="float" office:value="314413">
            <text:p><text:s/>314 413 <text:s/></text:p>
          </table:table-cell>
          <table:table-cell table:style-name="ce37" office:value-type="float" office:value="484755">
            <text:p><text:s/>484 755 <text:s/></text:p>
          </table:table-cell>
          <table:table-cell table:style-name="ce37" office:value-type="float" office:value="237266">
            <text:p><text:s/>237 266 <text:s/></text:p>
          </table:table-cell>
          <table:table-cell table:style-name="ce37" office:value-type="float" office:value="247489">
            <text:p><text:s/>247 489 <text:s/></text:p>
          </table:table-cell>
          <table:table-cell table:style-name="ce37" office:value-type="float" office:value="144410">
            <text:p><text:s/>144 410 <text:s/></text:p>
          </table:table-cell>
          <table:table-cell table:style-name="ce37" office:value-type="float" office:value="77486">
            <text:p><text:s/>77 486 <text:s/></text:p>
          </table:table-cell>
          <table:table-cell table:style-name="ce37" office:value-type="float" office:value="66924">
            <text:p><text:s/>66 924 <text:s/></text:p>
          </table:table-cell>
          <table:table-cell table:style-name="ce27" office:value-type="float" office:value="4382">
            <text:p><text:s/>4 382 <text:s/></text:p>
          </table:table-cell>
          <table:table-cell table:style-name="ce37" office:value-type="float" office:value="3205">
            <text:p><text:s/>3 205 <text:s/></text:p>
          </table:table-cell>
          <table:table-cell table:style-name="ce37" office:value-type="float" office:value="1177">
            <text:p><text:s/>1 177 <text:s/>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Zürich</text:p>
          </table:table-cell>
          <table:table-cell table:style-name="ce26" office:value-type="float" office:value="1411399">
            <text:p>1 411 399 <text:s/></text:p>
          </table:table-cell>
          <table:table-cell table:style-name="ce36" office:value-type="float" office:value="699407">
            <text:p><text:s/>699 407 <text:s/></text:p>
          </table:table-cell>
          <table:table-cell table:style-name="ce36" office:value-type="float" office:value="711992">
            <text:p><text:s/>711 992 <text:s/></text:p>
          </table:table-cell>
          <table:table-cell table:style-name="ce36" office:value-type="float" office:value="1058816">
            <text:p>1 058 816 <text:s/></text:p>
          </table:table-cell>
          <table:table-cell table:style-name="ce36" office:value-type="float" office:value="511110">
            <text:p><text:s/>511 110 <text:s/></text:p>
          </table:table-cell>
          <table:table-cell table:style-name="ce36" office:value-type="float" office:value="547706">
            <text:p><text:s/>547 706 <text:s/></text:p>
          </table:table-cell>
          <table:table-cell table:style-name="ce36" office:value-type="float" office:value="352583">
            <text:p><text:s/>352 583 <text:s/></text:p>
          </table:table-cell>
          <table:table-cell table:style-name="ce36" office:value-type="float" office:value="188297">
            <text:p><text:s/>188 297 <text:s/></text:p>
          </table:table-cell>
          <table:table-cell table:style-name="ce36" office:value-type="float" office:value="164286">
            <text:p><text:s/>164 286 <text:s/></text:p>
          </table:table-cell>
          <table:table-cell table:style-name="ce26" office:value-type="float" office:value="12966">
            <text:p><text:s/>12 966 <text:s/></text:p>
          </table:table-cell>
          <table:table-cell table:style-name="ce36" office:value-type="float" office:value="7683">
            <text:p><text:s/>7 683 <text:s/></text:p>
          </table:table-cell>
          <table:table-cell table:style-name="ce36" office:value-type="float" office:value="5283">
            <text:p><text:s/>5 283 <text:s/></text:p>
          </table:table-cell>
          <table:table-cell table:number-columns-repeated="1011"/>
        </table:table-row>
        <table:table-row table:style-name="ro4">
          <table:table-cell table:style-name="ce7"/>
          <table:table-cell table:style-name="ce27" office:value-type="float" office:value="1125679">
            <text:p>1 125 679 <text:s/></text:p>
          </table:table-cell>
          <table:table-cell table:style-name="ce37" office:value-type="float" office:value="562387">
            <text:p><text:s/>562 387 <text:s/></text:p>
          </table:table-cell>
          <table:table-cell table:style-name="ce37" office:value-type="float" office:value="563292">
            <text:p><text:s/>563 292 <text:s/></text:p>
          </table:table-cell>
          <table:table-cell table:style-name="ce37" office:value-type="float" office:value="885842">
            <text:p><text:s/>885 842 <text:s/></text:p>
          </table:table-cell>
          <table:table-cell table:style-name="ce37" office:value-type="float" office:value="432304">
            <text:p><text:s/>432 304 <text:s/></text:p>
          </table:table-cell>
          <table:table-cell table:style-name="ce37" office:value-type="float" office:value="453538">
            <text:p><text:s/>453 538 <text:s/></text:p>
          </table:table-cell>
          <table:table-cell table:style-name="ce37" office:value-type="float" office:value="239837">
            <text:p><text:s/>239 837 <text:s/></text:p>
          </table:table-cell>
          <table:table-cell table:style-name="ce37" office:value-type="float" office:value="130083">
            <text:p><text:s/>130 083 <text:s/></text:p>
          </table:table-cell>
          <table:table-cell table:style-name="ce37" office:value-type="float" office:value="109754">
            <text:p><text:s/>109 754 <text:s/></text:p>
          </table:table-cell>
          <table:table-cell table:style-name="ce27" office:value-type="float" office:value="15500">
            <text:p><text:s/>15 500 <text:s/></text:p>
          </table:table-cell>
          <table:table-cell table:style-name="ce37" office:value-type="float" office:value="10025">
            <text:p><text:s/>10 025 <text:s/></text:p>
          </table:table-cell>
          <table:table-cell table:style-name="ce37" office:value-type="float" office:value="5475">
            <text:p><text:s/>5 475 <text:s/>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Ostschweiz</text:p>
          </table:table-cell>
          <table:table-cell table:style-name="ce26" office:value-type="float" office:value="1125679">
            <text:p>1 125 679 <text:s/></text:p>
          </table:table-cell>
          <table:table-cell table:style-name="ce36" office:value-type="float" office:value="562387">
            <text:p><text:s/>562 387 <text:s/></text:p>
          </table:table-cell>
          <table:table-cell table:style-name="ce36" office:value-type="float" office:value="563292">
            <text:p><text:s/>563 292 <text:s/></text:p>
          </table:table-cell>
          <table:table-cell table:style-name="ce36" office:value-type="float" office:value="885842">
            <text:p><text:s/>885 842 <text:s/></text:p>
          </table:table-cell>
          <table:table-cell table:style-name="ce36" office:value-type="float" office:value="432304">
            <text:p><text:s/>432 304 <text:s/></text:p>
          </table:table-cell>
          <table:table-cell table:style-name="ce36" office:value-type="float" office:value="453538">
            <text:p><text:s/>453 538 <text:s/></text:p>
          </table:table-cell>
          <table:table-cell table:style-name="ce36" office:value-type="float" office:value="239837">
            <text:p><text:s/>239 837 <text:s/></text:p>
          </table:table-cell>
          <table:table-cell table:style-name="ce36" office:value-type="float" office:value="130083">
            <text:p><text:s/>130 083 <text:s/></text:p>
          </table:table-cell>
          <table:table-cell table:style-name="ce36" office:value-type="float" office:value="109754">
            <text:p><text:s/>109 754 <text:s/></text:p>
          </table:table-cell>
          <table:table-cell table:style-name="ce26" office:value-type="float" office:value="15500">
            <text:p><text:s/>15 500 <text:s/></text:p>
          </table:table-cell>
          <table:table-cell table:style-name="ce36" office:value-type="float" office:value="10025">
            <text:p><text:s/>10 025 <text:s/></text:p>
          </table:table-cell>
          <table:table-cell table:style-name="ce36" office:value-type="float" office:value="5475">
            <text:p><text:s/>5 475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Glarus</text:p>
          </table:table-cell>
          <table:table-cell table:style-name="ce27" office:value-type="float" office:value="39433">
            <text:p><text:s/>39 433 <text:s/></text:p>
          </table:table-cell>
          <table:table-cell table:style-name="ce37" office:value-type="float" office:value="19955">
            <text:p><text:s/>19 955 <text:s/></text:p>
          </table:table-cell>
          <table:table-cell table:style-name="ce37" office:value-type="float" office:value="19478">
            <text:p><text:s/>19 478 <text:s/></text:p>
          </table:table-cell>
          <table:table-cell table:style-name="ce37" office:value-type="float" office:value="30767">
            <text:p><text:s/>30 767 <text:s/></text:p>
          </table:table-cell>
          <table:table-cell table:style-name="ce37" office:value-type="float" office:value="15091">
            <text:p><text:s/>15 091 <text:s/></text:p>
          </table:table-cell>
          <table:table-cell table:style-name="ce37" office:value-type="float" office:value="15676">
            <text:p><text:s/>15 676 <text:s/></text:p>
          </table:table-cell>
          <table:table-cell table:style-name="ce37" office:value-type="float" office:value="8666">
            <text:p><text:s/>8 666 <text:s/></text:p>
          </table:table-cell>
          <table:table-cell table:style-name="ce37" office:value-type="float" office:value="4864">
            <text:p><text:s/>4 864 <text:s/></text:p>
          </table:table-cell>
          <table:table-cell table:style-name="ce37" office:value-type="float" office:value="3802">
            <text:p><text:s/>3 802 <text:s/></text:p>
          </table:table-cell>
          <table:table-cell table:style-name="ce27" office:value-type="float" office:value="656">
            <text:p><text:s text:c="2"/>656 <text:s/></text:p>
          </table:table-cell>
          <table:table-cell table:style-name="ce37" office:value-type="float" office:value="532">
            <text:p><text:s text:c="2"/>532 <text:s/></text:p>
          </table:table-cell>
          <table:table-cell table:style-name="ce37" office:value-type="float" office:value="124">
            <text:p><text:s text:c="2"/>124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Schaffhausen</text:p>
          </table:table-cell>
          <table:table-cell table:style-name="ce27" office:value-type="float" office:value="78093">
            <text:p><text:s/>78 093 <text:s/></text:p>
          </table:table-cell>
          <table:table-cell table:style-name="ce37" office:value-type="float" office:value="38429">
            <text:p><text:s/>38 429 <text:s/></text:p>
          </table:table-cell>
          <table:table-cell table:style-name="ce37" office:value-type="float" office:value="39664">
            <text:p><text:s/>39 664 <text:s/></text:p>
          </table:table-cell>
          <table:table-cell table:style-name="ce37" office:value-type="float" office:value="59213">
            <text:p><text:s/>59 213 <text:s/></text:p>
          </table:table-cell>
          <table:table-cell table:style-name="ce37" office:value-type="float" office:value="28416">
            <text:p><text:s/>28 416 <text:s/></text:p>
          </table:table-cell>
          <table:table-cell table:style-name="ce37" office:value-type="float" office:value="30797">
            <text:p><text:s/>30 797 <text:s/></text:p>
          </table:table-cell>
          <table:table-cell table:style-name="ce37" office:value-type="float" office:value="18880">
            <text:p><text:s/>18 880 <text:s/></text:p>
          </table:table-cell>
          <table:table-cell table:style-name="ce37" office:value-type="float" office:value="10013">
            <text:p><text:s/>10 013 <text:s/></text:p>
          </table:table-cell>
          <table:table-cell table:style-name="ce37" office:value-type="float" office:value="8867">
            <text:p><text:s/>8 867 <text:s/></text:p>
          </table:table-cell>
          <table:table-cell table:style-name="ce27" office:value-type="float" office:value="738">
            <text:p><text:s text:c="2"/>738 <text:s/></text:p>
          </table:table-cell>
          <table:table-cell table:style-name="ce37" office:value-type="float" office:value="526">
            <text:p><text:s text:c="2"/>526 <text:s/></text:p>
          </table:table-cell>
          <table:table-cell table:style-name="ce37" office:value-type="float" office:value="212">
            <text:p><text:s text:c="2"/>212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Appenzell A.Rh.</text:p>
          </table:table-cell>
          <table:table-cell table:style-name="ce27" office:value-type="float" office:value="53448">
            <text:p><text:s/>53 448 <text:s/></text:p>
          </table:table-cell>
          <table:table-cell table:style-name="ce37" office:value-type="float" office:value="26861">
            <text:p><text:s/>26 861 <text:s/></text:p>
          </table:table-cell>
          <table:table-cell table:style-name="ce37" office:value-type="float" office:value="26587">
            <text:p><text:s/>26 587 <text:s/></text:p>
          </table:table-cell>
          <table:table-cell table:style-name="ce37" office:value-type="float" office:value="45554">
            <text:p><text:s/>45 554 <text:s/></text:p>
          </table:table-cell>
          <table:table-cell table:style-name="ce37" office:value-type="float" office:value="22581">
            <text:p><text:s/>22 581 <text:s/></text:p>
          </table:table-cell>
          <table:table-cell table:style-name="ce37" office:value-type="float" office:value="22973">
            <text:p><text:s/>22 973 <text:s/></text:p>
          </table:table-cell>
          <table:table-cell table:style-name="ce37" office:value-type="float" office:value="7894">
            <text:p><text:s/>7 894 <text:s/></text:p>
          </table:table-cell>
          <table:table-cell table:style-name="ce37" office:value-type="float" office:value="4280">
            <text:p><text:s/>4 280 <text:s/></text:p>
          </table:table-cell>
          <table:table-cell table:style-name="ce37" office:value-type="float" office:value="3614">
            <text:p><text:s/>3 614 <text:s/></text:p>
          </table:table-cell>
          <table:table-cell table:style-name="ce27" office:value-type="float" office:value="277">
            <text:p><text:s text:c="2"/>277 <text:s/></text:p>
          </table:table-cell>
          <table:table-cell table:style-name="ce37" office:value-type="float" office:value="199">
            <text:p><text:s text:c="2"/>199 <text:s/></text:p>
          </table:table-cell>
          <table:table-cell table:style-name="ce37" office:value-type="float" office:value="78">
            <text:p><text:s text:c="2"/>78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Appenzell I.Rh.</text:p>
          </table:table-cell>
          <table:table-cell table:style-name="ce27" office:value-type="float" office:value="15705">
            <text:p><text:s/>15 705 <text:s/></text:p>
          </table:table-cell>
          <table:table-cell table:style-name="ce37" office:value-type="float" office:value="8049">
            <text:p><text:s/>8 049 <text:s/></text:p>
          </table:table-cell>
          <table:table-cell table:style-name="ce37" office:value-type="float" office:value="7656">
            <text:p><text:s/>7 656 <text:s/></text:p>
          </table:table-cell>
          <table:table-cell table:style-name="ce37" office:value-type="float" office:value="14102">
            <text:p><text:s/>14 102 <text:s/></text:p>
          </table:table-cell>
          <table:table-cell table:style-name="ce37" office:value-type="float" office:value="7165">
            <text:p><text:s/>7 165 <text:s/></text:p>
          </table:table-cell>
          <table:table-cell table:style-name="ce37" office:value-type="float" office:value="6937">
            <text:p><text:s/>6 937 <text:s/></text:p>
          </table:table-cell>
          <table:table-cell table:style-name="ce37" office:value-type="float" office:value="1603">
            <text:p><text:s/>1 603 <text:s/></text:p>
          </table:table-cell>
          <table:table-cell table:style-name="ce37" office:value-type="float" office:value="884">
            <text:p><text:s text:c="2"/>884 <text:s/></text:p>
          </table:table-cell>
          <table:table-cell table:style-name="ce37" office:value-type="float" office:value="719">
            <text:p><text:s text:c="2"/>719 <text:s/></text:p>
          </table:table-cell>
          <table:table-cell table:style-name="ce27" office:value-type="float" office:value="92">
            <text:p><text:s text:c="2"/>92 <text:s/></text:p>
          </table:table-cell>
          <table:table-cell table:style-name="ce37" office:value-type="float" office:value="66">
            <text:p><text:s text:c="2"/>66 <text:s/></text:p>
          </table:table-cell>
          <table:table-cell table:style-name="ce37" office:value-type="float" office:value="26">
            <text:p><text:s text:c="2"/>26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St. Gallen</text:p>
          </table:table-cell>
          <table:table-cell table:style-name="ce27" office:value-type="float" office:value="488157">
            <text:p><text:s/>488 157 <text:s/></text:p>
          </table:table-cell>
          <table:table-cell table:style-name="ce37" office:value-type="float" office:value="243378">
            <text:p><text:s/>243 378 <text:s/></text:p>
          </table:table-cell>
          <table:table-cell table:style-name="ce37" office:value-type="float" office:value="244779">
            <text:p><text:s/>244 779 <text:s/></text:p>
          </table:table-cell>
          <table:table-cell table:style-name="ce37" office:value-type="float" office:value="377860">
            <text:p><text:s/>377 860 <text:s/></text:p>
          </table:table-cell>
          <table:table-cell table:style-name="ce37" office:value-type="float" office:value="183674">
            <text:p><text:s/>183 674 <text:s/></text:p>
          </table:table-cell>
          <table:table-cell table:style-name="ce37" office:value-type="float" office:value="194186">
            <text:p><text:s/>194 186 <text:s/></text:p>
          </table:table-cell>
          <table:table-cell table:style-name="ce37" office:value-type="float" office:value="110297">
            <text:p><text:s/>110 297 <text:s/></text:p>
          </table:table-cell>
          <table:table-cell table:style-name="ce37" office:value-type="float" office:value="59704">
            <text:p><text:s/>59 704 <text:s/></text:p>
          </table:table-cell>
          <table:table-cell table:style-name="ce37" office:value-type="float" office:value="50593">
            <text:p><text:s/>50 593 <text:s/></text:p>
          </table:table-cell>
          <table:table-cell table:style-name="ce27" office:value-type="float" office:value="3842">
            <text:p><text:s/>3 842 <text:s/></text:p>
          </table:table-cell>
          <table:table-cell table:style-name="ce37" office:value-type="float" office:value="2618">
            <text:p><text:s/>2 618 <text:s/></text:p>
          </table:table-cell>
          <table:table-cell table:style-name="ce37" office:value-type="float" office:value="1224">
            <text:p><text:s/>1 224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Graubünden</text:p>
          </table:table-cell>
          <table:table-cell table:style-name="ce27" office:value-type="float" office:value="193842">
            <text:p><text:s/>193 842 <text:s/></text:p>
          </table:table-cell>
          <table:table-cell table:style-name="ce37" office:value-type="float" office:value="96575">
            <text:p><text:s/>96 575 <text:s/></text:p>
          </table:table-cell>
          <table:table-cell table:style-name="ce37" office:value-type="float" office:value="97267">
            <text:p><text:s/>97 267 <text:s/></text:p>
          </table:table-cell>
          <table:table-cell table:style-name="ce37" office:value-type="float" office:value="160211">
            <text:p><text:s/>160 211 <text:s/></text:p>
          </table:table-cell>
          <table:table-cell table:style-name="ce37" office:value-type="float" office:value="78159">
            <text:p><text:s/>78 159 <text:s/></text:p>
          </table:table-cell>
          <table:table-cell table:style-name="ce37" office:value-type="float" office:value="82052">
            <text:p><text:s/>82 052 <text:s/></text:p>
          </table:table-cell>
          <table:table-cell table:style-name="ce37" office:value-type="float" office:value="33631">
            <text:p><text:s/>33 631 <text:s/></text:p>
          </table:table-cell>
          <table:table-cell table:style-name="ce37" office:value-type="float" office:value="18416">
            <text:p><text:s/>18 416 <text:s/></text:p>
          </table:table-cell>
          <table:table-cell table:style-name="ce37" office:value-type="float" office:value="15215">
            <text:p><text:s/>15 215 <text:s/></text:p>
          </table:table-cell>
          <table:table-cell table:style-name="ce27" office:value-type="float" office:value="7695">
            <text:p><text:s/>7 695 <text:s/></text:p>
          </table:table-cell>
          <table:table-cell table:style-name="ce37" office:value-type="float" office:value="4606">
            <text:p><text:s/>4 606 <text:s/></text:p>
          </table:table-cell>
          <table:table-cell table:style-name="ce37" office:value-type="float" office:value="3089">
            <text:p><text:s/>3 089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Thurgau</text:p>
          </table:table-cell>
          <table:table-cell table:style-name="ce27" office:value-type="float" office:value="257001">
            <text:p><text:s/>257 001 <text:s/></text:p>
          </table:table-cell>
          <table:table-cell table:style-name="ce37" office:value-type="float" office:value="129140">
            <text:p><text:s/>129 140 <text:s/></text:p>
          </table:table-cell>
          <table:table-cell table:style-name="ce37" office:value-type="float" office:value="127861">
            <text:p><text:s/>127 861 <text:s/></text:p>
          </table:table-cell>
          <table:table-cell table:style-name="ce37" office:value-type="float" office:value="198135">
            <text:p><text:s/>198 135 <text:s/></text:p>
          </table:table-cell>
          <table:table-cell table:style-name="ce37" office:value-type="float" office:value="97218">
            <text:p><text:s/>97 218 <text:s/></text:p>
          </table:table-cell>
          <table:table-cell table:style-name="ce37" office:value-type="float" office:value="100917">
            <text:p><text:s/>100 917 <text:s/></text:p>
          </table:table-cell>
          <table:table-cell table:style-name="ce37" office:value-type="float" office:value="58866">
            <text:p><text:s/>58 866 <text:s/></text:p>
          </table:table-cell>
          <table:table-cell table:style-name="ce37" office:value-type="float" office:value="31922">
            <text:p><text:s/>31 922 <text:s/></text:p>
          </table:table-cell>
          <table:table-cell table:style-name="ce37" office:value-type="float" office:value="26944">
            <text:p><text:s/>26 944 <text:s/></text:p>
          </table:table-cell>
          <table:table-cell table:style-name="ce27" office:value-type="float" office:value="2200">
            <text:p><text:s/>2 200 <text:s/></text:p>
          </table:table-cell>
          <table:table-cell table:style-name="ce37" office:value-type="float" office:value="1478">
            <text:p><text:s/>1 478 <text:s/></text:p>
          </table:table-cell>
          <table:table-cell table:style-name="ce37" office:value-type="float" office:value="722">
            <text:p><text:s text:c="2"/>722 <text:s/>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Zentralschweiz</text:p>
          </table:table-cell>
          <table:table-cell table:style-name="ce26" office:value-type="float" office:value="766771">
            <text:p><text:s/>766 771 <text:s/></text:p>
          </table:table-cell>
          <table:table-cell table:style-name="ce36" office:value-type="float" office:value="384946">
            <text:p><text:s/>384 946 <text:s/></text:p>
          </table:table-cell>
          <table:table-cell table:style-name="ce36" office:value-type="float" office:value="381825">
            <text:p><text:s/>381 825 <text:s/></text:p>
          </table:table-cell>
          <table:table-cell table:style-name="ce36" office:value-type="float" office:value="627906">
            <text:p><text:s/>627 906 <text:s/></text:p>
          </table:table-cell>
          <table:table-cell table:style-name="ce36" office:value-type="float" office:value="310180">
            <text:p><text:s/>310 180 <text:s/></text:p>
          </table:table-cell>
          <table:table-cell table:style-name="ce36" office:value-type="float" office:value="317726">
            <text:p><text:s/>317 726 <text:s/></text:p>
          </table:table-cell>
          <table:table-cell table:style-name="ce36" office:value-type="float" office:value="138865">
            <text:p><text:s/>138 865 <text:s/></text:p>
          </table:table-cell>
          <table:table-cell table:style-name="ce36" office:value-type="float" office:value="74766">
            <text:p><text:s/>74 766 <text:s/></text:p>
          </table:table-cell>
          <table:table-cell table:style-name="ce36" office:value-type="float" office:value="64099">
            <text:p><text:s/>64 099 <text:s/></text:p>
          </table:table-cell>
          <table:table-cell table:style-name="ce26" office:value-type="float" office:value="7276">
            <text:p><text:s/>7 276 <text:s/></text:p>
          </table:table-cell>
          <table:table-cell table:style-name="ce36" office:value-type="float" office:value="4971">
            <text:p><text:s/>4 971 <text:s/></text:p>
          </table:table-cell>
          <table:table-cell table:style-name="ce36" office:value-type="float" office:value="2305">
            <text:p><text:s/>2 305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Luzern</text:p>
          </table:table-cell>
          <table:table-cell table:style-name="ce27" office:value-type="float" office:value="387188">
            <text:p><text:s/>387 188 <text:s/></text:p>
          </table:table-cell>
          <table:table-cell table:style-name="ce37" office:value-type="float" office:value="191862">
            <text:p><text:s/>191 862 <text:s/></text:p>
          </table:table-cell>
          <table:table-cell table:style-name="ce37" office:value-type="float" office:value="195326">
            <text:p><text:s/>195 326 <text:s/></text:p>
          </table:table-cell>
          <table:table-cell table:style-name="ce37" office:value-type="float" office:value="321181">
            <text:p><text:s/>321 181 <text:s/></text:p>
          </table:table-cell>
          <table:table-cell table:style-name="ce37" office:value-type="float" office:value="156746">
            <text:p><text:s/>156 746 <text:s/></text:p>
          </table:table-cell>
          <table:table-cell table:style-name="ce37" office:value-type="float" office:value="164435">
            <text:p><text:s/>164 435 <text:s/></text:p>
          </table:table-cell>
          <table:table-cell table:style-name="ce37" office:value-type="float" office:value="66007">
            <text:p><text:s/>66 007 <text:s/></text:p>
          </table:table-cell>
          <table:table-cell table:style-name="ce37" office:value-type="float" office:value="35116">
            <text:p><text:s/>35 116 <text:s/></text:p>
          </table:table-cell>
          <table:table-cell table:style-name="ce37" office:value-type="float" office:value="30891">
            <text:p><text:s/>30 891 <text:s/></text:p>
          </table:table-cell>
          <table:table-cell table:style-name="ce27" office:value-type="float" office:value="3091">
            <text:p><text:s/>3 091 <text:s/></text:p>
          </table:table-cell>
          <table:table-cell table:style-name="ce37" office:value-type="float" office:value="1951">
            <text:p><text:s/>1 951 <text:s/></text:p>
          </table:table-cell>
          <table:table-cell table:style-name="ce37" office:value-type="float" office:value="1140">
            <text:p><text:s/>1 140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Uri</text:p>
          </table:table-cell>
          <table:table-cell table:style-name="ce27" office:value-type="float" office:value="35743">
            <text:p><text:s/>35 743 <text:s/></text:p>
          </table:table-cell>
          <table:table-cell table:style-name="ce37" office:value-type="float" office:value="18246">
            <text:p><text:s/>18 246 <text:s/></text:p>
          </table:table-cell>
          <table:table-cell table:style-name="ce37" office:value-type="float" office:value="17497">
            <text:p><text:s/>17 497 <text:s/></text:p>
          </table:table-cell>
          <table:table-cell table:style-name="ce37" office:value-type="float" office:value="31916">
            <text:p><text:s/>31 916 <text:s/></text:p>
          </table:table-cell>
          <table:table-cell table:style-name="ce37" office:value-type="float" office:value="16029">
            <text:p><text:s/>16 029 <text:s/></text:p>
          </table:table-cell>
          <table:table-cell table:style-name="ce37" office:value-type="float" office:value="15887">
            <text:p><text:s/>15 887 <text:s/></text:p>
          </table:table-cell>
          <table:table-cell table:style-name="ce37" office:value-type="float" office:value="3827">
            <text:p><text:s/>3 827 <text:s/></text:p>
          </table:table-cell>
          <table:table-cell table:style-name="ce37" office:value-type="float" office:value="2217">
            <text:p><text:s/>2 217 <text:s/></text:p>
          </table:table-cell>
          <table:table-cell table:style-name="ce37" office:value-type="float" office:value="1610">
            <text:p><text:s/>1 610 <text:s/></text:p>
          </table:table-cell>
          <table:table-cell table:style-name="ce27" office:value-type="float" office:value="425">
            <text:p><text:s text:c="2"/>425 <text:s/></text:p>
          </table:table-cell>
          <table:table-cell table:style-name="ce37" office:value-type="float" office:value="300">
            <text:p><text:s text:c="2"/>300 <text:s/></text:p>
          </table:table-cell>
          <table:table-cell table:style-name="ce37" office:value-type="float" office:value="125">
            <text:p><text:s text:c="2"/>125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Schwyz</text:p>
          </table:table-cell>
          <table:table-cell table:style-name="ce27" office:value-type="float" office:value="149597">
            <text:p><text:s/>149 597 <text:s/></text:p>
          </table:table-cell>
          <table:table-cell table:style-name="ce37" office:value-type="float" office:value="76504">
            <text:p><text:s/>76 504 <text:s/></text:p>
          </table:table-cell>
          <table:table-cell table:style-name="ce37" office:value-type="float" office:value="73093">
            <text:p><text:s/>73 093 <text:s/></text:p>
          </table:table-cell>
          <table:table-cell table:style-name="ce37" office:value-type="float" office:value="120510">
            <text:p><text:s/>120 510 <text:s/></text:p>
          </table:table-cell>
          <table:table-cell table:style-name="ce37" office:value-type="float" office:value="60748">
            <text:p><text:s/>60 748 <text:s/></text:p>
          </table:table-cell>
          <table:table-cell table:style-name="ce37" office:value-type="float" office:value="59762">
            <text:p><text:s/>59 762 <text:s/></text:p>
          </table:table-cell>
          <table:table-cell table:style-name="ce37" office:value-type="float" office:value="29087">
            <text:p><text:s/>29 087 <text:s/></text:p>
          </table:table-cell>
          <table:table-cell table:style-name="ce37" office:value-type="float" office:value="15756">
            <text:p><text:s/>15 756 <text:s/></text:p>
          </table:table-cell>
          <table:table-cell table:style-name="ce37" office:value-type="float" office:value="13331">
            <text:p><text:s/>13 331 <text:s/></text:p>
          </table:table-cell>
          <table:table-cell table:style-name="ce27" office:value-type="float" office:value="1528">
            <text:p><text:s/>1 528 <text:s/></text:p>
          </table:table-cell>
          <table:table-cell table:style-name="ce37" office:value-type="float" office:value="1033">
            <text:p><text:s/>1 033 <text:s/></text:p>
          </table:table-cell>
          <table:table-cell table:style-name="ce37" office:value-type="float" office:value="495">
            <text:p><text:s text:c="2"/>495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Obwalden</text:p>
          </table:table-cell>
          <table:table-cell table:style-name="ce27" office:value-type="float" office:value="36201">
            <text:p><text:s/>36 201 <text:s/></text:p>
          </table:table-cell>
          <table:table-cell table:style-name="ce37" office:value-type="float" office:value="18340">
            <text:p><text:s/>18 340 <text:s/></text:p>
          </table:table-cell>
          <table:table-cell table:style-name="ce37" office:value-type="float" office:value="17861">
            <text:p><text:s/>17 861 <text:s/></text:p>
          </table:table-cell>
          <table:table-cell table:style-name="ce37" office:value-type="float" office:value="31160">
            <text:p><text:s/>31 160 <text:s/></text:p>
          </table:table-cell>
          <table:table-cell table:style-name="ce37" office:value-type="float" office:value="15561">
            <text:p><text:s/>15 561 <text:s/></text:p>
          </table:table-cell>
          <table:table-cell table:style-name="ce37" office:value-type="float" office:value="15599">
            <text:p><text:s/>15 599 <text:s/></text:p>
          </table:table-cell>
          <table:table-cell table:style-name="ce37" office:value-type="float" office:value="5041">
            <text:p><text:s/>5 041 <text:s/></text:p>
          </table:table-cell>
          <table:table-cell table:style-name="ce37" office:value-type="float" office:value="2779">
            <text:p><text:s/>2 779 <text:s/></text:p>
          </table:table-cell>
          <table:table-cell table:style-name="ce37" office:value-type="float" office:value="2262">
            <text:p><text:s/>2 262 <text:s/></text:p>
          </table:table-cell>
          <table:table-cell table:style-name="ce27" office:value-type="float" office:value="451">
            <text:p><text:s text:c="2"/>451 <text:s/></text:p>
          </table:table-cell>
          <table:table-cell table:style-name="ce37" office:value-type="float" office:value="299">
            <text:p><text:s text:c="2"/>299 <text:s/></text:p>
          </table:table-cell>
          <table:table-cell table:style-name="ce37" office:value-type="float" office:value="152">
            <text:p><text:s text:c="2"/>152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Nidwalden</text:p>
          </table:table-cell>
          <table:table-cell table:style-name="ce27" office:value-type="float" office:value="41531">
            <text:p><text:s/>41 531 <text:s/></text:p>
          </table:table-cell>
          <table:table-cell table:style-name="ce37" office:value-type="float" office:value="21245">
            <text:p><text:s/>21 245 <text:s/></text:p>
          </table:table-cell>
          <table:table-cell table:style-name="ce37" office:value-type="float" office:value="20286">
            <text:p><text:s/>20 286 <text:s/></text:p>
          </table:table-cell>
          <table:table-cell table:style-name="ce37" office:value-type="float" office:value="36288">
            <text:p><text:s/>36 288 <text:s/></text:p>
          </table:table-cell>
          <table:table-cell table:style-name="ce37" office:value-type="float" office:value="18337">
            <text:p><text:s/>18 337 <text:s/></text:p>
          </table:table-cell>
          <table:table-cell table:style-name="ce37" office:value-type="float" office:value="17951">
            <text:p><text:s/>17 951 <text:s/></text:p>
          </table:table-cell>
          <table:table-cell table:style-name="ce37" office:value-type="float" office:value="5243">
            <text:p><text:s/>5 243 <text:s/></text:p>
          </table:table-cell>
          <table:table-cell table:style-name="ce37" office:value-type="float" office:value="2908">
            <text:p><text:s/>2 908 <text:s/></text:p>
          </table:table-cell>
          <table:table-cell table:style-name="ce37" office:value-type="float" office:value="2335">
            <text:p><text:s/>2 335 <text:s/></text:p>
          </table:table-cell>
          <table:table-cell table:style-name="ce27" office:value-type="float" office:value="295">
            <text:p><text:s text:c="2"/>295 <text:s/></text:p>
          </table:table-cell>
          <table:table-cell table:style-name="ce37" office:value-type="float" office:value="219">
            <text:p><text:s text:c="2"/>219 <text:s/></text:p>
          </table:table-cell>
          <table:table-cell table:style-name="ce37" office:value-type="float" office:value="76">
            <text:p><text:s text:c="2"/>76 <text:s/>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Zug</text:p>
          </table:table-cell>
          <table:table-cell table:style-name="ce27" office:value-type="float" office:value="116511">
            <text:p><text:s/>116 511 <text:s/></text:p>
          </table:table-cell>
          <table:table-cell table:style-name="ce37" office:value-type="float" office:value="58749">
            <text:p><text:s/>58 749 <text:s/></text:p>
          </table:table-cell>
          <table:table-cell table:style-name="ce37" office:value-type="float" office:value="57762">
            <text:p><text:s/>57 762 <text:s/></text:p>
          </table:table-cell>
          <table:table-cell table:style-name="ce37" office:value-type="float" office:value="86851">
            <text:p><text:s/>86 851 <text:s/></text:p>
          </table:table-cell>
          <table:table-cell table:style-name="ce37" office:value-type="float" office:value="42759">
            <text:p><text:s/>42 759 <text:s/></text:p>
          </table:table-cell>
          <table:table-cell table:style-name="ce37" office:value-type="float" office:value="44092">
            <text:p><text:s/>44 092 <text:s/></text:p>
          </table:table-cell>
          <table:table-cell table:style-name="ce37" office:value-type="float" office:value="29660">
            <text:p><text:s/>29 660 <text:s/></text:p>
          </table:table-cell>
          <table:table-cell table:style-name="ce37" office:value-type="float" office:value="15990">
            <text:p><text:s/>15 990 <text:s/></text:p>
          </table:table-cell>
          <table:table-cell table:style-name="ce37" office:value-type="float" office:value="13670">
            <text:p><text:s/>13 670 <text:s/></text:p>
          </table:table-cell>
          <table:table-cell table:style-name="ce27" office:value-type="float" office:value="1486">
            <text:p><text:s/>1 486 <text:s/></text:p>
          </table:table-cell>
          <table:table-cell table:style-name="ce37" office:value-type="float" office:value="1169">
            <text:p><text:s/>1 169 <text:s/></text:p>
          </table:table-cell>
          <table:table-cell table:style-name="ce37" office:value-type="float" office:value="317">
            <text:p><text:s text:c="2"/>317 <text:s/></text:p>
          </table:table-cell>
          <table:table-cell table:number-columns-repeated="1011"/>
        </table:table-row>
        <table:table-row table:style-name="ro2">
          <table:table-cell table:style-name="ce10" office:value-type="string">
            <text:p>Tessin</text:p>
          </table:table-cell>
          <table:table-cell table:style-name="ce26" office:value-type="float" office:value="342542">
            <text:p><text:s/>342 542 <text:s/></text:p>
          </table:table-cell>
          <table:table-cell table:style-name="ce36" office:value-type="float" office:value="166415">
            <text:p><text:s/>166 415 <text:s/></text:p>
          </table:table-cell>
          <table:table-cell table:style-name="ce36" office:value-type="float" office:value="176127">
            <text:p><text:s/>176 127 <text:s/></text:p>
          </table:table-cell>
          <table:table-cell table:style-name="ce36" office:value-type="float" office:value="250603">
            <text:p><text:s/>250 603 <text:s/></text:p>
          </table:table-cell>
          <table:table-cell table:style-name="ce36" office:value-type="float" office:value="117476">
            <text:p><text:s/>117 476 <text:s/></text:p>
          </table:table-cell>
          <table:table-cell table:style-name="ce36" office:value-type="float" office:value="133127">
            <text:p><text:s/>133 127 <text:s/></text:p>
          </table:table-cell>
          <table:table-cell table:style-name="ce36" office:value-type="float" office:value="91939">
            <text:p><text:s/>91 939 <text:s/></text:p>
          </table:table-cell>
          <table:table-cell table:style-name="ce36" office:value-type="float" office:value="48939">
            <text:p><text:s/>48 939 <text:s/></text:p>
          </table:table-cell>
          <table:table-cell table:style-name="ce36" office:value-type="float" office:value="43000">
            <text:p><text:s/>43 000 <text:s/></text:p>
          </table:table-cell>
          <table:table-cell table:style-name="ce26" office:value-type="float" office:value="2677">
            <text:p><text:s/>2 677 <text:s/></text:p>
          </table:table-cell>
          <table:table-cell table:style-name="ce36" office:value-type="float" office:value="1659">
            <text:p><text:s/>1 659 <text:s/></text:p>
          </table:table-cell>
          <table:table-cell table:style-name="ce36" office:value-type="float" office:value="1018">
            <text:p><text:s/>1 018 <text:s/></text:p>
          </table:table-cell>
          <table:table-cell table:number-columns-repeated="1011"/>
        </table:table-row>
        <table:table-row table:style-name="ro4">
          <table:table-cell table:style-name="ce12"/>
          <table:table-cell table:style-name="ce28"/>
          <table:table-cell table:style-name="ce38" table:number-columns-repeated="8"/>
          <table:table-cell table:style-name="ce28"/>
          <table:table-cell table:style-name="ce38" table:number-columns-repeated="2"/>
          <table:table-cell table:number-columns-repeated="1011"/>
        </table:table-row>
        <table:table-row table:style-name="ro2">
          <table:table-cell table:style-name="ce13" table:number-columns-repeated="13"/>
          <table:table-cell table:number-columns-repeated="1011"/>
        </table:table-row>
        <table:table-row table:style-name="ro2">
          <table:table-cell table:style-name="ce14" office:value-type="string">
            <text:p>1) Inkl. Staatenlos und ohne Angabe</text:p>
          </table:table-cell>
          <table:table-cell table:style-name="ce29" table:number-columns-repeated="12"/>
          <table:table-cell table:number-columns-repeated="1011"/>
        </table:table-row>
        <table:table-row table:style-name="ro2">
          <table:table-cell table:style-name="ce15"/>
          <table:table-cell table:style-name="ce29" table:number-columns-repeated="12"/>
          <table:table-cell table:number-columns-repeated="1011"/>
        </table:table-row>
        <table:table-row table:style-name="ro2">
          <table:table-cell table:style-name="ce16" office:value-type="string">
            <text:p>Stand am 26.06.2013</text:p>
          </table:table-cell>
          <table:table-cell table:style-name="ce30"/>
          <table:table-cell table:style-name="ce13" table:number-columns-repeated="11"/>
          <table:table-cell table:number-columns-repeated="1011"/>
        </table:table-row>
        <table:table-row table:style-name="ro2">
          <table:table-cell table:style-name="ce14" office:value-type="string">
            <text:p>Quelle: STATPOP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Auskunft: Informationszentrum, Sektion Demografie und Migration, 032 713 67 11, info.dem@bfs.admin.ch</text:p>
          </table:table-cell>
          <table:table-cell table:number-columns-repeated="1023"/>
        </table:table-row>
        <table:table-row table:style-name="ro2">
          <table:table-cell table:style-name="ce17" office:value-type="string">
            <text:p>© BFS - Statistisches Lexikon der Schweiz</text:p>
          </table:table-cell>
          <table:table-cell table:number-columns-repeated="1023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_Quartal" table:style-name="ta2" table:print-ranges="2_Quartal.A1:2_Quartal.M43">
        <office:forms form:automatic-focus="false" form:apply-design-mode="false"/>
        <table:table-column table:style-name="co1" table:default-cell-style-name="ce3"/>
        <table:table-column table:style-name="co2" table:number-columns-repeated="12" table:default-cell-style-name="ce3"/>
        <table:table-column table:style-name="co3" table:number-columns-repeated="244" table:default-cell-style-name="ce3"/>
        <table:table-column table:style-name="co3" table:number-columns-repeated="767" table:default-cell-style-name="Default"/>
        <table:table-row table:style-name="ro5">
          <table:table-cell table:style-name="ce1" office:value-type="string">
            <text:p>cc-d-1.1.1.3.3</text:p>
          </table:table-cell>
          <table:table-cell table:style-name="ce18" office:value-type="string" table:number-columns-spanned="12" table:number-rows-spanned="1">
            <text:p>Ständige und nichtständige Wohnbevölkerung nach Staatsangehörigkeitskategorie, Geschlecht und Kanton, am Ende des zweiten Quartals 2013</text:p>
          </table:table-cell>
          <table:covered-table-cell table:number-columns-repeated="11" table:style-name="ce31"/>
          <table:table-cell table:number-columns-repeated="1011"/>
        </table:table-row>
        <table:table-row table:style-name="ro6">
          <table:table-cell table:style-name="ce2"/>
          <table:table-cell table:style-name="ce19" office:value-type="string">
            <text:p>Provisorische Quartalsdaten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7">
          <table:table-cell table:style-name="ce4" office:value-type="string">
            <text:p>Grossregion</text:p>
          </table:table-cell>
          <table:table-cell table:style-name="ce20" office:value-type="string">
            <text:p>Ständige Wohnbevölkerung</text:p>
          </table:table-cell>
          <table:table-cell table:style-name="ce32" table:number-columns-repeated="2"/>
          <table:table-cell table:style-name="ce39"/>
          <table:table-cell table:style-name="ce20" table:number-columns-repeated="4"/>
          <table:table-cell table:style-name="ce22"/>
          <table:table-cell table:style-name="ce40" office:value-type="string">
            <text:p>Nichtständige ausländische</text:p>
          </table:table-cell>
          <table:table-cell table:style-name="ce32" table:number-columns-repeated="2"/>
          <table:table-cell table:number-columns-repeated="1011"/>
        </table:table-row>
        <table:table-row table:style-name="ro7">
          <table:table-cell table:style-name="ce5"/>
          <table:table-cell table:style-name="ce21" office:value-type="string">
            <text:p>Total</text:p>
          </table:table-cell>
          <table:table-cell table:style-name="ce20"/>
          <table:table-cell table:style-name="ce22"/>
          <table:table-cell table:style-name="ce20" office:value-type="string">
            <text:p>Schweizer</text:p>
          </table:table-cell>
          <table:table-cell table:style-name="ce20"/>
          <table:table-cell table:style-name="ce22"/>
          <table:table-cell table:style-name="ce20" office:value-type="string">
            <text:p>Ausländer 1)</text:p>
          </table:table-cell>
          <table:table-cell table:style-name="ce20"/>
          <table:table-cell table:style-name="ce22"/>
          <table:table-cell table:style-name="ce41" office:value-type="string">
            <text:p>Wohnbevölkerung</text:p>
          </table:table-cell>
          <table:table-cell table:style-name="ce12" table:number-columns-repeated="2"/>
          <table:table-cell table:number-columns-repeated="1011"/>
        </table:table-row>
        <table:table-row table:style-name="ro7">
          <table:table-cell table:style-name="ce6" office:value-type="string">
            <text:p>Kanton</text:p>
          </table:table-cell>
          <table:table-cell table:style-name="ce22" office:value-type="string">
            <text:p>Total</text:p>
          </table:table-cell>
          <table:table-cell table:style-name="ce33" office:value-type="string">
            <text:p>Mann</text:p>
          </table:table-cell>
          <table:table-cell table:style-name="ce33" office:value-type="string">
            <text:p>Frau</text:p>
          </table:table-cell>
          <table:table-cell table:style-name="ce22" office:value-type="string">
            <text:p>Schweizer Total</text:p>
          </table:table-cell>
          <table:table-cell table:style-name="ce33" office:value-type="string">
            <text:p>Schweizer Mann</text:p>
          </table:table-cell>
          <table:table-cell table:style-name="ce33" office:value-type="string">
            <text:p>Schweizer Frau</text:p>
          </table:table-cell>
          <table:table-cell table:style-name="ce22" office:value-type="string">
            <text:p>Ausländer Total</text:p>
          </table:table-cell>
          <table:table-cell table:style-name="ce33" office:value-type="string">
            <text:p>Ausländer Mann</text:p>
          </table:table-cell>
          <table:table-cell table:style-name="ce33" office:value-type="string">
            <text:p>Ausländer Frau</text:p>
          </table:table-cell>
          <table:table-cell table:style-name="ce22" office:value-type="string">
            <text:p>Total</text:p>
          </table:table-cell>
          <table:table-cell table:style-name="ce33" office:value-type="string">
            <text:p>Mann</text:p>
          </table:table-cell>
          <table:table-cell table:style-name="ce21" office:value-type="string">
            <text:p>Frau</text:p>
          </table:table-cell>
          <table:table-cell table:number-columns-repeated="1011"/>
        </table:table-row>
        <table:table-row table:style-name="ro4">
          <table:table-cell table:style-name="ce7"/>
          <table:table-cell table:style-name="ce23"/>
          <table:table-cell table:style-name="ce7" table:number-columns-repeated="5"/>
          <table:table-cell table:style-name="ce32"/>
          <table:table-cell table:style-name="ce7" table:number-columns-repeated="2"/>
          <table:table-cell table:style-name="ce40"/>
          <table:table-cell table:style-name="ce7" table:number-columns-repeated="2"/>
          <table:table-cell table:number-columns-repeated="1011"/>
        </table:table-row>
        <table:table-row table:style-name="ro4">
          <table:table-cell table:style-name="ce43"/>
          <table:table-cell table:style-name="ce44"/>
          <table:table-cell table:style-name="ce45" table:number-columns-repeated="8"/>
          <table:table-cell table:style-name="ce44"/>
          <table:table-cell table:style-name="ce45" table:number-columns-repeated="2"/>
          <table:table-cell table:number-columns-repeated="244"/>
          <table:table-cell table:style-name="ce3" table:number-columns-repeated="767"/>
        </table:table-row>
        <table:table-row table:style-name="ro7">
          <table:table-cell table:style-name="ce7" office:value-type="string">
            <text:p>Waadt</text:p>
          </table:table-cell>
          <table:table-cell table:style-name="ce27" office:value-type="float" office:value="742053">
            <text:p><text:s/>742 053 <text:s/></text:p>
          </table:table-cell>
          <table:table-cell table:style-name="ce37" office:value-type="float" office:value="363027">
            <text:p><text:s/>363 027 <text:s/></text:p>
          </table:table-cell>
          <table:table-cell table:style-name="ce37" office:value-type="float" office:value="379026">
            <text:p><text:s/>379 026 <text:s/></text:p>
          </table:table-cell>
          <table:table-cell table:style-name="ce37" office:value-type="float" office:value="501380">
            <text:p><text:s/>501 380 <text:s/></text:p>
          </table:table-cell>
          <table:table-cell table:style-name="ce37" office:value-type="float" office:value="236563">
            <text:p><text:s/>236 563 <text:s/></text:p>
          </table:table-cell>
          <table:table-cell table:style-name="ce37" office:value-type="float" office:value="264817">
            <text:p><text:s/>264 817 <text:s/></text:p>
          </table:table-cell>
          <table:table-cell table:style-name="ce37" office:value-type="float" office:value="240673">
            <text:p><text:s/>240 673 <text:s/></text:p>
          </table:table-cell>
          <table:table-cell table:style-name="ce37" office:value-type="float" office:value="126464">
            <text:p><text:s/>126 464 <text:s/></text:p>
          </table:table-cell>
          <table:table-cell table:style-name="ce37" office:value-type="float" office:value="114209">
            <text:p><text:s/>114 209 <text:s/></text:p>
          </table:table-cell>
          <table:table-cell table:style-name="ce27" office:value-type="float" office:value="9198">
            <text:p><text:s/>9 198 <text:s/></text:p>
          </table:table-cell>
          <table:table-cell table:style-name="ce37" office:value-type="float" office:value="5194">
            <text:p><text:s/>5 194 <text:s/></text:p>
          </table:table-cell>
          <table:table-cell table:style-name="ce37" office:value-type="float" office:value="4004">
            <text:p><text:s/>4 004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Wallis</text:p>
          </table:table-cell>
          <table:table-cell table:style-name="ce27" office:value-type="float" office:value="323861">
            <text:p><text:s/>323 861 <text:s/></text:p>
          </table:table-cell>
          <table:table-cell table:style-name="ce37" office:value-type="float" office:value="160564">
            <text:p><text:s/>160 564 <text:s/></text:p>
          </table:table-cell>
          <table:table-cell table:style-name="ce37" office:value-type="float" office:value="163297">
            <text:p><text:s/>163 297 <text:s/></text:p>
          </table:table-cell>
          <table:table-cell table:style-name="ce37" office:value-type="float" office:value="252641">
            <text:p><text:s/>252 641 <text:s/></text:p>
          </table:table-cell>
          <table:table-cell table:style-name="ce37" office:value-type="float" office:value="122475">
            <text:p><text:s/>122 475 <text:s/></text:p>
          </table:table-cell>
          <table:table-cell table:style-name="ce37" office:value-type="float" office:value="130166">
            <text:p><text:s/>130 166 <text:s/></text:p>
          </table:table-cell>
          <table:table-cell table:style-name="ce37" office:value-type="float" office:value="71220">
            <text:p><text:s/>71 220 <text:s/></text:p>
          </table:table-cell>
          <table:table-cell table:style-name="ce37" office:value-type="float" office:value="38089">
            <text:p><text:s/>38 089 <text:s/></text:p>
          </table:table-cell>
          <table:table-cell table:style-name="ce37" office:value-type="float" office:value="33131">
            <text:p><text:s/>33 131 <text:s/></text:p>
          </table:table-cell>
          <table:table-cell table:style-name="ce27" office:value-type="float" office:value="6716">
            <text:p><text:s/>6 716 <text:s/></text:p>
          </table:table-cell>
          <table:table-cell table:style-name="ce37" office:value-type="float" office:value="4278">
            <text:p><text:s/>4 278 <text:s/></text:p>
          </table:table-cell>
          <table:table-cell table:style-name="ce37" office:value-type="float" office:value="2438">
            <text:p><text:s/>2 438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Genf</text:p>
          </table:table-cell>
          <table:table-cell table:style-name="ce27" office:value-type="float" office:value="466725">
            <text:p><text:s/>466 725 <text:s/></text:p>
          </table:table-cell>
          <table:table-cell table:style-name="ce37" office:value-type="float" office:value="225639">
            <text:p><text:s/>225 639 <text:s/></text:p>
          </table:table-cell>
          <table:table-cell table:style-name="ce37" office:value-type="float" office:value="241086">
            <text:p><text:s/>241 086 <text:s/></text:p>
          </table:table-cell>
          <table:table-cell table:style-name="ce37" office:value-type="float" office:value="279532">
            <text:p><text:s/>279 532 <text:s/></text:p>
          </table:table-cell>
          <table:table-cell table:style-name="ce37" office:value-type="float" office:value="129699">
            <text:p><text:s/>129 699 <text:s/></text:p>
          </table:table-cell>
          <table:table-cell table:style-name="ce37" office:value-type="float" office:value="149833">
            <text:p><text:s/>149 833 <text:s/></text:p>
          </table:table-cell>
          <table:table-cell table:style-name="ce37" office:value-type="float" office:value="187193">
            <text:p><text:s/>187 193 <text:s/></text:p>
          </table:table-cell>
          <table:table-cell table:style-name="ce37" office:value-type="float" office:value="95940">
            <text:p><text:s/>95 940 <text:s/></text:p>
          </table:table-cell>
          <table:table-cell table:style-name="ce37" office:value-type="float" office:value="91253">
            <text:p><text:s/>91 253 <text:s/></text:p>
          </table:table-cell>
          <table:table-cell table:style-name="ce27" office:value-type="float" office:value="3914">
            <text:p><text:s/>3 914 <text:s/></text:p>
          </table:table-cell>
          <table:table-cell table:style-name="ce37" office:value-type="float" office:value="2159">
            <text:p><text:s/>2 159 <text:s/></text:p>
          </table:table-cell>
          <table:table-cell table:style-name="ce37" office:value-type="float" office:value="1755">
            <text:p><text:s/>1 755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Bern</text:p>
          </table:table-cell>
          <table:table-cell table:style-name="ce27" office:value-type="float" office:value="996228">
            <text:p><text:s/>996 228 <text:s/></text:p>
          </table:table-cell>
          <table:table-cell table:style-name="ce37" office:value-type="float" office:value="486860">
            <text:p><text:s/>486 860 <text:s/></text:p>
          </table:table-cell>
          <table:table-cell table:style-name="ce37" office:value-type="float" office:value="509368">
            <text:p><text:s/>509 368 <text:s/></text:p>
          </table:table-cell>
          <table:table-cell table:style-name="ce37" office:value-type="float" office:value="854812">
            <text:p><text:s/>854 812 <text:s/></text:p>
          </table:table-cell>
          <table:table-cell table:style-name="ce37" office:value-type="float" office:value="411779">
            <text:p><text:s/>411 779 <text:s/></text:p>
          </table:table-cell>
          <table:table-cell table:style-name="ce37" office:value-type="float" office:value="443033">
            <text:p><text:s/>443 033 <text:s/></text:p>
          </table:table-cell>
          <table:table-cell table:style-name="ce37" office:value-type="float" office:value="141416">
            <text:p><text:s/>141 416 <text:s/></text:p>
          </table:table-cell>
          <table:table-cell table:style-name="ce37" office:value-type="float" office:value="75081">
            <text:p><text:s/>75 081 <text:s/></text:p>
          </table:table-cell>
          <table:table-cell table:style-name="ce37" office:value-type="float" office:value="66335">
            <text:p><text:s/>66 335 <text:s/></text:p>
          </table:table-cell>
          <table:table-cell table:style-name="ce27" office:value-type="float" office:value="8815">
            <text:p><text:s/>8 815 <text:s/></text:p>
          </table:table-cell>
          <table:table-cell table:style-name="ce37" office:value-type="float" office:value="5417">
            <text:p><text:s/>5 417 <text:s/></text:p>
          </table:table-cell>
          <table:table-cell table:style-name="ce37" office:value-type="float" office:value="3398">
            <text:p><text:s/>3 398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Freiburg</text:p>
          </table:table-cell>
          <table:table-cell table:style-name="ce27" office:value-type="float" office:value="294224">
            <text:p><text:s/>294 224 <text:s/></text:p>
          </table:table-cell>
          <table:table-cell table:style-name="ce37" office:value-type="float" office:value="146936">
            <text:p><text:s/>146 936 <text:s/></text:p>
          </table:table-cell>
          <table:table-cell table:style-name="ce37" office:value-type="float" office:value="147288">
            <text:p><text:s/>147 288 <text:s/></text:p>
          </table:table-cell>
          <table:table-cell table:style-name="ce37" office:value-type="float" office:value="234221">
            <text:p><text:s/>234 221 <text:s/></text:p>
          </table:table-cell>
          <table:table-cell table:style-name="ce37" office:value-type="float" office:value="114810">
            <text:p><text:s/>114 810 <text:s/></text:p>
          </table:table-cell>
          <table:table-cell table:style-name="ce37" office:value-type="float" office:value="119411">
            <text:p><text:s/>119 411 <text:s/></text:p>
          </table:table-cell>
          <table:table-cell table:style-name="ce37" office:value-type="float" office:value="60003">
            <text:p><text:s/>60 003 <text:s/></text:p>
          </table:table-cell>
          <table:table-cell table:style-name="ce37" office:value-type="float" office:value="32126">
            <text:p><text:s/>32 126 <text:s/></text:p>
          </table:table-cell>
          <table:table-cell table:style-name="ce37" office:value-type="float" office:value="27877">
            <text:p><text:s/>27 877 <text:s/></text:p>
          </table:table-cell>
          <table:table-cell table:style-name="ce27" office:value-type="float" office:value="2700">
            <text:p><text:s/>2 700 <text:s/></text:p>
          </table:table-cell>
          <table:table-cell table:style-name="ce37" office:value-type="float" office:value="1742">
            <text:p><text:s/>1 742 <text:s/></text:p>
          </table:table-cell>
          <table:table-cell table:style-name="ce37" office:value-type="float" office:value="958">
            <text:p><text:s text:c="2"/>958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Solothurn</text:p>
          </table:table-cell>
          <table:table-cell table:style-name="ce27" office:value-type="float" office:value="260471">
            <text:p><text:s/>260 471 <text:s/></text:p>
          </table:table-cell>
          <table:table-cell table:style-name="ce37" office:value-type="float" office:value="129120">
            <text:p><text:s/>129 120 <text:s/></text:p>
          </table:table-cell>
          <table:table-cell table:style-name="ce37" office:value-type="float" office:value="131351">
            <text:p><text:s/>131 351 <text:s/></text:p>
          </table:table-cell>
          <table:table-cell table:style-name="ce37" office:value-type="float" office:value="208039">
            <text:p><text:s/>208 039 <text:s/></text:p>
          </table:table-cell>
          <table:table-cell table:style-name="ce37" office:value-type="float" office:value="101412">
            <text:p><text:s/>101 412 <text:s/></text:p>
          </table:table-cell>
          <table:table-cell table:style-name="ce37" office:value-type="float" office:value="106627">
            <text:p><text:s/>106 627 <text:s/></text:p>
          </table:table-cell>
          <table:table-cell table:style-name="ce37" office:value-type="float" office:value="52432">
            <text:p><text:s/>52 432 <text:s/></text:p>
          </table:table-cell>
          <table:table-cell table:style-name="ce37" office:value-type="float" office:value="27708">
            <text:p><text:s/>27 708 <text:s/></text:p>
          </table:table-cell>
          <table:table-cell table:style-name="ce37" office:value-type="float" office:value="24724">
            <text:p><text:s/>24 724 <text:s/></text:p>
          </table:table-cell>
          <table:table-cell table:style-name="ce27" office:value-type="float" office:value="2010">
            <text:p><text:s/>2 010 <text:s/></text:p>
          </table:table-cell>
          <table:table-cell table:style-name="ce37" office:value-type="float" office:value="1397">
            <text:p><text:s/>1 397 <text:s/></text:p>
          </table:table-cell>
          <table:table-cell table:style-name="ce37" office:value-type="float" office:value="613">
            <text:p><text:s text:c="2"/>613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Neuenburg</text:p>
          </table:table-cell>
          <table:table-cell table:style-name="ce27" office:value-type="float" office:value="175481">
            <text:p><text:s/>175 481 <text:s/></text:p>
          </table:table-cell>
          <table:table-cell table:style-name="ce37" office:value-type="float" office:value="85571">
            <text:p><text:s/>85 571 <text:s/></text:p>
          </table:table-cell>
          <table:table-cell table:style-name="ce37" office:value-type="float" office:value="89910">
            <text:p><text:s/>89 910 <text:s/></text:p>
          </table:table-cell>
          <table:table-cell table:style-name="ce37" office:value-type="float" office:value="132572">
            <text:p><text:s/>132 572 <text:s/></text:p>
          </table:table-cell>
          <table:table-cell table:style-name="ce37" office:value-type="float" office:value="62470">
            <text:p><text:s/>62 470 <text:s/></text:p>
          </table:table-cell>
          <table:table-cell table:style-name="ce37" office:value-type="float" office:value="70102">
            <text:p><text:s/>70 102 <text:s/></text:p>
          </table:table-cell>
          <table:table-cell table:style-name="ce37" office:value-type="float" office:value="42909">
            <text:p><text:s/>42 909 <text:s/></text:p>
          </table:table-cell>
          <table:table-cell table:style-name="ce37" office:value-type="float" office:value="23101">
            <text:p><text:s/>23 101 <text:s/></text:p>
          </table:table-cell>
          <table:table-cell table:style-name="ce37" office:value-type="float" office:value="19808">
            <text:p><text:s/>19 808 <text:s/></text:p>
          </table:table-cell>
          <table:table-cell table:style-name="ce27" office:value-type="float" office:value="1514">
            <text:p><text:s/>1 514 <text:s/></text:p>
          </table:table-cell>
          <table:table-cell table:style-name="ce37" office:value-type="float" office:value="891">
            <text:p><text:s text:c="2"/>891 <text:s/></text:p>
          </table:table-cell>
          <table:table-cell table:style-name="ce37" office:value-type="float" office:value="623">
            <text:p><text:s text:c="2"/>623 <text:s/></text:p>
          </table:table-cell>
          <table:table-cell table:number-columns-repeated="1011"/>
        </table:table-row>
        <table:table-row table:style-name="ro7">
          <table:table-cell table:style-name="ce11" office:value-type="string">
            <text:p>Jura</text:p>
          </table:table-cell>
          <table:table-cell table:style-name="ce27" office:value-type="float" office:value="71279">
            <text:p><text:s/>71 279 <text:s/></text:p>
          </table:table-cell>
          <table:table-cell table:style-name="ce37" office:value-type="float" office:value="35138">
            <text:p><text:s/>35 138 <text:s/></text:p>
          </table:table-cell>
          <table:table-cell table:style-name="ce37" office:value-type="float" office:value="36141">
            <text:p><text:s/>36 141 <text:s/></text:p>
          </table:table-cell>
          <table:table-cell table:style-name="ce37" office:value-type="float" office:value="61834">
            <text:p><text:s/>61 834 <text:s/></text:p>
          </table:table-cell>
          <table:table-cell table:style-name="ce37" office:value-type="float" office:value="30048">
            <text:p><text:s/>30 048 <text:s/></text:p>
          </table:table-cell>
          <table:table-cell table:style-name="ce37" office:value-type="float" office:value="31786">
            <text:p><text:s/>31 786 <text:s/></text:p>
          </table:table-cell>
          <table:table-cell table:style-name="ce37" office:value-type="float" office:value="9445">
            <text:p><text:s/>9 445 <text:s/></text:p>
          </table:table-cell>
          <table:table-cell table:style-name="ce37" office:value-type="float" office:value="5090">
            <text:p><text:s/>5 090 <text:s/></text:p>
          </table:table-cell>
          <table:table-cell table:style-name="ce37" office:value-type="float" office:value="4355">
            <text:p><text:s/>4 355 <text:s/></text:p>
          </table:table-cell>
          <table:table-cell table:style-name="ce27" office:value-type="float" office:value="424">
            <text:p><text:s text:c="2"/>424 <text:s/></text:p>
          </table:table-cell>
          <table:table-cell table:style-name="ce37" office:value-type="float" office:value="255">
            <text:p><text:s text:c="2"/>255 <text:s/></text:p>
          </table:table-cell>
          <table:table-cell table:style-name="ce37" office:value-type="float" office:value="169">
            <text:p><text:s text:c="2"/>169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Basel-Stadt</text:p>
          </table:table-cell>
          <table:table-cell table:style-name="ce27" office:value-type="float" office:value="188528">
            <text:p><text:s/>188 528 <text:s/></text:p>
          </table:table-cell>
          <table:table-cell table:style-name="ce37" office:value-type="float" office:value="90617">
            <text:p><text:s/>90 617 <text:s/></text:p>
          </table:table-cell>
          <table:table-cell table:style-name="ce37" office:value-type="float" office:value="97911">
            <text:p><text:s/>97 911 <text:s/></text:p>
          </table:table-cell>
          <table:table-cell table:style-name="ce37" office:value-type="float" office:value="124785">
            <text:p><text:s/>124 785 <text:s/></text:p>
          </table:table-cell>
          <table:table-cell table:style-name="ce37" office:value-type="float" office:value="57371">
            <text:p><text:s/>57 371 <text:s/></text:p>
          </table:table-cell>
          <table:table-cell table:style-name="ce37" office:value-type="float" office:value="67414">
            <text:p><text:s/>67 414 <text:s/></text:p>
          </table:table-cell>
          <table:table-cell table:style-name="ce37" office:value-type="float" office:value="63743">
            <text:p><text:s/>63 743 <text:s/></text:p>
          </table:table-cell>
          <table:table-cell table:style-name="ce37" office:value-type="float" office:value="33246">
            <text:p><text:s/>33 246 <text:s/></text:p>
          </table:table-cell>
          <table:table-cell table:style-name="ce37" office:value-type="float" office:value="30497">
            <text:p><text:s/>30 497 <text:s/></text:p>
          </table:table-cell>
          <table:table-cell table:style-name="ce27" office:value-type="float" office:value="3340">
            <text:p><text:s/>3 340 <text:s/></text:p>
          </table:table-cell>
          <table:table-cell table:style-name="ce37" office:value-type="float" office:value="2013">
            <text:p><text:s/>2 013 <text:s/></text:p>
          </table:table-cell>
          <table:table-cell table:style-name="ce37" office:value-type="float" office:value="1327">
            <text:p><text:s/>1 327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Basel-Landschaft</text:p>
          </table:table-cell>
          <table:table-cell table:style-name="ce27" office:value-type="float" office:value="276976">
            <text:p><text:s/>276 976 <text:s/></text:p>
          </table:table-cell>
          <table:table-cell table:style-name="ce37" office:value-type="float" office:value="135435">
            <text:p><text:s/>135 435 <text:s/></text:p>
          </table:table-cell>
          <table:table-cell table:style-name="ce37" office:value-type="float" office:value="141541">
            <text:p><text:s/>141 541 <text:s/></text:p>
          </table:table-cell>
          <table:table-cell table:style-name="ce37" office:value-type="float" office:value="220632">
            <text:p><text:s/>220 632 <text:s/></text:p>
          </table:table-cell>
          <table:table-cell table:style-name="ce37" office:value-type="float" office:value="105845">
            <text:p><text:s/>105 845 <text:s/></text:p>
          </table:table-cell>
          <table:table-cell table:style-name="ce37" office:value-type="float" office:value="114787">
            <text:p><text:s/>114 787 <text:s/></text:p>
          </table:table-cell>
          <table:table-cell table:style-name="ce37" office:value-type="float" office:value="56344">
            <text:p><text:s/>56 344 <text:s/></text:p>
          </table:table-cell>
          <table:table-cell table:style-name="ce37" office:value-type="float" office:value="29590">
            <text:p><text:s/>29 590 <text:s/></text:p>
          </table:table-cell>
          <table:table-cell table:style-name="ce37" office:value-type="float" office:value="26754">
            <text:p><text:s/>26 754 <text:s/></text:p>
          </table:table-cell>
          <table:table-cell table:style-name="ce27" office:value-type="float" office:value="1409">
            <text:p><text:s/>1 409 <text:s/></text:p>
          </table:table-cell>
          <table:table-cell table:style-name="ce37" office:value-type="float" office:value="925">
            <text:p><text:s text:c="2"/>925 <text:s/></text:p>
          </table:table-cell>
          <table:table-cell table:style-name="ce37" office:value-type="float" office:value="484">
            <text:p><text:s text:c="2"/>484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Aargau</text:p>
          </table:table-cell>
          <table:table-cell table:style-name="ce27" office:value-type="float" office:value="631693">
            <text:p><text:s/>631 693 <text:s/></text:p>
          </table:table-cell>
          <table:table-cell table:style-name="ce37" office:value-type="float" office:value="316108">
            <text:p><text:s/>316 108 <text:s/></text:p>
          </table:table-cell>
          <table:table-cell table:style-name="ce37" office:value-type="float" office:value="315585">
            <text:p><text:s/>315 585 <text:s/></text:p>
          </table:table-cell>
          <table:table-cell table:style-name="ce37" office:value-type="float" office:value="485558">
            <text:p><text:s/>485 558 <text:s/></text:p>
          </table:table-cell>
          <table:table-cell table:style-name="ce37" office:value-type="float" office:value="237682">
            <text:p><text:s/>237 682 <text:s/></text:p>
          </table:table-cell>
          <table:table-cell table:style-name="ce37" office:value-type="float" office:value="247876">
            <text:p><text:s/>247 876 <text:s/></text:p>
          </table:table-cell>
          <table:table-cell table:style-name="ce37" office:value-type="float" office:value="146135">
            <text:p><text:s/>146 135 <text:s/></text:p>
          </table:table-cell>
          <table:table-cell table:style-name="ce37" office:value-type="float" office:value="78426">
            <text:p><text:s/>78 426 <text:s/></text:p>
          </table:table-cell>
          <table:table-cell table:style-name="ce37" office:value-type="float" office:value="67709">
            <text:p><text:s/>67 709 <text:s/></text:p>
          </table:table-cell>
          <table:table-cell table:style-name="ce27" office:value-type="float" office:value="5109">
            <text:p><text:s/>5 109 <text:s/></text:p>
          </table:table-cell>
          <table:table-cell table:style-name="ce37" office:value-type="float" office:value="3857">
            <text:p><text:s/>3 857 <text:s/></text:p>
          </table:table-cell>
          <table:table-cell table:style-name="ce37" office:value-type="float" office:value="1252">
            <text:p><text:s/>1 252 <text:s/></text:p>
          </table:table-cell>
          <table:table-cell table:number-columns-repeated="1011"/>
        </table:table-row>
        <table:table-row table:style-name="ro7">
          <table:table-cell table:style-name="ce10" office:value-type="string">
            <text:p>Zürich</text:p>
          </table:table-cell>
          <table:table-cell table:style-name="ce26" office:value-type="float" office:value="1416240">
            <text:p>1 416 240 <text:s/></text:p>
          </table:table-cell>
          <table:table-cell table:style-name="ce36" office:value-type="float" office:value="701938">
            <text:p><text:s/>701 938 <text:s/></text:p>
          </table:table-cell>
          <table:table-cell table:style-name="ce36" office:value-type="float" office:value="714302">
            <text:p><text:s/>714 302 <text:s/></text:p>
          </table:table-cell>
          <table:table-cell table:style-name="ce36" office:value-type="float" office:value="1060541">
            <text:p>1 060 541 <text:s/></text:p>
          </table:table-cell>
          <table:table-cell table:style-name="ce36" office:value-type="float" office:value="512128">
            <text:p><text:s/>512 128 <text:s/></text:p>
          </table:table-cell>
          <table:table-cell table:style-name="ce36" office:value-type="float" office:value="548413">
            <text:p><text:s/>548 413 <text:s/></text:p>
          </table:table-cell>
          <table:table-cell table:style-name="ce36" office:value-type="float" office:value="355699">
            <text:p><text:s/>355 699 <text:s/></text:p>
          </table:table-cell>
          <table:table-cell table:style-name="ce36" office:value-type="float" office:value="189810">
            <text:p><text:s/>189 810 <text:s/></text:p>
          </table:table-cell>
          <table:table-cell table:style-name="ce36" office:value-type="float" office:value="165889">
            <text:p><text:s/>165 889 <text:s/></text:p>
          </table:table-cell>
          <table:table-cell table:style-name="ce26" office:value-type="float" office:value="14064">
            <text:p><text:s/>14 064 <text:s/></text:p>
          </table:table-cell>
          <table:table-cell table:style-name="ce36" office:value-type="float" office:value="8722">
            <text:p><text:s/>8 722 <text:s/></text:p>
          </table:table-cell>
          <table:table-cell table:style-name="ce36" office:value-type="float" office:value="5342">
            <text:p><text:s/>5 342 <text:s/></text:p>
          </table:table-cell>
          <table:table-cell table:number-columns-repeated="1011"/>
        </table:table-row>
        <table:table-row table:style-name="ro4">
          <table:table-cell table:style-name="ce7"/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244"/>
          <table:table-cell table:style-name="ce3" table:number-columns-repeated="767"/>
        </table:table-row>
        <table:table-row table:style-name="ro7">
          <table:table-cell table:style-name="ce7" office:value-type="string">
            <text:p>Glarus</text:p>
          </table:table-cell>
          <table:table-cell table:style-name="ce27" office:value-type="float" office:value="39470">
            <text:p><text:s/>39 470 <text:s/></text:p>
          </table:table-cell>
          <table:table-cell table:style-name="ce37" office:value-type="float" office:value="19985">
            <text:p><text:s/>19 985 <text:s/></text:p>
          </table:table-cell>
          <table:table-cell table:style-name="ce37" office:value-type="float" office:value="19485">
            <text:p><text:s/>19 485 <text:s/></text:p>
          </table:table-cell>
          <table:table-cell table:style-name="ce37" office:value-type="float" office:value="30741">
            <text:p><text:s/>30 741 <text:s/></text:p>
          </table:table-cell>
          <table:table-cell table:style-name="ce37" office:value-type="float" office:value="15086">
            <text:p><text:s/>15 086 <text:s/></text:p>
          </table:table-cell>
          <table:table-cell table:style-name="ce37" office:value-type="float" office:value="15655">
            <text:p><text:s/>15 655 <text:s/></text:p>
          </table:table-cell>
          <table:table-cell table:style-name="ce37" office:value-type="float" office:value="8729">
            <text:p><text:s/>8 729 <text:s/></text:p>
          </table:table-cell>
          <table:table-cell table:style-name="ce37" office:value-type="float" office:value="4899">
            <text:p><text:s/>4 899 <text:s/></text:p>
          </table:table-cell>
          <table:table-cell table:style-name="ce37" office:value-type="float" office:value="3830">
            <text:p><text:s/>3 830 <text:s/></text:p>
          </table:table-cell>
          <table:table-cell table:style-name="ce27" office:value-type="float" office:value="727">
            <text:p><text:s text:c="2"/>727 <text:s/></text:p>
          </table:table-cell>
          <table:table-cell table:style-name="ce37" office:value-type="float" office:value="598">
            <text:p><text:s text:c="2"/>598 <text:s/></text:p>
          </table:table-cell>
          <table:table-cell table:style-name="ce37" office:value-type="float" office:value="129">
            <text:p><text:s text:c="2"/>129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Schaffhausen</text:p>
          </table:table-cell>
          <table:table-cell table:style-name="ce27" office:value-type="float" office:value="78364">
            <text:p><text:s/>78 364 <text:s/></text:p>
          </table:table-cell>
          <table:table-cell table:style-name="ce37" office:value-type="float" office:value="38565">
            <text:p><text:s/>38 565 <text:s/></text:p>
          </table:table-cell>
          <table:table-cell table:style-name="ce37" office:value-type="float" office:value="39799">
            <text:p><text:s/>39 799 <text:s/></text:p>
          </table:table-cell>
          <table:table-cell table:style-name="ce37" office:value-type="float" office:value="59245">
            <text:p><text:s/>59 245 <text:s/></text:p>
          </table:table-cell>
          <table:table-cell table:style-name="ce37" office:value-type="float" office:value="28434">
            <text:p><text:s/>28 434 <text:s/></text:p>
          </table:table-cell>
          <table:table-cell table:style-name="ce37" office:value-type="float" office:value="30811">
            <text:p><text:s/>30 811 <text:s/></text:p>
          </table:table-cell>
          <table:table-cell table:style-name="ce37" office:value-type="float" office:value="19119">
            <text:p><text:s/>19 119 <text:s/></text:p>
          </table:table-cell>
          <table:table-cell table:style-name="ce37" office:value-type="float" office:value="10131">
            <text:p><text:s/>10 131 <text:s/></text:p>
          </table:table-cell>
          <table:table-cell table:style-name="ce37" office:value-type="float" office:value="8988">
            <text:p><text:s/>8 988 <text:s/></text:p>
          </table:table-cell>
          <table:table-cell table:style-name="ce27" office:value-type="float" office:value="1051">
            <text:p><text:s/>1 051 <text:s/></text:p>
          </table:table-cell>
          <table:table-cell table:style-name="ce37" office:value-type="float" office:value="837">
            <text:p><text:s text:c="2"/>837 <text:s/></text:p>
          </table:table-cell>
          <table:table-cell table:style-name="ce37" office:value-type="float" office:value="214">
            <text:p><text:s text:c="2"/>214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Appenzell A.Rh.</text:p>
          </table:table-cell>
          <table:table-cell table:style-name="ce27" office:value-type="float" office:value="53460">
            <text:p><text:s/>53 460 <text:s/></text:p>
          </table:table-cell>
          <table:table-cell table:style-name="ce37" office:value-type="float" office:value="26862">
            <text:p><text:s/>26 862 <text:s/></text:p>
          </table:table-cell>
          <table:table-cell table:style-name="ce37" office:value-type="float" office:value="26598">
            <text:p><text:s/>26 598 <text:s/></text:p>
          </table:table-cell>
          <table:table-cell table:style-name="ce37" office:value-type="float" office:value="45519">
            <text:p><text:s/>45 519 <text:s/></text:p>
          </table:table-cell>
          <table:table-cell table:style-name="ce37" office:value-type="float" office:value="22540">
            <text:p><text:s/>22 540 <text:s/></text:p>
          </table:table-cell>
          <table:table-cell table:style-name="ce37" office:value-type="float" office:value="22979">
            <text:p><text:s/>22 979 <text:s/></text:p>
          </table:table-cell>
          <table:table-cell table:style-name="ce37" office:value-type="float" office:value="7941">
            <text:p><text:s/>7 941 <text:s/></text:p>
          </table:table-cell>
          <table:table-cell table:style-name="ce37" office:value-type="float" office:value="4322">
            <text:p><text:s/>4 322 <text:s/></text:p>
          </table:table-cell>
          <table:table-cell table:style-name="ce37" office:value-type="float" office:value="3619">
            <text:p><text:s/>3 619 <text:s/></text:p>
          </table:table-cell>
          <table:table-cell table:style-name="ce27" office:value-type="float" office:value="297">
            <text:p><text:s text:c="2"/>297 <text:s/></text:p>
          </table:table-cell>
          <table:table-cell table:style-name="ce37" office:value-type="float" office:value="208">
            <text:p><text:s text:c="2"/>208 <text:s/></text:p>
          </table:table-cell>
          <table:table-cell table:style-name="ce37" office:value-type="float" office:value="89">
            <text:p><text:s text:c="2"/>89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Appenzell I.Rh.</text:p>
          </table:table-cell>
          <table:table-cell table:style-name="ce27" office:value-type="float" office:value="15782">
            <text:p><text:s/>15 782 <text:s/></text:p>
          </table:table-cell>
          <table:table-cell table:style-name="ce37" office:value-type="float" office:value="8084">
            <text:p><text:s/>8 084 <text:s/></text:p>
          </table:table-cell>
          <table:table-cell table:style-name="ce37" office:value-type="float" office:value="7698">
            <text:p><text:s/>7 698 <text:s/></text:p>
          </table:table-cell>
          <table:table-cell table:style-name="ce37" office:value-type="float" office:value="14174">
            <text:p><text:s/>14 174 <text:s/></text:p>
          </table:table-cell>
          <table:table-cell table:style-name="ce37" office:value-type="float" office:value="7190">
            <text:p><text:s/>7 190 <text:s/></text:p>
          </table:table-cell>
          <table:table-cell table:style-name="ce37" office:value-type="float" office:value="6984">
            <text:p><text:s/>6 984 <text:s/></text:p>
          </table:table-cell>
          <table:table-cell table:style-name="ce37" office:value-type="float" office:value="1608">
            <text:p><text:s/>1 608 <text:s/></text:p>
          </table:table-cell>
          <table:table-cell table:style-name="ce37" office:value-type="float" office:value="894">
            <text:p><text:s text:c="2"/>894 <text:s/></text:p>
          </table:table-cell>
          <table:table-cell table:style-name="ce37" office:value-type="float" office:value="714">
            <text:p><text:s text:c="2"/>714 <text:s/></text:p>
          </table:table-cell>
          <table:table-cell table:style-name="ce27" office:value-type="float" office:value="147">
            <text:p><text:s text:c="2"/>147 <text:s/></text:p>
          </table:table-cell>
          <table:table-cell table:style-name="ce37" office:value-type="float" office:value="97">
            <text:p><text:s text:c="2"/>97 <text:s/></text:p>
          </table:table-cell>
          <table:table-cell table:style-name="ce37" office:value-type="float" office:value="50">
            <text:p><text:s text:c="2"/>50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St. Gallen</text:p>
          </table:table-cell>
          <table:table-cell table:style-name="ce27" office:value-type="float" office:value="489608">
            <text:p><text:s/>489 608 <text:s/></text:p>
          </table:table-cell>
          <table:table-cell table:style-name="ce37" office:value-type="float" office:value="244255">
            <text:p><text:s/>244 255 <text:s/></text:p>
          </table:table-cell>
          <table:table-cell table:style-name="ce37" office:value-type="float" office:value="245353">
            <text:p><text:s/>245 353 <text:s/></text:p>
          </table:table-cell>
          <table:table-cell table:style-name="ce37" office:value-type="float" office:value="378324">
            <text:p><text:s/>378 324 <text:s/></text:p>
          </table:table-cell>
          <table:table-cell table:style-name="ce37" office:value-type="float" office:value="183985">
            <text:p><text:s/>183 985 <text:s/></text:p>
          </table:table-cell>
          <table:table-cell table:style-name="ce37" office:value-type="float" office:value="194339">
            <text:p><text:s/>194 339 <text:s/></text:p>
          </table:table-cell>
          <table:table-cell table:style-name="ce37" office:value-type="float" office:value="111284">
            <text:p><text:s/>111 284 <text:s/></text:p>
          </table:table-cell>
          <table:table-cell table:style-name="ce37" office:value-type="float" office:value="60270">
            <text:p><text:s/>60 270 <text:s/></text:p>
          </table:table-cell>
          <table:table-cell table:style-name="ce37" office:value-type="float" office:value="51014">
            <text:p><text:s/>51 014 <text:s/></text:p>
          </table:table-cell>
          <table:table-cell table:style-name="ce27" office:value-type="float" office:value="4156">
            <text:p><text:s/>4 156 <text:s/></text:p>
          </table:table-cell>
          <table:table-cell table:style-name="ce37" office:value-type="float" office:value="2987">
            <text:p><text:s/>2 987 <text:s/></text:p>
          </table:table-cell>
          <table:table-cell table:style-name="ce37" office:value-type="float" office:value="1169">
            <text:p><text:s/>1 169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Graubünden</text:p>
          </table:table-cell>
          <table:table-cell table:style-name="ce27" office:value-type="float" office:value="194055">
            <text:p><text:s/>194 055 <text:s/></text:p>
          </table:table-cell>
          <table:table-cell table:style-name="ce37" office:value-type="float" office:value="96773">
            <text:p><text:s/>96 773 <text:s/></text:p>
          </table:table-cell>
          <table:table-cell table:style-name="ce37" office:value-type="float" office:value="97282">
            <text:p><text:s/>97 282 <text:s/></text:p>
          </table:table-cell>
          <table:table-cell table:style-name="ce37" office:value-type="float" office:value="160094">
            <text:p><text:s/>160 094 <text:s/></text:p>
          </table:table-cell>
          <table:table-cell table:style-name="ce37" office:value-type="float" office:value="78151">
            <text:p><text:s/>78 151 <text:s/></text:p>
          </table:table-cell>
          <table:table-cell table:style-name="ce37" office:value-type="float" office:value="81943">
            <text:p><text:s/>81 943 <text:s/></text:p>
          </table:table-cell>
          <table:table-cell table:style-name="ce37" office:value-type="float" office:value="33961">
            <text:p><text:s/>33 961 <text:s/></text:p>
          </table:table-cell>
          <table:table-cell table:style-name="ce37" office:value-type="float" office:value="18622">
            <text:p><text:s/>18 622 <text:s/></text:p>
          </table:table-cell>
          <table:table-cell table:style-name="ce37" office:value-type="float" office:value="15339">
            <text:p><text:s/>15 339 <text:s/></text:p>
          </table:table-cell>
          <table:table-cell table:style-name="ce27" office:value-type="float" office:value="6248">
            <text:p><text:s/>6 248 <text:s/></text:p>
          </table:table-cell>
          <table:table-cell table:style-name="ce37" office:value-type="float" office:value="4274">
            <text:p><text:s/>4 274 <text:s/></text:p>
          </table:table-cell>
          <table:table-cell table:style-name="ce37" office:value-type="float" office:value="1974">
            <text:p><text:s/>1 974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Thurgau</text:p>
          </table:table-cell>
          <table:table-cell table:style-name="ce27" office:value-type="float" office:value="258140">
            <text:p><text:s/>258 140 <text:s/></text:p>
          </table:table-cell>
          <table:table-cell table:style-name="ce37" office:value-type="float" office:value="129765">
            <text:p><text:s/>129 765 <text:s/></text:p>
          </table:table-cell>
          <table:table-cell table:style-name="ce37" office:value-type="float" office:value="128375">
            <text:p><text:s/>128 375 <text:s/></text:p>
          </table:table-cell>
          <table:table-cell table:style-name="ce37" office:value-type="float" office:value="198590">
            <text:p><text:s/>198 590 <text:s/></text:p>
          </table:table-cell>
          <table:table-cell table:style-name="ce37" office:value-type="float" office:value="97435">
            <text:p><text:s/>97 435 <text:s/></text:p>
          </table:table-cell>
          <table:table-cell table:style-name="ce37" office:value-type="float" office:value="101155">
            <text:p><text:s/>101 155 <text:s/></text:p>
          </table:table-cell>
          <table:table-cell table:style-name="ce37" office:value-type="float" office:value="59550">
            <text:p><text:s/>59 550 <text:s/></text:p>
          </table:table-cell>
          <table:table-cell table:style-name="ce37" office:value-type="float" office:value="32330">
            <text:p><text:s/>32 330 <text:s/></text:p>
          </table:table-cell>
          <table:table-cell table:style-name="ce37" office:value-type="float" office:value="27220">
            <text:p><text:s/>27 220 <text:s/></text:p>
          </table:table-cell>
          <table:table-cell table:style-name="ce27" office:value-type="float" office:value="2976">
            <text:p><text:s/>2 976 <text:s/></text:p>
          </table:table-cell>
          <table:table-cell table:style-name="ce37" office:value-type="float" office:value="1874">
            <text:p><text:s/>1 874 <text:s/></text:p>
          </table:table-cell>
          <table:table-cell table:style-name="ce37" office:value-type="float" office:value="1102">
            <text:p><text:s/>1 102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Luzern</text:p>
          </table:table-cell>
          <table:table-cell table:style-name="ce27" office:value-type="float" office:value="388163">
            <text:p><text:s/>388 163 <text:s/></text:p>
          </table:table-cell>
          <table:table-cell table:style-name="ce37" office:value-type="float" office:value="192399">
            <text:p><text:s/>192 399 <text:s/></text:p>
          </table:table-cell>
          <table:table-cell table:style-name="ce37" office:value-type="float" office:value="195764">
            <text:p><text:s/>195 764 <text:s/></text:p>
          </table:table-cell>
          <table:table-cell table:style-name="ce37" office:value-type="float" office:value="321969">
            <text:p><text:s/>321 969 <text:s/></text:p>
          </table:table-cell>
          <table:table-cell table:style-name="ce37" office:value-type="float" office:value="157145">
            <text:p><text:s/>157 145 <text:s/></text:p>
          </table:table-cell>
          <table:table-cell table:style-name="ce37" office:value-type="float" office:value="164824">
            <text:p><text:s/>164 824 <text:s/></text:p>
          </table:table-cell>
          <table:table-cell table:style-name="ce37" office:value-type="float" office:value="66194">
            <text:p><text:s/>66 194 <text:s/></text:p>
          </table:table-cell>
          <table:table-cell table:style-name="ce37" office:value-type="float" office:value="35254">
            <text:p><text:s/>35 254 <text:s/></text:p>
          </table:table-cell>
          <table:table-cell table:style-name="ce37" office:value-type="float" office:value="30940">
            <text:p><text:s/>30 940 <text:s/></text:p>
          </table:table-cell>
          <table:table-cell table:style-name="ce27" office:value-type="float" office:value="3567">
            <text:p><text:s/>3 567 <text:s/></text:p>
          </table:table-cell>
          <table:table-cell table:style-name="ce37" office:value-type="float" office:value="2372">
            <text:p><text:s/>2 372 <text:s/></text:p>
          </table:table-cell>
          <table:table-cell table:style-name="ce37" office:value-type="float" office:value="1195">
            <text:p><text:s/>1 195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Uri</text:p>
          </table:table-cell>
          <table:table-cell table:style-name="ce27" office:value-type="float" office:value="35838">
            <text:p><text:s/>35 838 <text:s/></text:p>
          </table:table-cell>
          <table:table-cell table:style-name="ce37" office:value-type="float" office:value="18312">
            <text:p><text:s/>18 312 <text:s/></text:p>
          </table:table-cell>
          <table:table-cell table:style-name="ce37" office:value-type="float" office:value="17526">
            <text:p><text:s/>17 526 <text:s/></text:p>
          </table:table-cell>
          <table:table-cell table:style-name="ce37" office:value-type="float" office:value="31934">
            <text:p><text:s/>31 934 <text:s/></text:p>
          </table:table-cell>
          <table:table-cell table:style-name="ce37" office:value-type="float" office:value="16038">
            <text:p><text:s/>16 038 <text:s/></text:p>
          </table:table-cell>
          <table:table-cell table:style-name="ce37" office:value-type="float" office:value="15896">
            <text:p><text:s/>15 896 <text:s/></text:p>
          </table:table-cell>
          <table:table-cell table:style-name="ce37" office:value-type="float" office:value="3904">
            <text:p><text:s/>3 904 <text:s/></text:p>
          </table:table-cell>
          <table:table-cell table:style-name="ce37" office:value-type="float" office:value="2274">
            <text:p><text:s/>2 274 <text:s/></text:p>
          </table:table-cell>
          <table:table-cell table:style-name="ce37" office:value-type="float" office:value="1630">
            <text:p><text:s/>1 630 <text:s/></text:p>
          </table:table-cell>
          <table:table-cell table:style-name="ce27" office:value-type="float" office:value="541">
            <text:p><text:s text:c="2"/>541 <text:s/></text:p>
          </table:table-cell>
          <table:table-cell table:style-name="ce37" office:value-type="float" office:value="402">
            <text:p><text:s text:c="2"/>402 <text:s/></text:p>
          </table:table-cell>
          <table:table-cell table:style-name="ce37" office:value-type="float" office:value="139">
            <text:p><text:s text:c="2"/>139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Schwyz</text:p>
          </table:table-cell>
          <table:table-cell table:style-name="ce27" office:value-type="float" office:value="149940">
            <text:p><text:s/>149 940 <text:s/></text:p>
          </table:table-cell>
          <table:table-cell table:style-name="ce37" office:value-type="float" office:value="76669">
            <text:p><text:s/>76 669 <text:s/></text:p>
          </table:table-cell>
          <table:table-cell table:style-name="ce37" office:value-type="float" office:value="73271">
            <text:p><text:s/>73 271 <text:s/></text:p>
          </table:table-cell>
          <table:table-cell table:style-name="ce37" office:value-type="float" office:value="120750">
            <text:p><text:s/>120 750 <text:s/></text:p>
          </table:table-cell>
          <table:table-cell table:style-name="ce37" office:value-type="float" office:value="60822">
            <text:p><text:s/>60 822 <text:s/></text:p>
          </table:table-cell>
          <table:table-cell table:style-name="ce37" office:value-type="float" office:value="59928">
            <text:p><text:s/>59 928 <text:s/></text:p>
          </table:table-cell>
          <table:table-cell table:style-name="ce37" office:value-type="float" office:value="29190">
            <text:p><text:s/>29 190 <text:s/></text:p>
          </table:table-cell>
          <table:table-cell table:style-name="ce37" office:value-type="float" office:value="15847">
            <text:p><text:s/>15 847 <text:s/></text:p>
          </table:table-cell>
          <table:table-cell table:style-name="ce37" office:value-type="float" office:value="13343">
            <text:p><text:s/>13 343 <text:s/></text:p>
          </table:table-cell>
          <table:table-cell table:style-name="ce27" office:value-type="float" office:value="1606">
            <text:p><text:s/>1 606 <text:s/></text:p>
          </table:table-cell>
          <table:table-cell table:style-name="ce37" office:value-type="float" office:value="1093">
            <text:p><text:s/>1 093 <text:s/></text:p>
          </table:table-cell>
          <table:table-cell table:style-name="ce37" office:value-type="float" office:value="513">
            <text:p><text:s text:c="2"/>513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Obwalden</text:p>
          </table:table-cell>
          <table:table-cell table:style-name="ce27" office:value-type="float" office:value="36323">
            <text:p><text:s/>36 323 <text:s/></text:p>
          </table:table-cell>
          <table:table-cell table:style-name="ce37" office:value-type="float" office:value="18403">
            <text:p><text:s/>18 403 <text:s/></text:p>
          </table:table-cell>
          <table:table-cell table:style-name="ce37" office:value-type="float" office:value="17920">
            <text:p><text:s/>17 920 <text:s/></text:p>
          </table:table-cell>
          <table:table-cell table:style-name="ce37" office:value-type="float" office:value="31320">
            <text:p><text:s/>31 320 <text:s/></text:p>
          </table:table-cell>
          <table:table-cell table:style-name="ce37" office:value-type="float" office:value="15633">
            <text:p><text:s/>15 633 <text:s/></text:p>
          </table:table-cell>
          <table:table-cell table:style-name="ce37" office:value-type="float" office:value="15687">
            <text:p><text:s/>15 687 <text:s/></text:p>
          </table:table-cell>
          <table:table-cell table:style-name="ce37" office:value-type="float" office:value="5003">
            <text:p><text:s/>5 003 <text:s/></text:p>
          </table:table-cell>
          <table:table-cell table:style-name="ce37" office:value-type="float" office:value="2770">
            <text:p><text:s/>2 770 <text:s/></text:p>
          </table:table-cell>
          <table:table-cell table:style-name="ce37" office:value-type="float" office:value="2233">
            <text:p><text:s/>2 233 <text:s/></text:p>
          </table:table-cell>
          <table:table-cell table:style-name="ce27" office:value-type="float" office:value="433">
            <text:p><text:s text:c="2"/>433 <text:s/></text:p>
          </table:table-cell>
          <table:table-cell table:style-name="ce37" office:value-type="float" office:value="322">
            <text:p><text:s text:c="2"/>322 <text:s/></text:p>
          </table:table-cell>
          <table:table-cell table:style-name="ce37" office:value-type="float" office:value="111">
            <text:p><text:s text:c="2"/>111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Nidwalden</text:p>
          </table:table-cell>
          <table:table-cell table:style-name="ce27" office:value-type="float" office:value="41650">
            <text:p><text:s/>41 650 <text:s/></text:p>
          </table:table-cell>
          <table:table-cell table:style-name="ce37" office:value-type="float" office:value="21305">
            <text:p><text:s/>21 305 <text:s/></text:p>
          </table:table-cell>
          <table:table-cell table:style-name="ce37" office:value-type="float" office:value="20345">
            <text:p><text:s/>20 345 <text:s/></text:p>
          </table:table-cell>
          <table:table-cell table:style-name="ce37" office:value-type="float" office:value="36289">
            <text:p><text:s/>36 289 <text:s/></text:p>
          </table:table-cell>
          <table:table-cell table:style-name="ce37" office:value-type="float" office:value="18327">
            <text:p><text:s/>18 327 <text:s/></text:p>
          </table:table-cell>
          <table:table-cell table:style-name="ce37" office:value-type="float" office:value="17962">
            <text:p><text:s/>17 962 <text:s/></text:p>
          </table:table-cell>
          <table:table-cell table:style-name="ce37" office:value-type="float" office:value="5361">
            <text:p><text:s/>5 361 <text:s/></text:p>
          </table:table-cell>
          <table:table-cell table:style-name="ce37" office:value-type="float" office:value="2978">
            <text:p><text:s/>2 978 <text:s/></text:p>
          </table:table-cell>
          <table:table-cell table:style-name="ce37" office:value-type="float" office:value="2383">
            <text:p><text:s/>2 383 <text:s/></text:p>
          </table:table-cell>
          <table:table-cell table:style-name="ce27" office:value-type="float" office:value="325">
            <text:p><text:s text:c="2"/>325 <text:s/></text:p>
          </table:table-cell>
          <table:table-cell table:style-name="ce37" office:value-type="float" office:value="220">
            <text:p><text:s text:c="2"/>220 <text:s/></text:p>
          </table:table-cell>
          <table:table-cell table:style-name="ce37" office:value-type="float" office:value="105">
            <text:p><text:s text:c="2"/>105 <text:s/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Zug</text:p>
          </table:table-cell>
          <table:table-cell table:style-name="ce27" office:value-type="float" office:value="116839">
            <text:p><text:s/>116 839 <text:s/></text:p>
          </table:table-cell>
          <table:table-cell table:style-name="ce37" office:value-type="float" office:value="58918">
            <text:p><text:s/>58 918 <text:s/></text:p>
          </table:table-cell>
          <table:table-cell table:style-name="ce37" office:value-type="float" office:value="57921">
            <text:p><text:s/>57 921 <text:s/></text:p>
          </table:table-cell>
          <table:table-cell table:style-name="ce37" office:value-type="float" office:value="86992">
            <text:p><text:s/>86 992 <text:s/></text:p>
          </table:table-cell>
          <table:table-cell table:style-name="ce37" office:value-type="float" office:value="42819">
            <text:p><text:s/>42 819 <text:s/></text:p>
          </table:table-cell>
          <table:table-cell table:style-name="ce37" office:value-type="float" office:value="44173">
            <text:p><text:s/>44 173 <text:s/></text:p>
          </table:table-cell>
          <table:table-cell table:style-name="ce37" office:value-type="float" office:value="29847">
            <text:p><text:s/>29 847 <text:s/></text:p>
          </table:table-cell>
          <table:table-cell table:style-name="ce37" office:value-type="float" office:value="16099">
            <text:p><text:s/>16 099 <text:s/></text:p>
          </table:table-cell>
          <table:table-cell table:style-name="ce37" office:value-type="float" office:value="13748">
            <text:p><text:s/>13 748 <text:s/></text:p>
          </table:table-cell>
          <table:table-cell table:style-name="ce27" office:value-type="float" office:value="1620">
            <text:p><text:s/>1 620 <text:s/></text:p>
          </table:table-cell>
          <table:table-cell table:style-name="ce37" office:value-type="float" office:value="1291">
            <text:p><text:s/>1 291 <text:s/></text:p>
          </table:table-cell>
          <table:table-cell table:style-name="ce37" office:value-type="float" office:value="329">
            <text:p><text:s text:c="2"/>329 <text:s/></text:p>
          </table:table-cell>
          <table:table-cell table:number-columns-repeated="1011"/>
        </table:table-row>
        <table:table-row table:style-name="ro7">
          <table:table-cell table:style-name="ce10" office:value-type="string">
            <text:p>Tessin</text:p>
          </table:table-cell>
          <table:table-cell table:style-name="ce26" office:value-type="float" office:value="343952">
            <text:p><text:s/>343 952 <text:s/></text:p>
          </table:table-cell>
          <table:table-cell table:style-name="ce36" office:value-type="float" office:value="167228">
            <text:p><text:s/>167 228 <text:s/></text:p>
          </table:table-cell>
          <table:table-cell table:style-name="ce36" office:value-type="float" office:value="176724">
            <text:p><text:s/>176 724 <text:s/></text:p>
          </table:table-cell>
          <table:table-cell table:style-name="ce36" office:value-type="float" office:value="251180">
            <text:p><text:s/>251 180 <text:s/></text:p>
          </table:table-cell>
          <table:table-cell table:style-name="ce36" office:value-type="float" office:value="117768">
            <text:p><text:s/>117 768 <text:s/></text:p>
          </table:table-cell>
          <table:table-cell table:style-name="ce36" office:value-type="float" office:value="133412">
            <text:p><text:s/>133 412 <text:s/></text:p>
          </table:table-cell>
          <table:table-cell table:style-name="ce36" office:value-type="float" office:value="92772">
            <text:p><text:s/>92 772 <text:s/></text:p>
          </table:table-cell>
          <table:table-cell table:style-name="ce36" office:value-type="float" office:value="49460">
            <text:p><text:s/>49 460 <text:s/></text:p>
          </table:table-cell>
          <table:table-cell table:style-name="ce36" office:value-type="float" office:value="43312">
            <text:p><text:s/>43 312 <text:s/></text:p>
          </table:table-cell>
          <table:table-cell table:style-name="ce26" office:value-type="float" office:value="3035">
            <text:p><text:s/>3 035 <text:s/></text:p>
          </table:table-cell>
          <table:table-cell table:style-name="ce36" office:value-type="float" office:value="1810">
            <text:p><text:s/>1 810 <text:s/></text:p>
          </table:table-cell>
          <table:table-cell table:style-name="ce36" office:value-type="float" office:value="1225">
            <text:p><text:s/>1 225 <text:s/></text:p>
          </table:table-cell>
          <table:table-cell table:number-columns-repeated="1011"/>
        </table:table-row>
        <table:table-row table:style-name="ro4">
          <table:table-cell table:style-name="ce12"/>
          <table:table-cell table:style-name="ce28"/>
          <table:table-cell table:style-name="ce38" table:number-columns-repeated="8"/>
          <table:table-cell table:style-name="ce28"/>
          <table:table-cell table:style-name="ce38" table:number-columns-repeated="2"/>
          <table:table-cell table:number-columns-repeated="1011"/>
        </table:table-row>
        <table:table-row table:style-name="ro7">
          <table:table-cell table:style-name="ce13" table:number-columns-repeated="13"/>
          <table:table-cell table:number-columns-repeated="1011"/>
        </table:table-row>
        <table:table-row table:style-name="ro6">
          <table:table-cell table:style-name="ce14" office:value-type="string">
            <text:p>1) Inkl. Staatenlos und ohne Angabe</text:p>
          </table:table-cell>
          <table:table-cell table:style-name="ce29" table:number-columns-repeated="12"/>
          <table:table-cell table:number-columns-repeated="1011"/>
        </table:table-row>
        <table:table-row table:style-name="ro8">
          <table:table-cell table:style-name="ce15"/>
          <table:table-cell table:style-name="ce29" table:number-columns-repeated="12"/>
          <table:table-cell table:number-columns-repeated="1011"/>
        </table:table-row>
        <table:table-row table:style-name="ro6">
          <table:table-cell table:style-name="ce16" office:value-type="string">
            <text:p>Stand am 25.09.2013</text:p>
          </table:table-cell>
          <table:table-cell table:style-name="ce30"/>
          <table:table-cell table:style-name="ce13" table:number-columns-repeated="11"/>
          <table:table-cell table:number-columns-repeated="1011"/>
        </table:table-row>
        <table:table-row table:style-name="ro6">
          <table:table-cell table:style-name="ce14" office:value-type="string">
            <text:p>Quelle: STATPOP</text:p>
          </table:table-cell>
          <table:table-cell table:number-columns-repeated="1023"/>
        </table:table-row>
        <table:table-row table:style-name="ro6">
          <table:table-cell table:style-name="ce14" office:value-type="string">
            <text:p>Auskunft: Informationszentrum, Sektion Demografie und Migration, 032 713 67 11, info.dem@bfs.admin.ch</text:p>
          </table:table-cell>
          <table:table-cell table:number-columns-repeated="1023"/>
        </table:table-row>
        <table:table-row table:style-name="ro6">
          <table:table-cell table:style-name="ce17" office:value-type="string">
            <text:p>© BFS - Statistisches Lexikon der Schweiz</text:p>
          </table:table-cell>
          <table:table-cell table:number-columns-repeated="1023"/>
        </table:table-row>
        <table:table-row table:style-name="ro6" table:number-rows-repeated="104853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1_Quartal.$A$1" table:cell-range-address="$2_Quartal.$A$1:.$M$43" table:range-usable-as="print-range"/>
        </table:named-expressions>
      </table:table>
      <table:table table:name="3_Quartal" table:style-name="ta3">
        <office:forms form:automatic-focus="false" form:apply-design-mode="false"/>
        <table:table-column table:style-name="co1" table:default-cell-style-name="ce3"/>
        <table:table-column table:style-name="co2" table:number-columns-repeated="12" table:default-cell-style-name="ce3"/>
        <table:table-column table:style-name="co3" table:number-columns-repeated="40" table:default-cell-style-name="ce3"/>
        <table:table-column table:style-name="co4" table:number-columns-repeated="971" table:default-cell-style-name="Default"/>
        <table:table-row table:style-name="ro5">
          <table:table-cell table:style-name="ce1" office:value-type="string">
            <text:p>cc-d-1.1.1.3.3</text:p>
          </table:table-cell>
          <table:table-cell table:style-name="ce18" office:value-type="string" table:number-columns-spanned="12" table:number-rows-spanned="1">
            <text:p>Ständige und nichtständige Wohnbevölkerung nach Staatsangehörigkeitskategorie, Geschlecht und Kanton, am Ende des dritten Quartals 2013</text:p>
          </table:table-cell>
          <table:covered-table-cell table:number-columns-repeated="11" table:style-name="ce31"/>
          <table:table-cell table:number-columns-repeated="1011"/>
        </table:table-row>
        <table:table-row table:style-name="ro2">
          <table:table-cell table:style-name="ce2"/>
          <table:table-cell table:style-name="ce19" office:value-type="string">
            <text:p>Provisorische Quartalsdate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>
            <text:p>Grossregion</text:p>
          </table:table-cell>
          <table:table-cell table:style-name="ce20" office:value-type="string">
            <text:p>Ständige Wohnbevölkerung</text:p>
          </table:table-cell>
          <table:table-cell table:style-name="ce32" table:number-columns-repeated="2"/>
          <table:table-cell table:style-name="ce39"/>
          <table:table-cell table:style-name="ce20" table:number-columns-repeated="4"/>
          <table:table-cell table:style-name="ce22"/>
          <table:table-cell table:style-name="ce40" office:value-type="string">
            <text:p>Nichtständige ausländische</text:p>
          </table:table-cell>
          <table:table-cell table:style-name="ce32" table:number-columns-repeated="2"/>
          <table:table-cell table:number-columns-repeated="1011"/>
        </table:table-row>
        <table:table-row table:style-name="ro2">
          <table:table-cell table:style-name="ce5"/>
          <table:table-cell table:style-name="ce21" office:value-type="string">
            <text:p>Total</text:p>
          </table:table-cell>
          <table:table-cell table:style-name="ce20"/>
          <table:table-cell table:style-name="ce22"/>
          <table:table-cell table:style-name="ce20" office:value-type="string">
            <text:p>Schweizer</text:p>
          </table:table-cell>
          <table:table-cell table:style-name="ce20"/>
          <table:table-cell table:style-name="ce22"/>
          <table:table-cell table:style-name="ce20" office:value-type="string">
            <text:p>Ausländer 1)</text:p>
          </table:table-cell>
          <table:table-cell table:style-name="ce20"/>
          <table:table-cell table:style-name="ce22"/>
          <table:table-cell table:style-name="ce41" office:value-type="string">
            <text:p>Wohnbevölkerung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6" office:value-type="string">
            <text:p>Kanton</text:p>
          </table:table-cell>
          <table:table-cell table:style-name="ce22" office:value-type="string">
            <text:p>Total</text:p>
          </table:table-cell>
          <table:table-cell table:style-name="ce33" office:value-type="string">
            <text:p>Mann</text:p>
          </table:table-cell>
          <table:table-cell table:style-name="ce33" office:value-type="string">
            <text:p>Frau</text:p>
          </table:table-cell>
          <table:table-cell table:style-name="ce22" office:value-type="string">
            <text:p>Total</text:p>
          </table:table-cell>
          <table:table-cell table:style-name="ce33" office:value-type="string">
            <text:p>Mann</text:p>
          </table:table-cell>
          <table:table-cell table:style-name="ce33" office:value-type="string">
            <text:p>Frau</text:p>
          </table:table-cell>
          <table:table-cell table:style-name="ce22" office:value-type="string">
            <text:p>Total</text:p>
          </table:table-cell>
          <table:table-cell table:style-name="ce33" office:value-type="string">
            <text:p>Mann</text:p>
          </table:table-cell>
          <table:table-cell table:style-name="ce33" office:value-type="string">
            <text:p>Frau</text:p>
          </table:table-cell>
          <table:table-cell table:style-name="ce22" office:value-type="string">
            <text:p>Total</text:p>
          </table:table-cell>
          <table:table-cell table:style-name="ce33" office:value-type="string">
            <text:p>Mann</text:p>
          </table:table-cell>
          <table:table-cell table:style-name="ce21" office:value-type="string">
            <text:p>Frau</text:p>
          </table:table-cell>
          <table:table-cell table:number-columns-repeated="1011"/>
        </table:table-row>
        <table:table-row table:style-name="ro4">
          <table:table-cell table:style-name="ce7"/>
          <table:table-cell table:style-name="ce23"/>
          <table:table-cell table:style-name="ce7" table:number-columns-repeated="5"/>
          <table:table-cell table:style-name="ce32"/>
          <table:table-cell table:style-name="ce7" table:number-columns-repeated="2"/>
          <table:table-cell table:style-name="ce40"/>
          <table:table-cell table:style-name="ce7" table:number-columns-repeated="2"/>
          <table:table-cell table:number-columns-repeated="1011"/>
        </table:table-row>
        <table:table-row table:style-name="ro2">
          <table:table-cell table:style-name="ce8" office:value-type="string">
            <text:p>Total</text:p>
          </table:table-cell>
          <table:table-cell table:style-name="ce24"/>
          <table:table-cell table:style-name="ce34" table:number-columns-repeated="8"/>
          <table:table-cell table:style-name="ce24"/>
          <table:table-cell table:style-name="ce34" table:number-columns-repeated="2"/>
          <table:table-cell table:number-columns-repeated="1011"/>
        </table:table-row>
        <table:table-row table:style-name="ro4">
          <table:table-cell table:style-name="ce43"/>
          <table:table-cell table:style-name="ce44"/>
          <table:table-cell table:style-name="ce45" table:number-columns-repeated="8"/>
          <table:table-cell table:style-name="ce44"/>
          <table:table-cell table:style-name="ce45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Genferseeregion</text:p>
          </table:table-cell>
          <table:table-cell table:style-name="ce26"/>
          <table:table-cell table:style-name="ce36" table:number-columns-repeated="8"/>
          <table:table-cell table:style-name="ce26"/>
          <table:table-cell table:style-name="ce36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Waadt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Wallis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Genf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Espace Mittelland</text:p>
          </table:table-cell>
          <table:table-cell table:style-name="ce26"/>
          <table:table-cell table:style-name="ce36" table:number-columns-repeated="8"/>
          <table:table-cell table:style-name="ce26"/>
          <table:table-cell table:style-name="ce36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Bern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Freiburg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Solothurn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Neuenburg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11" office:value-type="string">
            <text:p>Jura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Nordwestschweiz</text:p>
          </table:table-cell>
          <table:table-cell table:style-name="ce26"/>
          <table:table-cell table:style-name="ce36" table:number-columns-repeated="8"/>
          <table:table-cell table:style-name="ce26"/>
          <table:table-cell table:style-name="ce36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Basel-Stadt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Basel-Landschaft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Aargau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Zürich</text:p>
          </table:table-cell>
          <table:table-cell table:style-name="ce26"/>
          <table:table-cell table:style-name="ce36" table:number-columns-repeated="8"/>
          <table:table-cell table:style-name="ce26"/>
          <table:table-cell table:style-name="ce36" table:number-columns-repeated="2"/>
          <table:table-cell table:number-columns-repeated="1011"/>
        </table:table-row>
        <table:table-row table:style-name="ro4">
          <table:table-cell table:style-name="ce7"/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Ostschweiz</text:p>
          </table:table-cell>
          <table:table-cell table:style-name="ce26"/>
          <table:table-cell table:style-name="ce36" table:number-columns-repeated="8"/>
          <table:table-cell table:style-name="ce26"/>
          <table:table-cell table:style-name="ce36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Glarus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Schaffhausen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Appenzell A.Rh.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Appenzell I.Rh.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St. Gallen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Graubünden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Thurgau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Zentralschweiz</text:p>
          </table:table-cell>
          <table:table-cell table:style-name="ce26"/>
          <table:table-cell table:style-name="ce36" table:number-columns-repeated="8"/>
          <table:table-cell table:style-name="ce26"/>
          <table:table-cell table:style-name="ce36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Luzern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Uri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Schwyz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Obwalden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Nidwalden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7" office:value-type="string">
            <text:p>Zug</text:p>
          </table:table-cell>
          <table:table-cell table:style-name="ce27"/>
          <table:table-cell table:style-name="ce37" table:number-columns-repeated="8"/>
          <table:table-cell table:style-name="ce27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10" office:value-type="string">
            <text:p>Tessin</text:p>
          </table:table-cell>
          <table:table-cell table:style-name="ce26"/>
          <table:table-cell table:style-name="ce36" table:number-columns-repeated="8"/>
          <table:table-cell table:style-name="ce26"/>
          <table:table-cell table:style-name="ce36" table:number-columns-repeated="2"/>
          <table:table-cell table:number-columns-repeated="1011"/>
        </table:table-row>
        <table:table-row table:style-name="ro4">
          <table:table-cell table:style-name="ce12"/>
          <table:table-cell table:style-name="ce28"/>
          <table:table-cell table:style-name="ce38" table:number-columns-repeated="8"/>
          <table:table-cell table:style-name="ce28"/>
          <table:table-cell table:style-name="ce38" table:number-columns-repeated="2"/>
          <table:table-cell table:number-columns-repeated="1011"/>
        </table:table-row>
        <table:table-row table:style-name="ro2">
          <table:table-cell table:style-name="ce13" table:number-columns-repeated="13"/>
          <table:table-cell table:number-columns-repeated="1011"/>
        </table:table-row>
        <table:table-row table:style-name="ro2">
          <table:table-cell table:style-name="ce14" office:value-type="string">
            <text:p>1) Inkl. Staatenlos und ohne Angabe</text:p>
          </table:table-cell>
          <table:table-cell table:style-name="ce29" table:number-columns-repeated="12"/>
          <table:table-cell table:number-columns-repeated="1011"/>
        </table:table-row>
        <table:table-row table:style-name="ro2">
          <table:table-cell table:style-name="ce15"/>
          <table:table-cell table:style-name="ce29" table:number-columns-repeated="12"/>
          <table:table-cell table:number-columns-repeated="1011"/>
        </table:table-row>
        <table:table-row table:style-name="ro2">
          <table:table-cell table:style-name="ce16" office:value-type="string">
            <text:p>Stand am </text:p>
          </table:table-cell>
          <table:table-cell table:style-name="ce30"/>
          <table:table-cell table:style-name="ce13" table:number-columns-repeated="11"/>
          <table:table-cell table:number-columns-repeated="1011"/>
        </table:table-row>
        <table:table-row table:style-name="ro2">
          <table:table-cell table:style-name="ce14" office:value-type="string">
            <text:p>Quelle: STATPOP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Auskunft: Informationszentrum, Sektion Demografie und Migration, 032 713 67 11, info.dem@bfs.admin.ch</text:p>
          </table:table-cell>
          <table:table-cell table:number-columns-repeated="1023"/>
        </table:table-row>
        <table:table-row table:style-name="ro2">
          <table:table-cell table:style-name="ce17" office:value-type="string">
            <text:p>© BFS - Statistisches Lexikon der Schweiz</text:p>
          </table:table-cell>
          <table:table-cell table:number-columns-repeated="1023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5" table:default-cell-style-name="ce7"/>
        <table:table-column table:style-name="co5" table:default-cell-style-name="ce27"/>
        <table:table-column table:style-name="co5" table:number-columns-repeated="8" table:default-cell-style-name="ce37"/>
        <table:table-column table:style-name="co5" table:default-cell-style-name="Default"/>
        <table:table-column table:style-name="co5" table:default-cell-style-name="ce46"/>
        <table:table-column table:style-name="co5" table:default-cell-style-name="ce47"/>
        <table:table-row table:style-name="ro6">
          <table:table-cell table:style-name="ce6" office:value-type="string">
            <text:p>Kanton</text:p>
          </table:table-cell>
          <table:table-cell table:style-name="ce22" office:value-type="string">
            <text:p>Total</text:p>
          </table:table-cell>
          <table:table-cell table:style-name="ce33" office:value-type="string">
            <text:p>Mann</text:p>
          </table:table-cell>
          <table:table-cell table:style-name="ce33" office:value-type="string">
            <text:p>Frau</text:p>
          </table:table-cell>
          <table:table-cell table:style-name="ce22" office:value-type="string">
            <text:p>Schweizer Total</text:p>
          </table:table-cell>
          <table:table-cell table:style-name="ce33" office:value-type="string">
            <text:p>Schweizer Mann</text:p>
          </table:table-cell>
          <table:table-cell table:style-name="ce33" office:value-type="string">
            <text:p>Schweizer Frau</text:p>
          </table:table-cell>
          <table:table-cell table:style-name="ce22" office:value-type="string">
            <text:p>Ausländer Total</text:p>
          </table:table-cell>
          <table:table-cell table:style-name="ce33" office:value-type="string">
            <text:p>Ausländer Mann</text:p>
          </table:table-cell>
          <table:table-cell table:style-name="ce33" office:value-type="string">
            <text:p>Ausländer Frau</text:p>
          </table:table-cell>
          <table:table-cell/>
          <table:table-cell table:style-name="Default" table:number-columns-repeated="2"/>
        </table:table-row>
        <table:table-row table:style-name="ro6">
          <table:table-cell office:value-type="string">
            <text:p>Aargau</text:p>
          </table:table-cell>
          <table:table-cell office:value-type="float" office:value="631693">
            <text:p><text:s/>631 693 <text:s/></text:p>
          </table:table-cell>
          <table:table-cell office:value-type="float" office:value="316108">
            <text:p><text:s/>316 108 <text:s/></text:p>
          </table:table-cell>
          <table:table-cell office:value-type="float" office:value="315585">
            <text:p><text:s/>315 585 <text:s/></text:p>
          </table:table-cell>
          <table:table-cell office:value-type="float" office:value="485558">
            <text:p><text:s/>485 558 <text:s/></text:p>
          </table:table-cell>
          <table:table-cell office:value-type="float" office:value="237682">
            <text:p><text:s/>237 682 <text:s/></text:p>
          </table:table-cell>
          <table:table-cell office:value-type="float" office:value="247876">
            <text:p><text:s/>247 876 <text:s/></text:p>
          </table:table-cell>
          <table:table-cell office:value-type="float" office:value="146135">
            <text:p><text:s/>146 135 <text:s/></text:p>
          </table:table-cell>
          <table:table-cell office:value-type="float" office:value="78426">
            <text:p><text:s/>78 426 <text:s/></text:p>
          </table:table-cell>
          <table:table-cell office:value-type="float" office:value="67709">
            <text:p><text:s/>67 709 <text:s/></text:p>
          </table:table-cell>
          <table:table-cell/>
          <table:table-cell office:value-type="string">
            <text:p>AG</text:p>
          </table:table-cell>
          <table:table-cell/>
        </table:table-row>
        <table:table-row table:style-name="ro6">
          <table:table-cell office:value-type="string">
            <text:p>Appenzell A.Rh.</text:p>
          </table:table-cell>
          <table:table-cell office:value-type="float" office:value="53460">
            <text:p><text:s/>53 460 <text:s/></text:p>
          </table:table-cell>
          <table:table-cell office:value-type="float" office:value="26862">
            <text:p><text:s/>26 862 <text:s/></text:p>
          </table:table-cell>
          <table:table-cell office:value-type="float" office:value="26598">
            <text:p><text:s/>26 598 <text:s/></text:p>
          </table:table-cell>
          <table:table-cell office:value-type="float" office:value="45519">
            <text:p><text:s/>45 519 <text:s/></text:p>
          </table:table-cell>
          <table:table-cell office:value-type="float" office:value="22540">
            <text:p><text:s/>22 540 <text:s/></text:p>
          </table:table-cell>
          <table:table-cell office:value-type="float" office:value="22979">
            <text:p><text:s/>22 979 <text:s/></text:p>
          </table:table-cell>
          <table:table-cell office:value-type="float" office:value="7941">
            <text:p><text:s/>7 941 <text:s/></text:p>
          </table:table-cell>
          <table:table-cell office:value-type="float" office:value="4322">
            <text:p><text:s/>4 322 <text:s/></text:p>
          </table:table-cell>
          <table:table-cell office:value-type="float" office:value="3619">
            <text:p><text:s/>3 619 <text:s/></text:p>
          </table:table-cell>
          <table:table-cell/>
          <table:table-cell office:value-type="string">
            <text:p>AR</text:p>
          </table:table-cell>
          <table:table-cell/>
        </table:table-row>
        <table:table-row table:style-name="ro6">
          <table:table-cell office:value-type="string">
            <text:p>Appenzell I.Rh.</text:p>
          </table:table-cell>
          <table:table-cell office:value-type="float" office:value="15782">
            <text:p><text:s/>15 782 <text:s/></text:p>
          </table:table-cell>
          <table:table-cell office:value-type="float" office:value="8084">
            <text:p><text:s/>8 084 <text:s/></text:p>
          </table:table-cell>
          <table:table-cell office:value-type="float" office:value="7698">
            <text:p><text:s/>7 698 <text:s/></text:p>
          </table:table-cell>
          <table:table-cell office:value-type="float" office:value="14174">
            <text:p><text:s/>14 174 <text:s/></text:p>
          </table:table-cell>
          <table:table-cell office:value-type="float" office:value="7190">
            <text:p><text:s/>7 190 <text:s/></text:p>
          </table:table-cell>
          <table:table-cell office:value-type="float" office:value="6984">
            <text:p><text:s/>6 984 <text:s/></text:p>
          </table:table-cell>
          <table:table-cell office:value-type="float" office:value="1608">
            <text:p><text:s/>1 608 <text:s/></text:p>
          </table:table-cell>
          <table:table-cell office:value-type="float" office:value="894">
            <text:p><text:s text:c="2"/>894 <text:s/></text:p>
          </table:table-cell>
          <table:table-cell office:value-type="float" office:value="714">
            <text:p><text:s text:c="2"/>714 <text:s/></text:p>
          </table:table-cell>
          <table:table-cell/>
          <table:table-cell office:value-type="string">
            <text:p>AI</text:p>
          </table:table-cell>
          <table:table-cell/>
        </table:table-row>
        <table:table-row table:style-name="ro6">
          <table:table-cell office:value-type="string">
            <text:p>Basel-Landschaft</text:p>
          </table:table-cell>
          <table:table-cell office:value-type="float" office:value="276976">
            <text:p><text:s/>276 976 <text:s/></text:p>
          </table:table-cell>
          <table:table-cell office:value-type="float" office:value="135435">
            <text:p><text:s/>135 435 <text:s/></text:p>
          </table:table-cell>
          <table:table-cell office:value-type="float" office:value="141541">
            <text:p><text:s/>141 541 <text:s/></text:p>
          </table:table-cell>
          <table:table-cell office:value-type="float" office:value="220632">
            <text:p><text:s/>220 632 <text:s/></text:p>
          </table:table-cell>
          <table:table-cell office:value-type="float" office:value="105845">
            <text:p><text:s/>105 845 <text:s/></text:p>
          </table:table-cell>
          <table:table-cell office:value-type="float" office:value="114787">
            <text:p><text:s/>114 787 <text:s/></text:p>
          </table:table-cell>
          <table:table-cell office:value-type="float" office:value="56344">
            <text:p><text:s/>56 344 <text:s/></text:p>
          </table:table-cell>
          <table:table-cell office:value-type="float" office:value="29590">
            <text:p><text:s/>29 590 <text:s/></text:p>
          </table:table-cell>
          <table:table-cell office:value-type="float" office:value="26754">
            <text:p><text:s/>26 754 <text:s/></text:p>
          </table:table-cell>
          <table:table-cell/>
          <table:table-cell office:value-type="string">
            <text:p>BL</text:p>
          </table:table-cell>
          <table:table-cell/>
        </table:table-row>
        <table:table-row table:style-name="ro6">
          <table:table-cell office:value-type="string">
            <text:p>Basel-Stadt</text:p>
          </table:table-cell>
          <table:table-cell office:value-type="float" office:value="188528">
            <text:p><text:s/>188 528 <text:s/></text:p>
          </table:table-cell>
          <table:table-cell office:value-type="float" office:value="90617">
            <text:p><text:s/>90 617 <text:s/></text:p>
          </table:table-cell>
          <table:table-cell office:value-type="float" office:value="97911">
            <text:p><text:s/>97 911 <text:s/></text:p>
          </table:table-cell>
          <table:table-cell office:value-type="float" office:value="124785">
            <text:p><text:s/>124 785 <text:s/></text:p>
          </table:table-cell>
          <table:table-cell office:value-type="float" office:value="57371">
            <text:p><text:s/>57 371 <text:s/></text:p>
          </table:table-cell>
          <table:table-cell office:value-type="float" office:value="67414">
            <text:p><text:s/>67 414 <text:s/></text:p>
          </table:table-cell>
          <table:table-cell office:value-type="float" office:value="63743">
            <text:p><text:s/>63 743 <text:s/></text:p>
          </table:table-cell>
          <table:table-cell office:value-type="float" office:value="33246">
            <text:p><text:s/>33 246 <text:s/></text:p>
          </table:table-cell>
          <table:table-cell office:value-type="float" office:value="30497">
            <text:p><text:s/>30 497 <text:s/></text:p>
          </table:table-cell>
          <table:table-cell/>
          <table:table-cell office:value-type="string">
            <text:p>BS</text:p>
          </table:table-cell>
          <table:table-cell/>
        </table:table-row>
        <table:table-row table:style-name="ro6">
          <table:table-cell office:value-type="string">
            <text:p>Bern</text:p>
          </table:table-cell>
          <table:table-cell office:value-type="float" office:value="996228">
            <text:p><text:s/>996 228 <text:s/></text:p>
          </table:table-cell>
          <table:table-cell office:value-type="float" office:value="486860">
            <text:p><text:s/>486 860 <text:s/></text:p>
          </table:table-cell>
          <table:table-cell office:value-type="float" office:value="509368">
            <text:p><text:s/>509 368 <text:s/></text:p>
          </table:table-cell>
          <table:table-cell office:value-type="float" office:value="854812">
            <text:p><text:s/>854 812 <text:s/></text:p>
          </table:table-cell>
          <table:table-cell office:value-type="float" office:value="411779">
            <text:p><text:s/>411 779 <text:s/></text:p>
          </table:table-cell>
          <table:table-cell office:value-type="float" office:value="443033">
            <text:p><text:s/>443 033 <text:s/></text:p>
          </table:table-cell>
          <table:table-cell office:value-type="float" office:value="141416">
            <text:p><text:s/>141 416 <text:s/></text:p>
          </table:table-cell>
          <table:table-cell office:value-type="float" office:value="75081">
            <text:p><text:s/>75 081 <text:s/></text:p>
          </table:table-cell>
          <table:table-cell office:value-type="float" office:value="66335">
            <text:p><text:s/>66 335 <text:s/></text:p>
          </table:table-cell>
          <table:table-cell/>
          <table:table-cell office:value-type="string">
            <text:p>BE</text:p>
          </table:table-cell>
          <table:table-cell/>
        </table:table-row>
        <table:table-row table:style-name="ro6">
          <table:table-cell office:value-type="string">
            <text:p>Freiburg</text:p>
          </table:table-cell>
          <table:table-cell office:value-type="float" office:value="294224">
            <text:p><text:s/>294 224 <text:s/></text:p>
          </table:table-cell>
          <table:table-cell office:value-type="float" office:value="146936">
            <text:p><text:s/>146 936 <text:s/></text:p>
          </table:table-cell>
          <table:table-cell office:value-type="float" office:value="147288">
            <text:p><text:s/>147 288 <text:s/></text:p>
          </table:table-cell>
          <table:table-cell office:value-type="float" office:value="234221">
            <text:p><text:s/>234 221 <text:s/></text:p>
          </table:table-cell>
          <table:table-cell office:value-type="float" office:value="114810">
            <text:p><text:s/>114 810 <text:s/></text:p>
          </table:table-cell>
          <table:table-cell office:value-type="float" office:value="119411">
            <text:p><text:s/>119 411 <text:s/></text:p>
          </table:table-cell>
          <table:table-cell office:value-type="float" office:value="60003">
            <text:p><text:s/>60 003 <text:s/></text:p>
          </table:table-cell>
          <table:table-cell office:value-type="float" office:value="32126">
            <text:p><text:s/>32 126 <text:s/></text:p>
          </table:table-cell>
          <table:table-cell office:value-type="float" office:value="27877">
            <text:p><text:s/>27 877 <text:s/></text:p>
          </table:table-cell>
          <table:table-cell/>
          <table:table-cell office:value-type="string">
            <text:p>FR</text:p>
          </table:table-cell>
          <table:table-cell/>
        </table:table-row>
        <table:table-row table:style-name="ro6">
          <table:table-cell office:value-type="string">
            <text:p>Genf</text:p>
          </table:table-cell>
          <table:table-cell office:value-type="float" office:value="466725">
            <text:p><text:s/>466 725 <text:s/></text:p>
          </table:table-cell>
          <table:table-cell office:value-type="float" office:value="225639">
            <text:p><text:s/>225 639 <text:s/></text:p>
          </table:table-cell>
          <table:table-cell office:value-type="float" office:value="241086">
            <text:p><text:s/>241 086 <text:s/></text:p>
          </table:table-cell>
          <table:table-cell office:value-type="float" office:value="279532">
            <text:p><text:s/>279 532 <text:s/></text:p>
          </table:table-cell>
          <table:table-cell office:value-type="float" office:value="129699">
            <text:p><text:s/>129 699 <text:s/></text:p>
          </table:table-cell>
          <table:table-cell office:value-type="float" office:value="149833">
            <text:p><text:s/>149 833 <text:s/></text:p>
          </table:table-cell>
          <table:table-cell office:value-type="float" office:value="187193">
            <text:p><text:s/>187 193 <text:s/></text:p>
          </table:table-cell>
          <table:table-cell office:value-type="float" office:value="95940">
            <text:p><text:s/>95 940 <text:s/></text:p>
          </table:table-cell>
          <table:table-cell office:value-type="float" office:value="91253">
            <text:p><text:s/>91 253 <text:s/></text:p>
          </table:table-cell>
          <table:table-cell/>
          <table:table-cell office:value-type="string">
            <text:p>GE</text:p>
          </table:table-cell>
          <table:table-cell/>
        </table:table-row>
        <table:table-row table:style-name="ro6">
          <table:table-cell office:value-type="string">
            <text:p>Glarus</text:p>
          </table:table-cell>
          <table:table-cell office:value-type="float" office:value="39470">
            <text:p><text:s/>39 470 <text:s/></text:p>
          </table:table-cell>
          <table:table-cell office:value-type="float" office:value="19985">
            <text:p><text:s/>19 985 <text:s/></text:p>
          </table:table-cell>
          <table:table-cell office:value-type="float" office:value="19485">
            <text:p><text:s/>19 485 <text:s/></text:p>
          </table:table-cell>
          <table:table-cell office:value-type="float" office:value="30741">
            <text:p><text:s/>30 741 <text:s/></text:p>
          </table:table-cell>
          <table:table-cell office:value-type="float" office:value="15086">
            <text:p><text:s/>15 086 <text:s/></text:p>
          </table:table-cell>
          <table:table-cell office:value-type="float" office:value="15655">
            <text:p><text:s/>15 655 <text:s/></text:p>
          </table:table-cell>
          <table:table-cell office:value-type="float" office:value="8729">
            <text:p><text:s/>8 729 <text:s/></text:p>
          </table:table-cell>
          <table:table-cell office:value-type="float" office:value="4899">
            <text:p><text:s/>4 899 <text:s/></text:p>
          </table:table-cell>
          <table:table-cell office:value-type="float" office:value="3830">
            <text:p><text:s/>3 830 <text:s/></text:p>
          </table:table-cell>
          <table:table-cell/>
          <table:table-cell office:value-type="string">
            <text:p>GL</text:p>
          </table:table-cell>
          <table:table-cell/>
        </table:table-row>
        <table:table-row table:style-name="ro6">
          <table:table-cell office:value-type="string">
            <text:p>Graubünden</text:p>
          </table:table-cell>
          <table:table-cell office:value-type="float" office:value="194055">
            <text:p><text:s/>194 055 <text:s/></text:p>
          </table:table-cell>
          <table:table-cell office:value-type="float" office:value="96773">
            <text:p><text:s/>96 773 <text:s/></text:p>
          </table:table-cell>
          <table:table-cell office:value-type="float" office:value="97282">
            <text:p><text:s/>97 282 <text:s/></text:p>
          </table:table-cell>
          <table:table-cell office:value-type="float" office:value="160094">
            <text:p><text:s/>160 094 <text:s/></text:p>
          </table:table-cell>
          <table:table-cell office:value-type="float" office:value="78151">
            <text:p><text:s/>78 151 <text:s/></text:p>
          </table:table-cell>
          <table:table-cell office:value-type="float" office:value="81943">
            <text:p><text:s/>81 943 <text:s/></text:p>
          </table:table-cell>
          <table:table-cell office:value-type="float" office:value="33961">
            <text:p><text:s/>33 961 <text:s/></text:p>
          </table:table-cell>
          <table:table-cell office:value-type="float" office:value="18622">
            <text:p><text:s/>18 622 <text:s/></text:p>
          </table:table-cell>
          <table:table-cell office:value-type="float" office:value="15339">
            <text:p><text:s/>15 339 <text:s/></text:p>
          </table:table-cell>
          <table:table-cell/>
          <table:table-cell office:value-type="string">
            <text:p>GR</text:p>
          </table:table-cell>
          <table:table-cell/>
        </table:table-row>
        <table:table-row table:style-name="ro6">
          <table:table-cell table:style-name="ce11" office:value-type="string">
            <text:p>Jura</text:p>
          </table:table-cell>
          <table:table-cell office:value-type="float" office:value="71279">
            <text:p><text:s/>71 279 <text:s/></text:p>
          </table:table-cell>
          <table:table-cell office:value-type="float" office:value="35138">
            <text:p><text:s/>35 138 <text:s/></text:p>
          </table:table-cell>
          <table:table-cell office:value-type="float" office:value="36141">
            <text:p><text:s/>36 141 <text:s/></text:p>
          </table:table-cell>
          <table:table-cell office:value-type="float" office:value="61834">
            <text:p><text:s/>61 834 <text:s/></text:p>
          </table:table-cell>
          <table:table-cell office:value-type="float" office:value="30048">
            <text:p><text:s/>30 048 <text:s/></text:p>
          </table:table-cell>
          <table:table-cell office:value-type="float" office:value="31786">
            <text:p><text:s/>31 786 <text:s/></text:p>
          </table:table-cell>
          <table:table-cell office:value-type="float" office:value="9445">
            <text:p><text:s/>9 445 <text:s/></text:p>
          </table:table-cell>
          <table:table-cell office:value-type="float" office:value="5090">
            <text:p><text:s/>5 090 <text:s/></text:p>
          </table:table-cell>
          <table:table-cell office:value-type="float" office:value="4355">
            <text:p><text:s/>4 355 <text:s/></text:p>
          </table:table-cell>
          <table:table-cell/>
          <table:table-cell office:value-type="string">
            <text:p>JU</text:p>
          </table:table-cell>
          <table:table-cell/>
        </table:table-row>
        <table:table-row table:style-name="ro6">
          <table:table-cell office:value-type="string">
            <text:p>Luzern</text:p>
          </table:table-cell>
          <table:table-cell office:value-type="float" office:value="388163">
            <text:p><text:s/>388 163 <text:s/></text:p>
          </table:table-cell>
          <table:table-cell office:value-type="float" office:value="192399">
            <text:p><text:s/>192 399 <text:s/></text:p>
          </table:table-cell>
          <table:table-cell office:value-type="float" office:value="195764">
            <text:p><text:s/>195 764 <text:s/></text:p>
          </table:table-cell>
          <table:table-cell office:value-type="float" office:value="321969">
            <text:p><text:s/>321 969 <text:s/></text:p>
          </table:table-cell>
          <table:table-cell office:value-type="float" office:value="157145">
            <text:p><text:s/>157 145 <text:s/></text:p>
          </table:table-cell>
          <table:table-cell office:value-type="float" office:value="164824">
            <text:p><text:s/>164 824 <text:s/></text:p>
          </table:table-cell>
          <table:table-cell office:value-type="float" office:value="66194">
            <text:p><text:s/>66 194 <text:s/></text:p>
          </table:table-cell>
          <table:table-cell office:value-type="float" office:value="35254">
            <text:p><text:s/>35 254 <text:s/></text:p>
          </table:table-cell>
          <table:table-cell office:value-type="float" office:value="30940">
            <text:p><text:s/>30 940 <text:s/></text:p>
          </table:table-cell>
          <table:table-cell/>
          <table:table-cell office:value-type="string">
            <text:p>LU</text:p>
          </table:table-cell>
          <table:table-cell/>
        </table:table-row>
        <table:table-row table:style-name="ro6">
          <table:table-cell office:value-type="string">
            <text:p>Neuenburg</text:p>
          </table:table-cell>
          <table:table-cell office:value-type="float" office:value="175481">
            <text:p><text:s/>175 481 <text:s/></text:p>
          </table:table-cell>
          <table:table-cell office:value-type="float" office:value="85571">
            <text:p><text:s/>85 571 <text:s/></text:p>
          </table:table-cell>
          <table:table-cell office:value-type="float" office:value="89910">
            <text:p><text:s/>89 910 <text:s/></text:p>
          </table:table-cell>
          <table:table-cell office:value-type="float" office:value="132572">
            <text:p><text:s/>132 572 <text:s/></text:p>
          </table:table-cell>
          <table:table-cell office:value-type="float" office:value="62470">
            <text:p><text:s/>62 470 <text:s/></text:p>
          </table:table-cell>
          <table:table-cell office:value-type="float" office:value="70102">
            <text:p><text:s/>70 102 <text:s/></text:p>
          </table:table-cell>
          <table:table-cell office:value-type="float" office:value="42909">
            <text:p><text:s/>42 909 <text:s/></text:p>
          </table:table-cell>
          <table:table-cell office:value-type="float" office:value="23101">
            <text:p><text:s/>23 101 <text:s/></text:p>
          </table:table-cell>
          <table:table-cell office:value-type="float" office:value="19808">
            <text:p><text:s/>19 808 <text:s/></text:p>
          </table:table-cell>
          <table:table-cell/>
          <table:table-cell office:value-type="string">
            <text:p>NE</text:p>
          </table:table-cell>
          <table:table-cell/>
        </table:table-row>
        <table:table-row table:style-name="ro6">
          <table:table-cell office:value-type="string">
            <text:p>Nidwalden</text:p>
          </table:table-cell>
          <table:table-cell office:value-type="float" office:value="41650">
            <text:p><text:s/>41 650 <text:s/></text:p>
          </table:table-cell>
          <table:table-cell office:value-type="float" office:value="21305">
            <text:p><text:s/>21 305 <text:s/></text:p>
          </table:table-cell>
          <table:table-cell office:value-type="float" office:value="20345">
            <text:p><text:s/>20 345 <text:s/></text:p>
          </table:table-cell>
          <table:table-cell office:value-type="float" office:value="36289">
            <text:p><text:s/>36 289 <text:s/></text:p>
          </table:table-cell>
          <table:table-cell office:value-type="float" office:value="18327">
            <text:p><text:s/>18 327 <text:s/></text:p>
          </table:table-cell>
          <table:table-cell office:value-type="float" office:value="17962">
            <text:p><text:s/>17 962 <text:s/></text:p>
          </table:table-cell>
          <table:table-cell office:value-type="float" office:value="5361">
            <text:p><text:s/>5 361 <text:s/></text:p>
          </table:table-cell>
          <table:table-cell office:value-type="float" office:value="2978">
            <text:p><text:s/>2 978 <text:s/></text:p>
          </table:table-cell>
          <table:table-cell office:value-type="float" office:value="2383">
            <text:p><text:s/>2 383 <text:s/></text:p>
          </table:table-cell>
          <table:table-cell/>
          <table:table-cell office:value-type="string">
            <text:p>NW</text:p>
          </table:table-cell>
          <table:table-cell/>
        </table:table-row>
        <table:table-row table:style-name="ro6">
          <table:table-cell office:value-type="string">
            <text:p>Obwalden</text:p>
          </table:table-cell>
          <table:table-cell office:value-type="float" office:value="36323">
            <text:p><text:s/>36 323 <text:s/></text:p>
          </table:table-cell>
          <table:table-cell office:value-type="float" office:value="18403">
            <text:p><text:s/>18 403 <text:s/></text:p>
          </table:table-cell>
          <table:table-cell office:value-type="float" office:value="17920">
            <text:p><text:s/>17 920 <text:s/></text:p>
          </table:table-cell>
          <table:table-cell office:value-type="float" office:value="31320">
            <text:p><text:s/>31 320 <text:s/></text:p>
          </table:table-cell>
          <table:table-cell office:value-type="float" office:value="15633">
            <text:p><text:s/>15 633 <text:s/></text:p>
          </table:table-cell>
          <table:table-cell office:value-type="float" office:value="15687">
            <text:p><text:s/>15 687 <text:s/></text:p>
          </table:table-cell>
          <table:table-cell office:value-type="float" office:value="5003">
            <text:p><text:s/>5 003 <text:s/></text:p>
          </table:table-cell>
          <table:table-cell office:value-type="float" office:value="2770">
            <text:p><text:s/>2 770 <text:s/></text:p>
          </table:table-cell>
          <table:table-cell office:value-type="float" office:value="2233">
            <text:p><text:s/>2 233 <text:s/></text:p>
          </table:table-cell>
          <table:table-cell/>
          <table:table-cell office:value-type="string">
            <text:p>OW</text:p>
          </table:table-cell>
          <table:table-cell/>
        </table:table-row>
        <table:table-row table:style-name="ro6">
          <table:table-cell office:value-type="string">
            <text:p>Schaffhausen</text:p>
          </table:table-cell>
          <table:table-cell office:value-type="float" office:value="78364">
            <text:p><text:s/>78 364 <text:s/></text:p>
          </table:table-cell>
          <table:table-cell office:value-type="float" office:value="38565">
            <text:p><text:s/>38 565 <text:s/></text:p>
          </table:table-cell>
          <table:table-cell office:value-type="float" office:value="39799">
            <text:p><text:s/>39 799 <text:s/></text:p>
          </table:table-cell>
          <table:table-cell office:value-type="float" office:value="59245">
            <text:p><text:s/>59 245 <text:s/></text:p>
          </table:table-cell>
          <table:table-cell office:value-type="float" office:value="28434">
            <text:p><text:s/>28 434 <text:s/></text:p>
          </table:table-cell>
          <table:table-cell office:value-type="float" office:value="30811">
            <text:p><text:s/>30 811 <text:s/></text:p>
          </table:table-cell>
          <table:table-cell office:value-type="float" office:value="19119">
            <text:p><text:s/>19 119 <text:s/></text:p>
          </table:table-cell>
          <table:table-cell office:value-type="float" office:value="10131">
            <text:p><text:s/>10 131 <text:s/></text:p>
          </table:table-cell>
          <table:table-cell office:value-type="float" office:value="8988">
            <text:p><text:s/>8 988 <text:s/></text:p>
          </table:table-cell>
          <table:table-cell/>
          <table:table-cell office:value-type="string">
            <text:p>SH</text:p>
          </table:table-cell>
          <table:table-cell/>
        </table:table-row>
        <table:table-row table:style-name="ro6">
          <table:table-cell office:value-type="string">
            <text:p>Schwyz</text:p>
          </table:table-cell>
          <table:table-cell office:value-type="float" office:value="149940">
            <text:p><text:s/>149 940 <text:s/></text:p>
          </table:table-cell>
          <table:table-cell office:value-type="float" office:value="76669">
            <text:p><text:s/>76 669 <text:s/></text:p>
          </table:table-cell>
          <table:table-cell office:value-type="float" office:value="73271">
            <text:p><text:s/>73 271 <text:s/></text:p>
          </table:table-cell>
          <table:table-cell office:value-type="float" office:value="120750">
            <text:p><text:s/>120 750 <text:s/></text:p>
          </table:table-cell>
          <table:table-cell office:value-type="float" office:value="60822">
            <text:p><text:s/>60 822 <text:s/></text:p>
          </table:table-cell>
          <table:table-cell office:value-type="float" office:value="59928">
            <text:p><text:s/>59 928 <text:s/></text:p>
          </table:table-cell>
          <table:table-cell office:value-type="float" office:value="29190">
            <text:p><text:s/>29 190 <text:s/></text:p>
          </table:table-cell>
          <table:table-cell office:value-type="float" office:value="15847">
            <text:p><text:s/>15 847 <text:s/></text:p>
          </table:table-cell>
          <table:table-cell office:value-type="float" office:value="13343">
            <text:p><text:s/>13 343 <text:s/></text:p>
          </table:table-cell>
          <table:table-cell/>
          <table:table-cell office:value-type="string">
            <text:p>SZ</text:p>
          </table:table-cell>
          <table:table-cell/>
        </table:table-row>
        <table:table-row table:style-name="ro6">
          <table:table-cell office:value-type="string">
            <text:p>Solothurn</text:p>
          </table:table-cell>
          <table:table-cell office:value-type="float" office:value="260471">
            <text:p><text:s/>260 471 <text:s/></text:p>
          </table:table-cell>
          <table:table-cell office:value-type="float" office:value="129120">
            <text:p><text:s/>129 120 <text:s/></text:p>
          </table:table-cell>
          <table:table-cell office:value-type="float" office:value="131351">
            <text:p><text:s/>131 351 <text:s/></text:p>
          </table:table-cell>
          <table:table-cell office:value-type="float" office:value="208039">
            <text:p><text:s/>208 039 <text:s/></text:p>
          </table:table-cell>
          <table:table-cell office:value-type="float" office:value="101412">
            <text:p><text:s/>101 412 <text:s/></text:p>
          </table:table-cell>
          <table:table-cell office:value-type="float" office:value="106627">
            <text:p><text:s/>106 627 <text:s/></text:p>
          </table:table-cell>
          <table:table-cell office:value-type="float" office:value="52432">
            <text:p><text:s/>52 432 <text:s/></text:p>
          </table:table-cell>
          <table:table-cell office:value-type="float" office:value="27708">
            <text:p><text:s/>27 708 <text:s/></text:p>
          </table:table-cell>
          <table:table-cell office:value-type="float" office:value="24724">
            <text:p><text:s/>24 724 <text:s/></text:p>
          </table:table-cell>
          <table:table-cell/>
          <table:table-cell office:value-type="string">
            <text:p>SO</text:p>
          </table:table-cell>
          <table:table-cell/>
        </table:table-row>
        <table:table-row table:style-name="ro6">
          <table:table-cell office:value-type="string">
            <text:p>St. Gallen</text:p>
          </table:table-cell>
          <table:table-cell office:value-type="float" office:value="489608">
            <text:p><text:s/>489 608 <text:s/></text:p>
          </table:table-cell>
          <table:table-cell office:value-type="float" office:value="244255">
            <text:p><text:s/>244 255 <text:s/></text:p>
          </table:table-cell>
          <table:table-cell office:value-type="float" office:value="245353">
            <text:p><text:s/>245 353 <text:s/></text:p>
          </table:table-cell>
          <table:table-cell office:value-type="float" office:value="378324">
            <text:p><text:s/>378 324 <text:s/></text:p>
          </table:table-cell>
          <table:table-cell office:value-type="float" office:value="183985">
            <text:p><text:s/>183 985 <text:s/></text:p>
          </table:table-cell>
          <table:table-cell office:value-type="float" office:value="194339">
            <text:p><text:s/>194 339 <text:s/></text:p>
          </table:table-cell>
          <table:table-cell office:value-type="float" office:value="111284">
            <text:p><text:s/>111 284 <text:s/></text:p>
          </table:table-cell>
          <table:table-cell office:value-type="float" office:value="60270">
            <text:p><text:s/>60 270 <text:s/></text:p>
          </table:table-cell>
          <table:table-cell office:value-type="float" office:value="51014">
            <text:p><text:s/>51 014 <text:s/></text:p>
          </table:table-cell>
          <table:table-cell/>
          <table:table-cell office:value-type="string">
            <text:p>SG</text:p>
          </table:table-cell>
          <table:table-cell/>
        </table:table-row>
        <table:table-row table:style-name="ro6">
          <table:table-cell table:style-name="ce10" office:value-type="string">
            <text:p>Tessin</text:p>
          </table:table-cell>
          <table:table-cell table:style-name="ce26" office:value-type="float" office:value="343952">
            <text:p><text:s/>343 952 <text:s/></text:p>
          </table:table-cell>
          <table:table-cell table:style-name="ce36" office:value-type="float" office:value="167228">
            <text:p><text:s/>167 228 <text:s/></text:p>
          </table:table-cell>
          <table:table-cell table:style-name="ce36" office:value-type="float" office:value="176724">
            <text:p><text:s/>176 724 <text:s/></text:p>
          </table:table-cell>
          <table:table-cell table:style-name="ce36" office:value-type="float" office:value="251180">
            <text:p><text:s/>251 180 <text:s/></text:p>
          </table:table-cell>
          <table:table-cell table:style-name="ce36" office:value-type="float" office:value="117768">
            <text:p><text:s/>117 768 <text:s/></text:p>
          </table:table-cell>
          <table:table-cell table:style-name="ce36" office:value-type="float" office:value="133412">
            <text:p><text:s/>133 412 <text:s/></text:p>
          </table:table-cell>
          <table:table-cell table:style-name="ce36" office:value-type="float" office:value="92772">
            <text:p><text:s/>92 772 <text:s/></text:p>
          </table:table-cell>
          <table:table-cell table:style-name="ce36" office:value-type="float" office:value="49460">
            <text:p><text:s/>49 460 <text:s/></text:p>
          </table:table-cell>
          <table:table-cell table:style-name="ce36" office:value-type="float" office:value="43312">
            <text:p><text:s/>43 312 <text:s/></text:p>
          </table:table-cell>
          <table:table-cell/>
          <table:table-cell office:value-type="string">
            <text:p>TI</text:p>
          </table:table-cell>
          <table:table-cell/>
        </table:table-row>
        <table:table-row table:style-name="ro6">
          <table:table-cell office:value-type="string">
            <text:p>Thurgau</text:p>
          </table:table-cell>
          <table:table-cell office:value-type="float" office:value="258140">
            <text:p><text:s/>258 140 <text:s/></text:p>
          </table:table-cell>
          <table:table-cell office:value-type="float" office:value="129765">
            <text:p><text:s/>129 765 <text:s/></text:p>
          </table:table-cell>
          <table:table-cell office:value-type="float" office:value="128375">
            <text:p><text:s/>128 375 <text:s/></text:p>
          </table:table-cell>
          <table:table-cell office:value-type="float" office:value="198590">
            <text:p><text:s/>198 590 <text:s/></text:p>
          </table:table-cell>
          <table:table-cell office:value-type="float" office:value="97435">
            <text:p><text:s/>97 435 <text:s/></text:p>
          </table:table-cell>
          <table:table-cell office:value-type="float" office:value="101155">
            <text:p><text:s/>101 155 <text:s/></text:p>
          </table:table-cell>
          <table:table-cell office:value-type="float" office:value="59550">
            <text:p><text:s/>59 550 <text:s/></text:p>
          </table:table-cell>
          <table:table-cell office:value-type="float" office:value="32330">
            <text:p><text:s/>32 330 <text:s/></text:p>
          </table:table-cell>
          <table:table-cell office:value-type="float" office:value="27220">
            <text:p><text:s/>27 220 <text:s/></text:p>
          </table:table-cell>
          <table:table-cell/>
          <table:table-cell office:value-type="string">
            <text:p>TG</text:p>
          </table:table-cell>
          <table:table-cell/>
        </table:table-row>
        <table:table-row table:style-name="ro6">
          <table:table-cell office:value-type="string">
            <text:p>Uri</text:p>
          </table:table-cell>
          <table:table-cell office:value-type="float" office:value="35838">
            <text:p><text:s/>35 838 <text:s/></text:p>
          </table:table-cell>
          <table:table-cell office:value-type="float" office:value="18312">
            <text:p><text:s/>18 312 <text:s/></text:p>
          </table:table-cell>
          <table:table-cell office:value-type="float" office:value="17526">
            <text:p><text:s/>17 526 <text:s/></text:p>
          </table:table-cell>
          <table:table-cell office:value-type="float" office:value="31934">
            <text:p><text:s/>31 934 <text:s/></text:p>
          </table:table-cell>
          <table:table-cell office:value-type="float" office:value="16038">
            <text:p><text:s/>16 038 <text:s/></text:p>
          </table:table-cell>
          <table:table-cell office:value-type="float" office:value="15896">
            <text:p><text:s/>15 896 <text:s/></text:p>
          </table:table-cell>
          <table:table-cell office:value-type="float" office:value="3904">
            <text:p><text:s/>3 904 <text:s/></text:p>
          </table:table-cell>
          <table:table-cell office:value-type="float" office:value="2274">
            <text:p><text:s/>2 274 <text:s/></text:p>
          </table:table-cell>
          <table:table-cell office:value-type="float" office:value="1630">
            <text:p><text:s/>1 630 <text:s/></text:p>
          </table:table-cell>
          <table:table-cell/>
          <table:table-cell office:value-type="string">
            <text:p>UR</text:p>
          </table:table-cell>
          <table:table-cell/>
        </table:table-row>
        <table:table-row table:style-name="ro6">
          <table:table-cell office:value-type="string">
            <text:p>Waadt</text:p>
          </table:table-cell>
          <table:table-cell office:value-type="float" office:value="742053">
            <text:p><text:s/>742 053 <text:s/></text:p>
          </table:table-cell>
          <table:table-cell office:value-type="float" office:value="363027">
            <text:p><text:s/>363 027 <text:s/></text:p>
          </table:table-cell>
          <table:table-cell office:value-type="float" office:value="379026">
            <text:p><text:s/>379 026 <text:s/></text:p>
          </table:table-cell>
          <table:table-cell office:value-type="float" office:value="501380">
            <text:p><text:s/>501 380 <text:s/></text:p>
          </table:table-cell>
          <table:table-cell office:value-type="float" office:value="236563">
            <text:p><text:s/>236 563 <text:s/></text:p>
          </table:table-cell>
          <table:table-cell office:value-type="float" office:value="264817">
            <text:p><text:s/>264 817 <text:s/></text:p>
          </table:table-cell>
          <table:table-cell office:value-type="float" office:value="240673">
            <text:p><text:s/>240 673 <text:s/></text:p>
          </table:table-cell>
          <table:table-cell office:value-type="float" office:value="126464">
            <text:p><text:s/>126 464 <text:s/></text:p>
          </table:table-cell>
          <table:table-cell office:value-type="float" office:value="114209">
            <text:p><text:s/>114 209 <text:s/></text:p>
          </table:table-cell>
          <table:table-cell/>
          <table:table-cell office:value-type="string">
            <text:p>VD</text:p>
          </table:table-cell>
          <table:table-cell/>
        </table:table-row>
        <table:table-row table:style-name="ro6">
          <table:table-cell office:value-type="string">
            <text:p>Wallis</text:p>
          </table:table-cell>
          <table:table-cell office:value-type="float" office:value="323861">
            <text:p><text:s/>323 861 <text:s/></text:p>
          </table:table-cell>
          <table:table-cell office:value-type="float" office:value="160564">
            <text:p><text:s/>160 564 <text:s/></text:p>
          </table:table-cell>
          <table:table-cell office:value-type="float" office:value="163297">
            <text:p><text:s/>163 297 <text:s/></text:p>
          </table:table-cell>
          <table:table-cell office:value-type="float" office:value="252641">
            <text:p><text:s/>252 641 <text:s/></text:p>
          </table:table-cell>
          <table:table-cell office:value-type="float" office:value="122475">
            <text:p><text:s/>122 475 <text:s/></text:p>
          </table:table-cell>
          <table:table-cell office:value-type="float" office:value="130166">
            <text:p><text:s/>130 166 <text:s/></text:p>
          </table:table-cell>
          <table:table-cell office:value-type="float" office:value="71220">
            <text:p><text:s/>71 220 <text:s/></text:p>
          </table:table-cell>
          <table:table-cell office:value-type="float" office:value="38089">
            <text:p><text:s/>38 089 <text:s/></text:p>
          </table:table-cell>
          <table:table-cell office:value-type="float" office:value="33131">
            <text:p><text:s/>33 131 <text:s/></text:p>
          </table:table-cell>
          <table:table-cell/>
          <table:table-cell office:value-type="string">
            <text:p>VS</text:p>
          </table:table-cell>
          <table:table-cell/>
        </table:table-row>
        <table:table-row table:style-name="ro6">
          <table:table-cell office:value-type="string">
            <text:p>Zug</text:p>
          </table:table-cell>
          <table:table-cell office:value-type="float" office:value="116839">
            <text:p><text:s/>116 839 <text:s/></text:p>
          </table:table-cell>
          <table:table-cell office:value-type="float" office:value="58918">
            <text:p><text:s/>58 918 <text:s/></text:p>
          </table:table-cell>
          <table:table-cell office:value-type="float" office:value="57921">
            <text:p><text:s/>57 921 <text:s/></text:p>
          </table:table-cell>
          <table:table-cell office:value-type="float" office:value="86992">
            <text:p><text:s/>86 992 <text:s/></text:p>
          </table:table-cell>
          <table:table-cell office:value-type="float" office:value="42819">
            <text:p><text:s/>42 819 <text:s/></text:p>
          </table:table-cell>
          <table:table-cell office:value-type="float" office:value="44173">
            <text:p><text:s/>44 173 <text:s/></text:p>
          </table:table-cell>
          <table:table-cell office:value-type="float" office:value="29847">
            <text:p><text:s/>29 847 <text:s/></text:p>
          </table:table-cell>
          <table:table-cell office:value-type="float" office:value="16099">
            <text:p><text:s/>16 099 <text:s/></text:p>
          </table:table-cell>
          <table:table-cell office:value-type="float" office:value="13748">
            <text:p><text:s/>13 748 <text:s/></text:p>
          </table:table-cell>
          <table:table-cell/>
          <table:table-cell office:value-type="string">
            <text:p>ZG</text:p>
          </table:table-cell>
          <table:table-cell/>
        </table:table-row>
        <table:table-row table:style-name="ro6">
          <table:table-cell table:style-name="ce10" office:value-type="string">
            <text:p>Zürich</text:p>
          </table:table-cell>
          <table:table-cell table:style-name="ce26" office:value-type="float" office:value="1416240">
            <text:p>1 416 240 <text:s/></text:p>
          </table:table-cell>
          <table:table-cell table:style-name="ce36" office:value-type="float" office:value="701938">
            <text:p><text:s/>701 938 <text:s/></text:p>
          </table:table-cell>
          <table:table-cell table:style-name="ce36" office:value-type="float" office:value="714302">
            <text:p><text:s/>714 302 <text:s/></text:p>
          </table:table-cell>
          <table:table-cell table:style-name="ce36" office:value-type="float" office:value="1060541">
            <text:p>1 060 541 <text:s/></text:p>
          </table:table-cell>
          <table:table-cell table:style-name="ce36" office:value-type="float" office:value="512128">
            <text:p><text:s/>512 128 <text:s/></text:p>
          </table:table-cell>
          <table:table-cell table:style-name="ce36" office:value-type="float" office:value="548413">
            <text:p><text:s/>548 413 <text:s/></text:p>
          </table:table-cell>
          <table:table-cell table:style-name="ce36" office:value-type="float" office:value="355699">
            <text:p><text:s/>355 699 <text:s/></text:p>
          </table:table-cell>
          <table:table-cell table:style-name="ce36" office:value-type="float" office:value="189810">
            <text:p><text:s/>189 810 <text:s/></text:p>
          </table:table-cell>
          <table:table-cell table:style-name="ce36" office:value-type="float" office:value="165889">
            <text:p><text:s/>165 889 <text:s/></text:p>
          </table:table-cell>
          <table:table-cell/>
          <table:table-cell office:value-type="string">
            <text:p>ZH</text:p>
          </table:table-cell>
          <table:table-cell/>
        </table:table-row>
      </table:table>
      <table:table table:name="Sheet5" table:style-name="ta4">
        <office:forms form:automatic-focus="false" form:apply-design-mode="false"/>
        <table:table-column table:style-name="co5" table:default-cell-style-name="ce48"/>
        <table:table-column table:style-name="co5" table:number-columns-repeated="8" table:default-cell-style-name="ce50"/>
        <table:table-row table:style-name="ro6">
          <table:table-cell office:value-type="float" office:value="742053">
            <text:p>742053</text:p>
          </table:table-cell>
          <table:table-cell office:value-type="float" office:value="363027">
            <text:p>363027</text:p>
          </table:table-cell>
          <table:table-cell office:value-type="float" office:value="379026">
            <text:p>379026</text:p>
          </table:table-cell>
          <table:table-cell office:value-type="float" office:value="501380">
            <text:p>501380</text:p>
          </table:table-cell>
          <table:table-cell office:value-type="float" office:value="236563">
            <text:p>236563</text:p>
          </table:table-cell>
          <table:table-cell office:value-type="float" office:value="264817">
            <text:p>264817</text:p>
          </table:table-cell>
          <table:table-cell office:value-type="float" office:value="240673">
            <text:p>240673</text:p>
          </table:table-cell>
          <table:table-cell office:value-type="float" office:value="126464">
            <text:p>126464</text:p>
          </table:table-cell>
          <table:table-cell office:value-type="float" office:value="114209">
            <text:p>114209</text:p>
          </table:table-cell>
        </table:table-row>
        <table:table-row table:style-name="ro6">
          <table:table-cell office:value-type="float" office:value="323861">
            <text:p>323861</text:p>
          </table:table-cell>
          <table:table-cell office:value-type="float" office:value="160564">
            <text:p>160564</text:p>
          </table:table-cell>
          <table:table-cell office:value-type="float" office:value="163297">
            <text:p>163297</text:p>
          </table:table-cell>
          <table:table-cell office:value-type="float" office:value="252641">
            <text:p>252641</text:p>
          </table:table-cell>
          <table:table-cell office:value-type="float" office:value="122475">
            <text:p>122475</text:p>
          </table:table-cell>
          <table:table-cell office:value-type="float" office:value="130166">
            <text:p>130166</text:p>
          </table:table-cell>
          <table:table-cell office:value-type="float" office:value="71220">
            <text:p>71220</text:p>
          </table:table-cell>
          <table:table-cell office:value-type="float" office:value="38089">
            <text:p>38089</text:p>
          </table:table-cell>
          <table:table-cell office:value-type="float" office:value="33131">
            <text:p>33131</text:p>
          </table:table-cell>
        </table:table-row>
        <table:table-row table:style-name="ro6">
          <table:table-cell office:value-type="float" office:value="466725">
            <text:p>466725</text:p>
          </table:table-cell>
          <table:table-cell office:value-type="float" office:value="225639">
            <text:p>225639</text:p>
          </table:table-cell>
          <table:table-cell office:value-type="float" office:value="241086">
            <text:p>241086</text:p>
          </table:table-cell>
          <table:table-cell office:value-type="float" office:value="279532">
            <text:p>279532</text:p>
          </table:table-cell>
          <table:table-cell office:value-type="float" office:value="129699">
            <text:p>129699</text:p>
          </table:table-cell>
          <table:table-cell office:value-type="float" office:value="149833">
            <text:p>149833</text:p>
          </table:table-cell>
          <table:table-cell office:value-type="float" office:value="187193">
            <text:p>187193</text:p>
          </table:table-cell>
          <table:table-cell office:value-type="float" office:value="95940">
            <text:p>95940</text:p>
          </table:table-cell>
          <table:table-cell office:value-type="float" office:value="91253">
            <text:p>91253</text:p>
          </table:table-cell>
        </table:table-row>
        <table:table-row table:style-name="ro6">
          <table:table-cell office:value-type="float" office:value="996228">
            <text:p>996228</text:p>
          </table:table-cell>
          <table:table-cell office:value-type="float" office:value="486860">
            <text:p>486860</text:p>
          </table:table-cell>
          <table:table-cell office:value-type="float" office:value="509368">
            <text:p>509368</text:p>
          </table:table-cell>
          <table:table-cell office:value-type="float" office:value="854812">
            <text:p>854812</text:p>
          </table:table-cell>
          <table:table-cell office:value-type="float" office:value="411779">
            <text:p>411779</text:p>
          </table:table-cell>
          <table:table-cell office:value-type="float" office:value="443033">
            <text:p>443033</text:p>
          </table:table-cell>
          <table:table-cell office:value-type="float" office:value="141416">
            <text:p>141416</text:p>
          </table:table-cell>
          <table:table-cell office:value-type="float" office:value="75081">
            <text:p>75081</text:p>
          </table:table-cell>
          <table:table-cell office:value-type="float" office:value="66335">
            <text:p>66335</text:p>
          </table:table-cell>
        </table:table-row>
        <table:table-row table:style-name="ro6">
          <table:table-cell office:value-type="float" office:value="294224">
            <text:p>294224</text:p>
          </table:table-cell>
          <table:table-cell office:value-type="float" office:value="146936">
            <text:p>146936</text:p>
          </table:table-cell>
          <table:table-cell office:value-type="float" office:value="147288">
            <text:p>147288</text:p>
          </table:table-cell>
          <table:table-cell office:value-type="float" office:value="234221">
            <text:p>234221</text:p>
          </table:table-cell>
          <table:table-cell office:value-type="float" office:value="114810">
            <text:p>114810</text:p>
          </table:table-cell>
          <table:table-cell office:value-type="float" office:value="119411">
            <text:p>119411</text:p>
          </table:table-cell>
          <table:table-cell office:value-type="float" office:value="60003">
            <text:p>60003</text:p>
          </table:table-cell>
          <table:table-cell office:value-type="float" office:value="32126">
            <text:p>32126</text:p>
          </table:table-cell>
          <table:table-cell office:value-type="float" office:value="27877">
            <text:p>27877</text:p>
          </table:table-cell>
        </table:table-row>
        <table:table-row table:style-name="ro6">
          <table:table-cell office:value-type="float" office:value="260471">
            <text:p>260471</text:p>
          </table:table-cell>
          <table:table-cell office:value-type="float" office:value="129120">
            <text:p>129120</text:p>
          </table:table-cell>
          <table:table-cell office:value-type="float" office:value="131351">
            <text:p>131351</text:p>
          </table:table-cell>
          <table:table-cell office:value-type="float" office:value="208039">
            <text:p>208039</text:p>
          </table:table-cell>
          <table:table-cell office:value-type="float" office:value="101412">
            <text:p>101412</text:p>
          </table:table-cell>
          <table:table-cell office:value-type="float" office:value="106627">
            <text:p>106627</text:p>
          </table:table-cell>
          <table:table-cell office:value-type="float" office:value="52432">
            <text:p>52432</text:p>
          </table:table-cell>
          <table:table-cell office:value-type="float" office:value="27708">
            <text:p>27708</text:p>
          </table:table-cell>
          <table:table-cell office:value-type="float" office:value="24724">
            <text:p>24724</text:p>
          </table:table-cell>
        </table:table-row>
        <table:table-row table:style-name="ro6">
          <table:table-cell office:value-type="float" office:value="175481">
            <text:p>175481</text:p>
          </table:table-cell>
          <table:table-cell office:value-type="float" office:value="85571">
            <text:p>85571</text:p>
          </table:table-cell>
          <table:table-cell office:value-type="float" office:value="89910">
            <text:p>89910</text:p>
          </table:table-cell>
          <table:table-cell office:value-type="float" office:value="132572">
            <text:p>132572</text:p>
          </table:table-cell>
          <table:table-cell office:value-type="float" office:value="62470">
            <text:p>62470</text:p>
          </table:table-cell>
          <table:table-cell office:value-type="float" office:value="70102">
            <text:p>70102</text:p>
          </table:table-cell>
          <table:table-cell office:value-type="float" office:value="42909">
            <text:p>42909</text:p>
          </table:table-cell>
          <table:table-cell office:value-type="float" office:value="23101">
            <text:p>23101</text:p>
          </table:table-cell>
          <table:table-cell office:value-type="float" office:value="19808">
            <text:p>19808</text:p>
          </table:table-cell>
        </table:table-row>
        <table:table-row table:style-name="ro6">
          <table:table-cell office:value-type="float" office:value="71279">
            <text:p>71279</text:p>
          </table:table-cell>
          <table:table-cell office:value-type="float" office:value="35138">
            <text:p>35138</text:p>
          </table:table-cell>
          <table:table-cell office:value-type="float" office:value="36141">
            <text:p>36141</text:p>
          </table:table-cell>
          <table:table-cell office:value-type="float" office:value="61834">
            <text:p>61834</text:p>
          </table:table-cell>
          <table:table-cell office:value-type="float" office:value="30048">
            <text:p>30048</text:p>
          </table:table-cell>
          <table:table-cell office:value-type="float" office:value="31786">
            <text:p>31786</text:p>
          </table:table-cell>
          <table:table-cell office:value-type="float" office:value="9445">
            <text:p>9445</text:p>
          </table:table-cell>
          <table:table-cell office:value-type="float" office:value="5090">
            <text:p>5090</text:p>
          </table:table-cell>
          <table:table-cell office:value-type="float" office:value="4355">
            <text:p>4355</text:p>
          </table:table-cell>
        </table:table-row>
        <table:table-row table:style-name="ro6">
          <table:table-cell office:value-type="float" office:value="188528">
            <text:p>188528</text:p>
          </table:table-cell>
          <table:table-cell office:value-type="float" office:value="90617">
            <text:p>90617</text:p>
          </table:table-cell>
          <table:table-cell office:value-type="float" office:value="97911">
            <text:p>97911</text:p>
          </table:table-cell>
          <table:table-cell office:value-type="float" office:value="124785">
            <text:p>124785</text:p>
          </table:table-cell>
          <table:table-cell office:value-type="float" office:value="57371">
            <text:p>57371</text:p>
          </table:table-cell>
          <table:table-cell office:value-type="float" office:value="67414">
            <text:p>67414</text:p>
          </table:table-cell>
          <table:table-cell office:value-type="float" office:value="63743">
            <text:p>63743</text:p>
          </table:table-cell>
          <table:table-cell office:value-type="float" office:value="33246">
            <text:p>33246</text:p>
          </table:table-cell>
          <table:table-cell office:value-type="float" office:value="30497">
            <text:p>30497</text:p>
          </table:table-cell>
        </table:table-row>
        <table:table-row table:style-name="ro6">
          <table:table-cell office:value-type="float" office:value="276976">
            <text:p>276976</text:p>
          </table:table-cell>
          <table:table-cell office:value-type="float" office:value="135435">
            <text:p>135435</text:p>
          </table:table-cell>
          <table:table-cell office:value-type="float" office:value="141541">
            <text:p>141541</text:p>
          </table:table-cell>
          <table:table-cell office:value-type="float" office:value="220632">
            <text:p>220632</text:p>
          </table:table-cell>
          <table:table-cell office:value-type="float" office:value="105845">
            <text:p>105845</text:p>
          </table:table-cell>
          <table:table-cell office:value-type="float" office:value="114787">
            <text:p>114787</text:p>
          </table:table-cell>
          <table:table-cell office:value-type="float" office:value="56344">
            <text:p>56344</text:p>
          </table:table-cell>
          <table:table-cell office:value-type="float" office:value="29590">
            <text:p>29590</text:p>
          </table:table-cell>
          <table:table-cell office:value-type="float" office:value="26754">
            <text:p>26754</text:p>
          </table:table-cell>
        </table:table-row>
        <table:table-row table:style-name="ro6">
          <table:table-cell office:value-type="float" office:value="631693">
            <text:p>631693</text:p>
          </table:table-cell>
          <table:table-cell office:value-type="float" office:value="316108">
            <text:p>316108</text:p>
          </table:table-cell>
          <table:table-cell office:value-type="float" office:value="315585">
            <text:p>315585</text:p>
          </table:table-cell>
          <table:table-cell office:value-type="float" office:value="485558">
            <text:p>485558</text:p>
          </table:table-cell>
          <table:table-cell office:value-type="float" office:value="237682">
            <text:p>237682</text:p>
          </table:table-cell>
          <table:table-cell office:value-type="float" office:value="247876">
            <text:p>247876</text:p>
          </table:table-cell>
          <table:table-cell office:value-type="float" office:value="146135">
            <text:p>146135</text:p>
          </table:table-cell>
          <table:table-cell office:value-type="float" office:value="78426">
            <text:p>78426</text:p>
          </table:table-cell>
          <table:table-cell office:value-type="float" office:value="67709">
            <text:p>67709</text:p>
          </table:table-cell>
        </table:table-row>
        <table:table-row table:style-name="ro6">
          <table:table-cell table:style-name="ce49" office:value-type="float" office:value="1416240">
            <text:p>1416240</text:p>
          </table:table-cell>
          <table:table-cell table:style-name="ce51" office:value-type="float" office:value="701938">
            <text:p>701938</text:p>
          </table:table-cell>
          <table:table-cell table:style-name="ce51" office:value-type="float" office:value="714302">
            <text:p>714302</text:p>
          </table:table-cell>
          <table:table-cell table:style-name="ce51" office:value-type="float" office:value="1060541">
            <text:p>1060541</text:p>
          </table:table-cell>
          <table:table-cell table:style-name="ce51" office:value-type="float" office:value="512128">
            <text:p>512128</text:p>
          </table:table-cell>
          <table:table-cell table:style-name="ce51" office:value-type="float" office:value="548413">
            <text:p>548413</text:p>
          </table:table-cell>
          <table:table-cell table:style-name="ce51" office:value-type="float" office:value="355699">
            <text:p>355699</text:p>
          </table:table-cell>
          <table:table-cell table:style-name="ce51" office:value-type="float" office:value="189810">
            <text:p>189810</text:p>
          </table:table-cell>
          <table:table-cell table:style-name="ce51" office:value-type="float" office:value="165889">
            <text:p>165889</text:p>
          </table:table-cell>
        </table:table-row>
        <table:table-row table:style-name="ro6">
          <table:table-cell office:value-type="float" office:value="39470">
            <text:p>39470</text:p>
          </table:table-cell>
          <table:table-cell office:value-type="float" office:value="19985">
            <text:p>19985</text:p>
          </table:table-cell>
          <table:table-cell office:value-type="float" office:value="19485">
            <text:p>19485</text:p>
          </table:table-cell>
          <table:table-cell office:value-type="float" office:value="30741">
            <text:p>30741</text:p>
          </table:table-cell>
          <table:table-cell office:value-type="float" office:value="15086">
            <text:p>15086</text:p>
          </table:table-cell>
          <table:table-cell office:value-type="float" office:value="15655">
            <text:p>15655</text:p>
          </table:table-cell>
          <table:table-cell office:value-type="float" office:value="8729">
            <text:p>8729</text:p>
          </table:table-cell>
          <table:table-cell office:value-type="float" office:value="4899">
            <text:p>4899</text:p>
          </table:table-cell>
          <table:table-cell office:value-type="float" office:value="3830">
            <text:p>3830</text:p>
          </table:table-cell>
        </table:table-row>
        <table:table-row table:style-name="ro6">
          <table:table-cell office:value-type="float" office:value="78364">
            <text:p>78364</text:p>
          </table:table-cell>
          <table:table-cell office:value-type="float" office:value="38565">
            <text:p>38565</text:p>
          </table:table-cell>
          <table:table-cell office:value-type="float" office:value="39799">
            <text:p>39799</text:p>
          </table:table-cell>
          <table:table-cell office:value-type="float" office:value="59245">
            <text:p>59245</text:p>
          </table:table-cell>
          <table:table-cell office:value-type="float" office:value="28434">
            <text:p>28434</text:p>
          </table:table-cell>
          <table:table-cell office:value-type="float" office:value="30811">
            <text:p>30811</text:p>
          </table:table-cell>
          <table:table-cell office:value-type="float" office:value="19119">
            <text:p>19119</text:p>
          </table:table-cell>
          <table:table-cell office:value-type="float" office:value="10131">
            <text:p>10131</text:p>
          </table:table-cell>
          <table:table-cell office:value-type="float" office:value="8988">
            <text:p>8988</text:p>
          </table:table-cell>
        </table:table-row>
        <table:table-row table:style-name="ro6">
          <table:table-cell office:value-type="float" office:value="53460">
            <text:p>53460</text:p>
          </table:table-cell>
          <table:table-cell office:value-type="float" office:value="26862">
            <text:p>26862</text:p>
          </table:table-cell>
          <table:table-cell office:value-type="float" office:value="26598">
            <text:p>26598</text:p>
          </table:table-cell>
          <table:table-cell office:value-type="float" office:value="45519">
            <text:p>45519</text:p>
          </table:table-cell>
          <table:table-cell office:value-type="float" office:value="22540">
            <text:p>22540</text:p>
          </table:table-cell>
          <table:table-cell office:value-type="float" office:value="22979">
            <text:p>22979</text:p>
          </table:table-cell>
          <table:table-cell office:value-type="float" office:value="7941">
            <text:p>7941</text:p>
          </table:table-cell>
          <table:table-cell office:value-type="float" office:value="4322">
            <text:p>4322</text:p>
          </table:table-cell>
          <table:table-cell office:value-type="float" office:value="3619">
            <text:p>3619</text:p>
          </table:table-cell>
        </table:table-row>
        <table:table-row table:style-name="ro6">
          <table:table-cell office:value-type="float" office:value="15782">
            <text:p>15782</text:p>
          </table:table-cell>
          <table:table-cell office:value-type="float" office:value="8084">
            <text:p>8084</text:p>
          </table:table-cell>
          <table:table-cell office:value-type="float" office:value="7698">
            <text:p>7698</text:p>
          </table:table-cell>
          <table:table-cell office:value-type="float" office:value="14174">
            <text:p>14174</text:p>
          </table:table-cell>
          <table:table-cell office:value-type="float" office:value="7190">
            <text:p>7190</text:p>
          </table:table-cell>
          <table:table-cell office:value-type="float" office:value="6984">
            <text:p>6984</text:p>
          </table:table-cell>
          <table:table-cell office:value-type="float" office:value="1608">
            <text:p>1608</text:p>
          </table:table-cell>
          <table:table-cell office:value-type="float" office:value="894">
            <text:p>894</text:p>
          </table:table-cell>
          <table:table-cell office:value-type="float" office:value="714">
            <text:p>714</text:p>
          </table:table-cell>
        </table:table-row>
        <table:table-row table:style-name="ro6">
          <table:table-cell office:value-type="float" office:value="489608">
            <text:p>489608</text:p>
          </table:table-cell>
          <table:table-cell office:value-type="float" office:value="244255">
            <text:p>244255</text:p>
          </table:table-cell>
          <table:table-cell office:value-type="float" office:value="245353">
            <text:p>245353</text:p>
          </table:table-cell>
          <table:table-cell office:value-type="float" office:value="378324">
            <text:p>378324</text:p>
          </table:table-cell>
          <table:table-cell office:value-type="float" office:value="183985">
            <text:p>183985</text:p>
          </table:table-cell>
          <table:table-cell office:value-type="float" office:value="194339">
            <text:p>194339</text:p>
          </table:table-cell>
          <table:table-cell office:value-type="float" office:value="111284">
            <text:p>111284</text:p>
          </table:table-cell>
          <table:table-cell office:value-type="float" office:value="60270">
            <text:p>60270</text:p>
          </table:table-cell>
          <table:table-cell office:value-type="float" office:value="51014">
            <text:p>51014</text:p>
          </table:table-cell>
        </table:table-row>
        <table:table-row table:style-name="ro6">
          <table:table-cell office:value-type="float" office:value="194055">
            <text:p>194055</text:p>
          </table:table-cell>
          <table:table-cell office:value-type="float" office:value="96773">
            <text:p>96773</text:p>
          </table:table-cell>
          <table:table-cell office:value-type="float" office:value="97282">
            <text:p>97282</text:p>
          </table:table-cell>
          <table:table-cell office:value-type="float" office:value="160094">
            <text:p>160094</text:p>
          </table:table-cell>
          <table:table-cell office:value-type="float" office:value="78151">
            <text:p>78151</text:p>
          </table:table-cell>
          <table:table-cell office:value-type="float" office:value="81943">
            <text:p>81943</text:p>
          </table:table-cell>
          <table:table-cell office:value-type="float" office:value="33961">
            <text:p>33961</text:p>
          </table:table-cell>
          <table:table-cell office:value-type="float" office:value="18622">
            <text:p>18622</text:p>
          </table:table-cell>
          <table:table-cell office:value-type="float" office:value="15339">
            <text:p>15339</text:p>
          </table:table-cell>
        </table:table-row>
        <table:table-row table:style-name="ro6">
          <table:table-cell office:value-type="float" office:value="258140">
            <text:p>258140</text:p>
          </table:table-cell>
          <table:table-cell office:value-type="float" office:value="129765">
            <text:p>129765</text:p>
          </table:table-cell>
          <table:table-cell office:value-type="float" office:value="128375">
            <text:p>128375</text:p>
          </table:table-cell>
          <table:table-cell office:value-type="float" office:value="198590">
            <text:p>198590</text:p>
          </table:table-cell>
          <table:table-cell office:value-type="float" office:value="97435">
            <text:p>97435</text:p>
          </table:table-cell>
          <table:table-cell office:value-type="float" office:value="101155">
            <text:p>101155</text:p>
          </table:table-cell>
          <table:table-cell office:value-type="float" office:value="59550">
            <text:p>59550</text:p>
          </table:table-cell>
          <table:table-cell office:value-type="float" office:value="32330">
            <text:p>32330</text:p>
          </table:table-cell>
          <table:table-cell office:value-type="float" office:value="27220">
            <text:p>27220</text:p>
          </table:table-cell>
        </table:table-row>
        <table:table-row table:style-name="ro6">
          <table:table-cell office:value-type="float" office:value="388163">
            <text:p>388163</text:p>
          </table:table-cell>
          <table:table-cell office:value-type="float" office:value="192399">
            <text:p>192399</text:p>
          </table:table-cell>
          <table:table-cell office:value-type="float" office:value="195764">
            <text:p>195764</text:p>
          </table:table-cell>
          <table:table-cell office:value-type="float" office:value="321969">
            <text:p>321969</text:p>
          </table:table-cell>
          <table:table-cell office:value-type="float" office:value="157145">
            <text:p>157145</text:p>
          </table:table-cell>
          <table:table-cell office:value-type="float" office:value="164824">
            <text:p>164824</text:p>
          </table:table-cell>
          <table:table-cell office:value-type="float" office:value="66194">
            <text:p>66194</text:p>
          </table:table-cell>
          <table:table-cell office:value-type="float" office:value="35254">
            <text:p>35254</text:p>
          </table:table-cell>
          <table:table-cell office:value-type="float" office:value="30940">
            <text:p>30940</text:p>
          </table:table-cell>
        </table:table-row>
        <table:table-row table:style-name="ro6">
          <table:table-cell office:value-type="float" office:value="35838">
            <text:p>35838</text:p>
          </table:table-cell>
          <table:table-cell office:value-type="float" office:value="18312">
            <text:p>18312</text:p>
          </table:table-cell>
          <table:table-cell office:value-type="float" office:value="17526">
            <text:p>17526</text:p>
          </table:table-cell>
          <table:table-cell office:value-type="float" office:value="31934">
            <text:p>31934</text:p>
          </table:table-cell>
          <table:table-cell office:value-type="float" office:value="16038">
            <text:p>16038</text:p>
          </table:table-cell>
          <table:table-cell office:value-type="float" office:value="15896">
            <text:p>15896</text:p>
          </table:table-cell>
          <table:table-cell office:value-type="float" office:value="3904">
            <text:p>3904</text:p>
          </table:table-cell>
          <table:table-cell office:value-type="float" office:value="2274">
            <text:p>2274</text:p>
          </table:table-cell>
          <table:table-cell office:value-type="float" office:value="1630">
            <text:p>1630</text:p>
          </table:table-cell>
        </table:table-row>
        <table:table-row table:style-name="ro6">
          <table:table-cell office:value-type="float" office:value="149940">
            <text:p>149940</text:p>
          </table:table-cell>
          <table:table-cell office:value-type="float" office:value="76669">
            <text:p>76669</text:p>
          </table:table-cell>
          <table:table-cell office:value-type="float" office:value="73271">
            <text:p>73271</text:p>
          </table:table-cell>
          <table:table-cell office:value-type="float" office:value="120750">
            <text:p>120750</text:p>
          </table:table-cell>
          <table:table-cell office:value-type="float" office:value="60822">
            <text:p>60822</text:p>
          </table:table-cell>
          <table:table-cell office:value-type="float" office:value="59928">
            <text:p>59928</text:p>
          </table:table-cell>
          <table:table-cell office:value-type="float" office:value="29190">
            <text:p>29190</text:p>
          </table:table-cell>
          <table:table-cell office:value-type="float" office:value="15847">
            <text:p>15847</text:p>
          </table:table-cell>
          <table:table-cell office:value-type="float" office:value="13343">
            <text:p>13343</text:p>
          </table:table-cell>
        </table:table-row>
        <table:table-row table:style-name="ro6">
          <table:table-cell office:value-type="float" office:value="36323">
            <text:p>36323</text:p>
          </table:table-cell>
          <table:table-cell office:value-type="float" office:value="18403">
            <text:p>18403</text:p>
          </table:table-cell>
          <table:table-cell office:value-type="float" office:value="17920">
            <text:p>17920</text:p>
          </table:table-cell>
          <table:table-cell office:value-type="float" office:value="31320">
            <text:p>31320</text:p>
          </table:table-cell>
          <table:table-cell office:value-type="float" office:value="15633">
            <text:p>15633</text:p>
          </table:table-cell>
          <table:table-cell office:value-type="float" office:value="15687">
            <text:p>15687</text:p>
          </table:table-cell>
          <table:table-cell office:value-type="float" office:value="5003">
            <text:p>5003</text:p>
          </table:table-cell>
          <table:table-cell office:value-type="float" office:value="2770">
            <text:p>2770</text:p>
          </table:table-cell>
          <table:table-cell office:value-type="float" office:value="2233">
            <text:p>2233</text:p>
          </table:table-cell>
        </table:table-row>
        <table:table-row table:style-name="ro6">
          <table:table-cell office:value-type="float" office:value="41650">
            <text:p>41650</text:p>
          </table:table-cell>
          <table:table-cell office:value-type="float" office:value="21305">
            <text:p>21305</text:p>
          </table:table-cell>
          <table:table-cell office:value-type="float" office:value="20345">
            <text:p>20345</text:p>
          </table:table-cell>
          <table:table-cell office:value-type="float" office:value="36289">
            <text:p>36289</text:p>
          </table:table-cell>
          <table:table-cell office:value-type="float" office:value="18327">
            <text:p>18327</text:p>
          </table:table-cell>
          <table:table-cell office:value-type="float" office:value="17962">
            <text:p>17962</text:p>
          </table:table-cell>
          <table:table-cell office:value-type="float" office:value="5361">
            <text:p>5361</text:p>
          </table:table-cell>
          <table:table-cell office:value-type="float" office:value="2978">
            <text:p>2978</text:p>
          </table:table-cell>
          <table:table-cell office:value-type="float" office:value="2383">
            <text:p>2383</text:p>
          </table:table-cell>
        </table:table-row>
        <table:table-row table:style-name="ro6">
          <table:table-cell office:value-type="float" office:value="116839">
            <text:p>116839</text:p>
          </table:table-cell>
          <table:table-cell office:value-type="float" office:value="58918">
            <text:p>58918</text:p>
          </table:table-cell>
          <table:table-cell office:value-type="float" office:value="57921">
            <text:p>57921</text:p>
          </table:table-cell>
          <table:table-cell office:value-type="float" office:value="86992">
            <text:p>86992</text:p>
          </table:table-cell>
          <table:table-cell office:value-type="float" office:value="42819">
            <text:p>42819</text:p>
          </table:table-cell>
          <table:table-cell office:value-type="float" office:value="44173">
            <text:p>44173</text:p>
          </table:table-cell>
          <table:table-cell office:value-type="float" office:value="29847">
            <text:p>29847</text:p>
          </table:table-cell>
          <table:table-cell office:value-type="float" office:value="16099">
            <text:p>16099</text:p>
          </table:table-cell>
          <table:table-cell office:value-type="float" office:value="13748">
            <text:p>13748</text:p>
          </table:table-cell>
        </table:table-row>
        <table:table-row table:style-name="ro6">
          <table:table-cell table:style-name="ce49" office:value-type="float" office:value="343952">
            <text:p>343952</text:p>
          </table:table-cell>
          <table:table-cell table:style-name="ce51" office:value-type="float" office:value="167228">
            <text:p>167228</text:p>
          </table:table-cell>
          <table:table-cell table:style-name="ce51" office:value-type="float" office:value="176724">
            <text:p>176724</text:p>
          </table:table-cell>
          <table:table-cell table:style-name="ce51" office:value-type="float" office:value="251180">
            <text:p>251180</text:p>
          </table:table-cell>
          <table:table-cell table:style-name="ce51" office:value-type="float" office:value="117768">
            <text:p>117768</text:p>
          </table:table-cell>
          <table:table-cell table:style-name="ce51" office:value-type="float" office:value="133412">
            <text:p>133412</text:p>
          </table:table-cell>
          <table:table-cell table:style-name="ce51" office:value-type="float" office:value="92772">
            <text:p>92772</text:p>
          </table:table-cell>
          <table:table-cell table:style-name="ce51" office:value-type="float" office:value="49460">
            <text:p>49460</text:p>
          </table:table-cell>
          <table:table-cell table:style-name="ce51" office:value-type="float" office:value="43312">
            <text:p>43312</text:p>
          </table:table-cell>
        </table:table-row>
      </table:table>
      <table:table table:name="Sheet6" table:style-name="ta4">
        <office:forms form:automatic-focus="false" form:apply-design-mode="false"/>
        <table:shapes>
          <draw:frame draw:z-index="0" draw:name="http://upload.wikimedia.org/wikipedia/commons/thumb/5/5a/Wappen_Zürich_matt.svg/25px-Wappen_Zürich_matt.svg.png" draw:style-name="gr1" draw:text-style-name="P1" svg:width="0.2902in" svg:height="0.337in" svg:x="0in" svg:y="0in">
            <draw:image xlink:href="http://upload.wikimedia.org/wikipedia/commons/thumb/5/5a/Wappen_Zürich_matt.svg/25px-Wappen_Zürich_matt.svg.png" xlink:type="simple" xlink:show="embed" xlink:actuate="onLoad">
              <text:p/>
            </draw:image>
          </draw:frame>
          <draw:frame draw:z-index="1" draw:name="http://upload.wikimedia.org/wikipedia/commons/thumb/4/47/Wappen_Bern_matt.svg/25px-Wappen_Bern_matt.svg.png" draw:style-name="gr1" draw:text-style-name="P1" svg:width="0.2902in" svg:height="0.3717in" svg:x="0in" svg:y="0.1776in">
            <draw:image xlink:href="http://upload.wikimedia.org/wikipedia/commons/thumb/4/47/Wappen_Bern_matt.svg/25px-Wappen_Bern_matt.svg.png" xlink:type="simple" xlink:show="embed" xlink:actuate="onLoad">
              <text:p/>
            </draw:image>
          </draw:frame>
          <draw:frame draw:z-index="2" draw:name="http://upload.wikimedia.org/wikipedia/commons/thumb/6/66/Wappen_Luzern_matt.svg/25px-Wappen_Luzern_matt.svg.png" draw:style-name="gr1" draw:text-style-name="P1" svg:width="0.2902in" svg:height="0.3717in" svg:x="0in" svg:y="0.3555in">
            <draw:image xlink:href="http://upload.wikimedia.org/wikipedia/commons/thumb/6/66/Wappen_Luzern_matt.svg/25px-Wappen_Luzern_matt.svg.png" xlink:type="simple" xlink:show="embed" xlink:actuate="onLoad">
              <text:p/>
            </draw:image>
          </draw:frame>
          <draw:frame draw:z-index="3" draw:name="http://upload.wikimedia.org/wikipedia/commons/thumb/1/10/Wappen_Uri_matt.svg/25px-Wappen_Uri_matt.svg.png" draw:style-name="gr1" draw:text-style-name="P1" svg:width="0.2902in" svg:height="0.3484in" svg:x="0in" svg:y="0.5331in">
            <draw:image xlink:href="http://upload.wikimedia.org/wikipedia/commons/thumb/1/10/Wappen_Uri_matt.svg/25px-Wappen_Uri_matt.svg.png" xlink:type="simple" xlink:show="embed" xlink:actuate="onLoad">
              <text:p/>
            </draw:image>
          </draw:frame>
          <draw:frame draw:z-index="4" draw:name="http://upload.wikimedia.org/wikipedia/commons/thumb/5/55/Wappen_des_Kantons_Schwyz.svg/25px-Wappen_des_Kantons_Schwyz.svg.png" draw:style-name="gr1" draw:text-style-name="P1" svg:width="0.2902in" svg:height="0.3602in" svg:x="0in" svg:y="0.711in">
            <draw:image xlink:href="http://upload.wikimedia.org/wikipedia/commons/thumb/5/55/Wappen_des_Kantons_Schwyz.svg/25px-Wappen_des_Kantons_Schwyz.svg.png" xlink:type="simple" xlink:show="embed" xlink:actuate="onLoad">
              <text:p/>
            </draw:image>
          </draw:frame>
          <draw:frame draw:z-index="5" draw:name="http://upload.wikimedia.org/wikipedia/commons/thumb/1/1a/Wappen_Obwalden_matt.svg/25px-Wappen_Obwalden_matt.svg.png" draw:style-name="gr1" draw:text-style-name="P1" svg:width="0.2902in" svg:height="0.3602in" svg:x="0in" svg:y="0.8886in">
            <draw:image xlink:href="http://upload.wikimedia.org/wikipedia/commons/thumb/1/1a/Wappen_Obwalden_matt.svg/25px-Wappen_Obwalden_matt.svg.png" xlink:type="simple" xlink:show="embed" xlink:actuate="onLoad">
              <text:p/>
            </draw:image>
          </draw:frame>
          <draw:frame draw:z-index="6" draw:name="http://upload.wikimedia.org/wikipedia/commons/thumb/b/bd/Wappen_Nidwalden_matt.svg/25px-Wappen_Nidwalden_matt.svg.png" draw:style-name="gr1" draw:text-style-name="P1" svg:width="0.2902in" svg:height="0.3484in" svg:x="0in" svg:y="1.0665in">
            <draw:image xlink:href="http://upload.wikimedia.org/wikipedia/commons/thumb/b/bd/Wappen_Nidwalden_matt.svg/25px-Wappen_Nidwalden_matt.svg.png" xlink:type="simple" xlink:show="embed" xlink:actuate="onLoad">
              <text:p/>
            </draw:image>
          </draw:frame>
          <draw:frame draw:z-index="7" draw:name="http://upload.wikimedia.org/wikipedia/commons/thumb/0/0e/Wappen_Glarus_matt.svg/25px-Wappen_Glarus_matt.svg.png" draw:style-name="gr1" draw:text-style-name="P1" svg:width="0.2902in" svg:height="0.3717in" svg:x="0in" svg:y="1.2441in">
            <draw:image xlink:href="http://upload.wikimedia.org/wikipedia/commons/thumb/0/0e/Wappen_Glarus_matt.svg/25px-Wappen_Glarus_matt.svg.png" xlink:type="simple" xlink:show="embed" xlink:actuate="onLoad">
              <text:p/>
            </draw:image>
          </draw:frame>
          <draw:frame draw:z-index="8" draw:name="http://upload.wikimedia.org/wikipedia/commons/thumb/3/31/Wappen_Zug_matt.svg/25px-Wappen_Zug_matt.svg.png" draw:style-name="gr1" draw:text-style-name="P1" svg:width="0.2902in" svg:height="0.3717in" svg:x="0in" svg:y="1.422in">
            <draw:image xlink:href="http://upload.wikimedia.org/wikipedia/commons/thumb/3/31/Wappen_Zug_matt.svg/25px-Wappen_Zug_matt.svg.png" xlink:type="simple" xlink:show="embed" xlink:actuate="onLoad">
              <text:p/>
            </draw:image>
          </draw:frame>
          <draw:frame draw:z-index="9" draw:name="http://upload.wikimedia.org/wikipedia/commons/thumb/0/01/Wappen_Freiburg_matt.svg/25px-Wappen_Freiburg_matt.svg.png" draw:style-name="gr1" draw:text-style-name="P1" svg:width="0.2902in" svg:height="0.3717in" svg:x="0in" svg:y="1.6in">
            <draw:image xlink:href="http://upload.wikimedia.org/wikipedia/commons/thumb/0/01/Wappen_Freiburg_matt.svg/25px-Wappen_Freiburg_matt.svg.png" xlink:type="simple" xlink:show="embed" xlink:actuate="onLoad">
              <text:p/>
            </draw:image>
          </draw:frame>
          <draw:frame draw:z-index="10" draw:name="http://upload.wikimedia.org/wikipedia/commons/thumb/b/b7/Wappen_Solothurn_matt.svg/25px-Wappen_Solothurn_matt.svg.png" draw:style-name="gr1" draw:text-style-name="P1" svg:width="0.2902in" svg:height="0.3717in" svg:x="0in" svg:y="1.7776in">
            <draw:image xlink:href="http://upload.wikimedia.org/wikipedia/commons/thumb/b/b7/Wappen_Solothurn_matt.svg/25px-Wappen_Solothurn_matt.svg.png" xlink:type="simple" xlink:show="embed" xlink:actuate="onLoad">
              <text:p/>
            </draw:image>
          </draw:frame>
          <draw:frame draw:z-index="11" draw:name="http://upload.wikimedia.org/wikipedia/commons/thumb/7/7d/Wappen_Basel-Stadt_matt.svg/25px-Wappen_Basel-Stadt_matt.svg.png" draw:style-name="gr1" draw:text-style-name="P1" svg:width="0.2902in" svg:height="0.3484in" svg:x="0in" svg:y="1.9555in">
            <draw:image xlink:href="http://upload.wikimedia.org/wikipedia/commons/thumb/7/7d/Wappen_Basel-Stadt_matt.svg/25px-Wappen_Basel-Stadt_matt.svg.png" xlink:type="simple" xlink:show="embed" xlink:actuate="onLoad">
              <text:p/>
            </draw:image>
          </draw:frame>
          <draw:frame draw:z-index="12" draw:name="http://upload.wikimedia.org/wikipedia/commons/thumb/8/8e/Coat_of_arms_of_Kanton_Basel-Landschaft.svg/25px-Coat_of_arms_of_Kanton_Basel-Landschaft.svg.png" draw:style-name="gr1" draw:text-style-name="P1" svg:width="0.2902in" svg:height="0.337in" svg:x="0in" svg:y="2.1331in">
            <draw:image xlink:href="http://upload.wikimedia.org/wikipedia/commons/thumb/8/8e/Coat_of_arms_of_Kanton_Basel-Landschaft.svg/25px-Coat_of_arms_of_Kanton_Basel-Landschaft.svg.png" xlink:type="simple" xlink:show="embed" xlink:actuate="onLoad">
              <text:p/>
            </draw:image>
          </draw:frame>
          <draw:frame draw:z-index="13" draw:name="http://upload.wikimedia.org/wikipedia/commons/thumb/b/b6/Wappen_Schaffhausen_matt.svg/25px-Wappen_Schaffhausen_matt.svg.png" draw:style-name="gr1" draw:text-style-name="P1" svg:width="0.2902in" svg:height="0.3484in" svg:x="0in" svg:y="2.311in">
            <draw:image xlink:href="http://upload.wikimedia.org/wikipedia/commons/thumb/b/b6/Wappen_Schaffhausen_matt.svg/25px-Wappen_Schaffhausen_matt.svg.png" xlink:type="simple" xlink:show="embed" xlink:actuate="onLoad">
              <text:p/>
            </draw:image>
          </draw:frame>
          <draw:frame draw:z-index="14" draw:name="http://upload.wikimedia.org/wikipedia/commons/thumb/2/2c/Wappen_Appenzell_Ausserrhoden_matt.svg/25px-Wappen_Appenzell_Ausserrhoden_matt.svg.png" draw:style-name="gr1" draw:text-style-name="P1" svg:width="0.2902in" svg:height="0.3717in" svg:x="0in" svg:y="2.4886in">
            <draw:image xlink:href="http://upload.wikimedia.org/wikipedia/commons/thumb/2/2c/Wappen_Appenzell_Ausserrhoden_matt.svg/25px-Wappen_Appenzell_Ausserrhoden_matt.svg.png" xlink:type="simple" xlink:show="embed" xlink:actuate="onLoad">
              <text:p/>
            </draw:image>
          </draw:frame>
          <draw:frame draw:z-index="15" draw:name="http://upload.wikimedia.org/wikipedia/commons/thumb/b/b7/Wappen_Appenzell_Innerrhoden_matt.svg/25px-Wappen_Appenzell_Innerrhoden_matt.svg.png" draw:style-name="gr1" draw:text-style-name="P1" svg:width="0.2902in" svg:height="0.3717in" svg:x="0in" svg:y="2.6665in">
            <draw:image xlink:href="http://upload.wikimedia.org/wikipedia/commons/thumb/b/b7/Wappen_Appenzell_Innerrhoden_matt.svg/25px-Wappen_Appenzell_Innerrhoden_matt.svg.png" xlink:type="simple" xlink:show="embed" xlink:actuate="onLoad">
              <text:p/>
            </draw:image>
          </draw:frame>
          <draw:frame draw:z-index="16" draw:name="http://upload.wikimedia.org/wikipedia/commons/thumb/c/c5/Coat_of_arms_of_canton_of_St._Gallen.svg/25px-Coat_of_arms_of_canton_of_St._Gallen.svg.png" draw:style-name="gr1" draw:text-style-name="P1" svg:width="0.2902in" svg:height="0.3602in" svg:x="0in" svg:y="2.8441in">
            <draw:image xlink:href="http://upload.wikimedia.org/wikipedia/commons/thumb/c/c5/Coat_of_arms_of_canton_of_St._Gallen.svg/25px-Coat_of_arms_of_canton_of_St._Gallen.svg.png" xlink:type="simple" xlink:show="embed" xlink:actuate="onLoad">
              <text:p/>
            </draw:image>
          </draw:frame>
          <draw:frame draw:z-index="17" draw:name="http://upload.wikimedia.org/wikipedia/commons/thumb/1/19/Wappen_Graubünden_matt.svg/25px-Wappen_Graubünden_matt.svg.png" draw:style-name="gr1" draw:text-style-name="P1" svg:width="0.2902in" svg:height="0.3484in" svg:x="0in" svg:y="3.022in">
            <draw:image xlink:href="http://upload.wikimedia.org/wikipedia/commons/thumb/1/19/Wappen_Graubünden_matt.svg/25px-Wappen_Graubünden_matt.svg.png" xlink:type="simple" xlink:show="embed" xlink:actuate="onLoad">
              <text:p/>
            </draw:image>
          </draw:frame>
          <draw:frame draw:z-index="18" draw:name="http://upload.wikimedia.org/wikipedia/commons/thumb/b/b5/Wappen_Aargau_matt.svg/25px-Wappen_Aargau_matt.svg.png" draw:style-name="gr1" draw:text-style-name="P1" svg:width="0.2902in" svg:height="0.3484in" svg:x="0in" svg:y="3.2in">
            <draw:image xlink:href="http://upload.wikimedia.org/wikipedia/commons/thumb/b/b5/Wappen_Aargau_matt.svg/25px-Wappen_Aargau_matt.svg.png" xlink:type="simple" xlink:show="embed" xlink:actuate="onLoad">
              <text:p/>
            </draw:image>
          </draw:frame>
          <draw:frame draw:z-index="19" draw:name="http://upload.wikimedia.org/wikipedia/commons/thumb/7/71/Wappen_Thurgau_matt.svg/25px-Wappen_Thurgau_matt.svg.png" draw:style-name="gr1" draw:text-style-name="P1" svg:width="0.2902in" svg:height="0.3717in" svg:x="0in" svg:y="3.3776in">
            <draw:image xlink:href="http://upload.wikimedia.org/wikipedia/commons/thumb/7/71/Wappen_Thurgau_matt.svg/25px-Wappen_Thurgau_matt.svg.png" xlink:type="simple" xlink:show="embed" xlink:actuate="onLoad">
              <text:p/>
            </draw:image>
          </draw:frame>
          <draw:frame draw:z-index="20" draw:name="http://upload.wikimedia.org/wikipedia/commons/thumb/8/87/Wappen_Tessin_matt.svg/25px-Wappen_Tessin_matt.svg.png" draw:style-name="gr1" draw:text-style-name="P1" svg:width="0.2902in" svg:height="0.3717in" svg:x="0in" svg:y="3.5555in">
            <draw:image xlink:href="http://upload.wikimedia.org/wikipedia/commons/thumb/8/87/Wappen_Tessin_matt.svg/25px-Wappen_Tessin_matt.svg.png" xlink:type="simple" xlink:show="embed" xlink:actuate="onLoad">
              <text:p/>
            </draw:image>
          </draw:frame>
          <draw:frame draw:z-index="21" draw:name="http://upload.wikimedia.org/wikipedia/commons/thumb/1/1d/Wappen_Waadt_matt.svg/25px-Wappen_Waadt_matt.svg.png" draw:style-name="gr1" draw:text-style-name="P1" svg:width="0.2902in" svg:height="0.3717in" svg:x="0in" svg:y="3.7331in">
            <draw:image xlink:href="http://upload.wikimedia.org/wikipedia/commons/thumb/1/1d/Wappen_Waadt_matt.svg/25px-Wappen_Waadt_matt.svg.png" xlink:type="simple" xlink:show="embed" xlink:actuate="onLoad">
              <text:p/>
            </draw:image>
          </draw:frame>
          <draw:frame draw:z-index="22" draw:name="http://upload.wikimedia.org/wikipedia/commons/thumb/a/a3/Wappen_Wallis_matt.svg/25px-Wappen_Wallis_matt.svg.png" draw:style-name="gr1" draw:text-style-name="P1" svg:width="0.2902in" svg:height="0.3717in" svg:x="0in" svg:y="3.911in">
            <draw:image xlink:href="http://upload.wikimedia.org/wikipedia/commons/thumb/a/a3/Wappen_Wallis_matt.svg/25px-Wappen_Wallis_matt.svg.png" xlink:type="simple" xlink:show="embed" xlink:actuate="onLoad">
              <text:p/>
            </draw:image>
          </draw:frame>
          <draw:frame draw:z-index="23" draw:name="http://upload.wikimedia.org/wikipedia/commons/thumb/d/d1/Wappen_Neuenburg_matt.svg/25px-Wappen_Neuenburg_matt.svg.png" draw:style-name="gr1" draw:text-style-name="P1" svg:width="0.2902in" svg:height="0.3717in" svg:x="0in" svg:y="4.0886in">
            <draw:image xlink:href="http://upload.wikimedia.org/wikipedia/commons/thumb/d/d1/Wappen_Neuenburg_matt.svg/25px-Wappen_Neuenburg_matt.svg.png" xlink:type="simple" xlink:show="embed" xlink:actuate="onLoad">
              <text:p/>
            </draw:image>
          </draw:frame>
          <draw:frame draw:z-index="24" draw:name="http://upload.wikimedia.org/wikipedia/commons/thumb/9/9d/Wappen_Genf_matt.svg/25px-Wappen_Genf_matt.svg.png" draw:style-name="gr1" draw:text-style-name="P1" svg:width="0.2902in" svg:height="0.3717in" svg:x="0in" svg:y="4.2665in">
            <draw:image xlink:href="http://upload.wikimedia.org/wikipedia/commons/thumb/9/9d/Wappen_Genf_matt.svg/25px-Wappen_Genf_matt.svg.png" xlink:type="simple" xlink:show="embed" xlink:actuate="onLoad">
              <text:p/>
            </draw:image>
          </draw:frame>
          <draw:frame draw:z-index="25" draw:name="http://upload.wikimedia.org/wikipedia/commons/thumb/f/f0/Wappen_Jura_matt.svg/25px-Wappen_Jura_matt.svg.png" draw:style-name="gr1" draw:text-style-name="P1" svg:width="0.2902in" svg:height="0.3717in" svg:x="0in" svg:y="4.4441in">
            <draw:image xlink:href="http://upload.wikimedia.org/wikipedia/commons/thumb/f/f0/Wappen_Jura_matt.svg/25px-Wappen_Jura_matt.svg.png" xlink:type="simple" xlink:show="embed" xlink:actuate="onLoad">
              <text:p/>
            </draw:image>
          </draw:frame>
        </table:shapes>
        <table:table-column table:style-name="co5" table:number-columns-repeated="10" table:default-cell-style-name="Default"/>
        <table:table-row table:style-name="ro6">
          <table:table-cell table:style-name="ce47" office:value-type="string">
            <text:p><text:a xlink:href="http://en.wikipedia.org/wiki/File:Wappen_Zürich_matt.svg"> </text:a></text:p>
          </table:table-cell>
          <table:table-cell table:number-columns-repeated="2"/>
          <table:table-cell table:style-name="ce46" office:value-type="float" office:value="1351">
            <text:p>1351</text:p>
          </table:table-cell>
          <table:table-cell table:style-name="ce46" office:value-type="string">
            <text:p><text:a xlink:href="http://en.wikipedia.org/wiki/Zurich">Zurich</text:a></text:p>
          </table:table-cell>
          <table:table-cell table:style-name="ce46" office:value-type="float" office:value="1406083">
            <text:p>1406083</text:p>
          </table:table-cell>
          <table:table-cell table:style-name="ce46" office:value-type="float" office:value="1729">
            <text:p>1729</text:p>
          </table:table-cell>
          <table:table-cell table:style-name="ce46" office:value-type="float" office:value="701">
            <text:p>701</text:p>
          </table:table-cell>
          <table:table-cell table:style-name="ce46" office:value-type="float" office:value="171">
            <text:p>171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10">
          <table:table-cell table:style-name="ce47" office:value-type="string">
            <text:p><text:a xlink:href="http://en.wikipedia.org/wiki/File:Wappen_Bern_matt.svg"> </text:a></text:p>
          </table:table-cell>
          <table:table-cell table:number-columns-repeated="2"/>
          <table:table-cell table:style-name="ce46" office:value-type="float" office:value="1353">
            <text:p>1353</text:p>
          </table:table-cell>
          <table:table-cell table:style-name="ce46" office:value-type="string">
            <text:p><text:a xlink:href="http://en.wikipedia.org/wiki/Bern">Bern</text:a></text:p>
          </table:table-cell>
          <table:table-cell table:style-name="ce46" office:value-type="float" office:value="992617">
            <text:p>992617</text:p>
          </table:table-cell>
          <table:table-cell table:style-name="ce46" office:value-type="float" office:value="5959">
            <text:p>5959</text:p>
          </table:table-cell>
          <table:table-cell table:style-name="ce46" office:value-type="float" office:value="158">
            <text:p>158</text:p>
          </table:table-cell>
          <table:table-cell table:style-name="ce46" office:value-type="float" office:value="383">
            <text:p>383</text:p>
          </table:table-cell>
          <table:table-cell table:style-name="ce46" office:value-type="string">
            <text:p><text:a xlink:href="http://en.wikipedia.org/wiki/German_language">German</text:a>, <text:a xlink:href="http://en.wikipedia.org/wiki/French_language">French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Luzern_matt.svg"> </text:a></text:p>
          </table:table-cell>
          <table:table-cell table:number-columns-repeated="2"/>
          <table:table-cell table:style-name="ce46" office:value-type="float" office:value="1332">
            <text:p>1332</text:p>
          </table:table-cell>
          <table:table-cell table:style-name="ce46" office:value-type="string">
            <text:p><text:a xlink:href="http://en.wikipedia.org/wiki/Lucerne">Lucerne</text:a></text:p>
          </table:table-cell>
          <table:table-cell table:style-name="ce46" office:value-type="float" office:value="386082">
            <text:p>386082</text:p>
          </table:table-cell>
          <table:table-cell table:style-name="ce46" office:value-type="float" office:value="1493">
            <text:p>1493</text:p>
          </table:table-cell>
          <table:table-cell table:style-name="ce46" office:value-type="float" office:value="233">
            <text:p>233</text:p>
          </table:table-cell>
          <table:table-cell table:style-name="ce46" office:value-type="float" office:value="87">
            <text:p>87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Uri_matt.svg"> </text:a></text:p>
          </table:table-cell>
          <table:table-cell table:number-columns-repeated="2"/>
          <table:table-cell table:style-name="ce46" office:value-type="string">
            <text:p>1291<text:a xlink:href="http://en.wikipedia.org/wiki/Cantons_of_Switzerland#cite_note-founding-6">[6]</text:a></text:p>
          </table:table-cell>
          <table:table-cell table:style-name="ce46" office:value-type="string">
            <text:p><text:a xlink:href="http://en.wikipedia.org/wiki/Altdorf,_Uri">Altdorf</text:a></text:p>
          </table:table-cell>
          <table:table-cell table:style-name="ce46" office:value-type="float" office:value="35693">
            <text:p>35693</text:p>
          </table:table-cell>
          <table:table-cell table:style-name="ce46" office:value-type="float" office:value="1077">
            <text:p>1077</text:p>
          </table:table-cell>
          <table:table-cell table:style-name="ce46" office:value-type="float" office:value="33">
            <text:p>33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des_Kantons_Schwyz.svg"> </text:a></text:p>
          </table:table-cell>
          <table:table-cell table:number-columns-repeated="2"/>
          <table:table-cell table:style-name="ce46" office:value-type="string">
            <text:p>1291<text:a xlink:href="http://en.wikipedia.org/wiki/Cantons_of_Switzerland#cite_note-founding-6">[6]</text:a></text:p>
          </table:table-cell>
          <table:table-cell table:style-name="ce46" office:value-type="string">
            <text:p><text:a xlink:href="http://en.wikipedia.org/wiki/Schwyz">Schwyz</text:a></text:p>
          </table:table-cell>
          <table:table-cell table:style-name="ce46" office:value-type="float" office:value="149830">
            <text:p>149830</text:p>
          </table:table-cell>
          <table:table-cell table:style-name="ce46" office:value-type="float" office:value="908">
            <text:p>908</text:p>
          </table:table-cell>
          <table:table-cell table:style-name="ce46" office:value-type="float" office:value="143">
            <text:p>143</text:p>
          </table:table-cell>
          <table:table-cell table:style-name="ce46" office:value-type="float" office:value="30">
            <text:p>30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11">
          <table:table-cell table:style-name="ce47" office:value-type="string">
            <text:p><text:a xlink:href="http://en.wikipedia.org/wiki/File:Wappen_Obwalden_matt.svg"> </text:a></text:p>
          </table:table-cell>
          <table:table-cell table:number-columns-repeated="2"/>
          <table:table-cell table:style-name="ce46" office:value-type="string">
            <text:p>1291<text:a xlink:href="http://en.wikipedia.org/wiki/Cantons_of_Switzerland#cite_note-founding-6">[6]</text:a> or 1315 (as part of<text:a xlink:href="http://en.wikipedia.org/wiki/Unterwalden">Unterwalden</text:a>)</text:p>
          </table:table-cell>
          <table:table-cell table:style-name="ce46" office:value-type="string">
            <text:p><text:a xlink:href="http://en.wikipedia.org/wiki/Sarnen">Sarnen</text:a></text:p>
          </table:table-cell>
          <table:table-cell table:style-name="ce46" office:value-type="float" office:value="36115">
            <text:p>36115</text:p>
          </table:table-cell>
          <table:table-cell table:style-name="ce46" office:value-type="float" office:value="491">
            <text:p>491</text:p>
          </table:table-cell>
          <table:table-cell table:style-name="ce46" office:value-type="float" office:value="66">
            <text:p>66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12">
          <table:table-cell table:style-name="ce47" office:value-type="string">
            <text:p><text:a xlink:href="http://en.wikipedia.org/wiki/File:Wappen_Nidwalden_matt.svg"> </text:a></text:p>
          </table:table-cell>
          <table:table-cell table:number-columns-repeated="2"/>
          <table:table-cell table:style-name="ce46" office:value-type="string">
            <text:p>1291<text:a xlink:href="http://en.wikipedia.org/wiki/Cantons_of_Switzerland#cite_note-founding-6">[6]</text:a> (as <text:a xlink:href="http://en.wikipedia.org/wiki/Unterwalden">Unterwalden</text:a>)</text:p>
          </table:table-cell>
          <table:table-cell table:style-name="ce46" office:value-type="string">
            <text:p><text:a xlink:href="http://en.wikipedia.org/wiki/Stans">Stans</text:a></text:p>
          </table:table-cell>
          <table:table-cell table:style-name="ce46" office:value-type="float" office:value="41584">
            <text:p>41584</text:p>
          </table:table-cell>
          <table:table-cell table:style-name="ce46" office:value-type="float" office:value="276">
            <text:p>276</text:p>
          </table:table-cell>
          <table:table-cell table:style-name="ce46" office:value-type="float" office:value="138">
            <text:p>138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Glarus_matt.svg"> </text:a></text:p>
          </table:table-cell>
          <table:table-cell table:number-columns-repeated="2"/>
          <table:table-cell table:style-name="ce46" office:value-type="float" office:value="1352">
            <text:p>1352</text:p>
          </table:table-cell>
          <table:table-cell table:style-name="ce46" office:value-type="string">
            <text:p><text:a xlink:href="http://en.wikipedia.org/wiki/Glarus">Glarus</text:a></text:p>
          </table:table-cell>
          <table:table-cell table:style-name="ce46" office:value-type="float" office:value="39369">
            <text:p>39369</text:p>
          </table:table-cell>
          <table:table-cell table:style-name="ce46" office:value-type="float" office:value="685">
            <text:p>685</text:p>
          </table:table-cell>
          <table:table-cell table:style-name="ce46" office:value-type="float" office:value="51">
            <text:p>51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Zug_matt.svg"> </text:a></text:p>
          </table:table-cell>
          <table:table-cell table:number-columns-repeated="2"/>
          <table:table-cell table:style-name="ce46" office:value-type="float" office:value="1352">
            <text:p>1352</text:p>
          </table:table-cell>
          <table:table-cell table:style-name="ce46" office:value-type="string">
            <text:p><text:a xlink:href="http://en.wikipedia.org/wiki/Zug">Zug</text:a></text:p>
          </table:table-cell>
          <table:table-cell table:style-name="ce46" office:value-type="float" office:value="116559">
            <text:p>116559</text:p>
          </table:table-cell>
          <table:table-cell table:style-name="ce46" office:value-type="float" office:value="239">
            <text:p>239</text:p>
          </table:table-cell>
          <table:table-cell table:style-name="ce46" office:value-type="float" office:value="416">
            <text:p>416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10">
          <table:table-cell table:style-name="ce47" office:value-type="string">
            <text:p><text:a xlink:href="http://en.wikipedia.org/wiki/File:Wappen_Freiburg_matt.svg"> </text:a></text:p>
          </table:table-cell>
          <table:table-cell table:number-columns-repeated="2"/>
          <table:table-cell table:style-name="ce46" office:value-type="float" office:value="1481">
            <text:p>1481</text:p>
          </table:table-cell>
          <table:table-cell table:style-name="ce46" office:value-type="string">
            <text:p><text:a xlink:href="http://en.wikipedia.org/wiki/Fribourg">Fribourg</text:a></text:p>
          </table:table-cell>
          <table:table-cell table:style-name="ce46" office:value-type="float" office:value="291395">
            <text:p>291395</text:p>
          </table:table-cell>
          <table:table-cell table:style-name="ce46" office:value-type="float" office:value="1671">
            <text:p>1671</text:p>
          </table:table-cell>
          <table:table-cell table:style-name="ce46" office:value-type="float" office:value="141">
            <text:p>141</text:p>
          </table:table-cell>
          <table:table-cell table:style-name="ce46" office:value-type="float" office:value="167">
            <text:p>167</text:p>
          </table:table-cell>
          <table:table-cell table:style-name="ce46" office:value-type="string">
            <text:p><text:a xlink:href="http://en.wikipedia.org/wiki/French_language">French</text:a>, 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Solothurn_matt.svg"> </text:a></text:p>
          </table:table-cell>
          <table:table-cell table:number-columns-repeated="2"/>
          <table:table-cell table:style-name="ce46" office:value-type="float" office:value="1481">
            <text:p>1481</text:p>
          </table:table-cell>
          <table:table-cell table:style-name="ce46" office:value-type="string">
            <text:p><text:a xlink:href="http://en.wikipedia.org/wiki/Solothurn">Solothurn</text:a></text:p>
          </table:table-cell>
          <table:table-cell table:style-name="ce46" office:value-type="float" office:value="259836">
            <text:p>259836</text:p>
          </table:table-cell>
          <table:table-cell table:style-name="ce46" office:value-type="float" office:value="790">
            <text:p>790</text:p>
          </table:table-cell>
          <table:table-cell table:style-name="ce46" office:value-type="float" office:value="308">
            <text:p>308</text:p>
          </table:table-cell>
          <table:table-cell table:style-name="ce46" office:value-type="float" office:value="122">
            <text:p>122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12">
          <table:table-cell table:style-name="ce47" office:value-type="string">
            <text:p><text:a xlink:href="http://en.wikipedia.org/wiki/File:Wappen_Basel-Stadt_matt.svg"> </text:a></text:p>
          </table:table-cell>
          <table:table-cell table:number-columns-repeated="2"/>
          <table:table-cell table:style-name="ce46" office:value-type="string">
            <text:p>1501 (as <text:a xlink:href="http://en.wikipedia.org/wiki/Canton_of_Basel">Basel</text:a> until 1833/1999)</text:p>
          </table:table-cell>
          <table:table-cell table:style-name="ce46" office:value-type="string">
            <text:p><text:a xlink:href="http://en.wikipedia.org/wiki/Basel">Basel</text:a></text:p>
          </table:table-cell>
          <table:table-cell table:style-name="ce46" office:value-type="float" office:value="194090">
            <text:p>194090</text:p>
          </table:table-cell>
          <table:table-cell table:style-name="ce46" office:value-type="float" office:value="37">
            <text:p>37</text:p>
          </table:table-cell>
          <table:table-cell table:style-name="ce46" office:value-type="float" office:value="5072">
            <text:p>507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Coat_of_arms_of_Kanton_Basel-Landschaft.svg"> </text:a></text:p>
          </table:table-cell>
          <table:table-cell table:number-columns-repeated="2"/>
          <table:table-cell table:style-name="ce46" office:value-type="string">
            <text:p>1501/1833<text:a xlink:href="http://en.wikipedia.org/wiki/Cantons_of_Switzerland#cite_note-7">[7]</text:a></text:p>
          </table:table-cell>
          <table:table-cell table:style-name="ce46" office:value-type="string">
            <text:p><text:a xlink:href="http://en.wikipedia.org/wiki/Liestal">Liestal</text:a></text:p>
          </table:table-cell>
          <table:table-cell table:style-name="ce46" office:value-type="float" office:value="277973">
            <text:p>277973</text:p>
          </table:table-cell>
          <table:table-cell table:style-name="ce46" office:value-type="float" office:value="518">
            <text:p>518</text:p>
          </table:table-cell>
          <table:table-cell table:style-name="ce46" office:value-type="float" office:value="502">
            <text:p>502</text:p>
          </table:table-cell>
          <table:table-cell table:style-name="ce46" office:value-type="float" office:value="86">
            <text:p>86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Schaffhausen_matt.svg"> </text:a></text:p>
          </table:table-cell>
          <table:table-cell table:number-columns-repeated="2"/>
          <table:table-cell table:style-name="ce46" office:value-type="float" office:value="1501">
            <text:p>1501</text:p>
          </table:table-cell>
          <table:table-cell table:style-name="ce46" office:value-type="string">
            <text:p><text:a xlink:href="http://en.wikipedia.org/wiki/Schaffhausen">Schaffhausen</text:a></text:p>
          </table:table-cell>
          <table:table-cell table:style-name="ce46" office:value-type="float" office:value="77955">
            <text:p>77955</text:p>
          </table:table-cell>
          <table:table-cell table:style-name="ce46" office:value-type="float" office:value="298">
            <text:p>298</text:p>
          </table:table-cell>
          <table:table-cell table:style-name="ce46" office:value-type="float" office:value="246">
            <text:p>246</text:p>
          </table:table-cell>
          <table:table-cell table:style-name="ce46" office:value-type="float" office:value="27">
            <text:p>27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Appenzell_Ausserrhoden_matt.svg"> </text:a></text:p>
          </table:table-cell>
          <table:table-cell table:number-columns-repeated="2"/>
          <table:table-cell table:style-name="ce46" office:value-type="string">
            <text:p>1513 <text:a xlink:href="http://en.wikipedia.org/wiki/Cantons_of_Switzerland#cite_note-Appenzell-8">[8]</text:a></text:p>
          </table:table-cell>
          <table:table-cell table:style-name="ce46" office:value-type="string">
            <text:p><text:a xlink:href="http://en.wikipedia.org/wiki/Herisau">Herisau</text:a><text:a xlink:href="http://en.wikipedia.org/wiki/Cantons_of_Switzerland#endnote_5">[6]</text:a></text:p>
          </table:table-cell>
          <table:table-cell table:style-name="ce46" office:value-type="float" office:value="53438">
            <text:p>53438</text:p>
          </table:table-cell>
          <table:table-cell table:style-name="ce46" office:value-type="float" office:value="243">
            <text:p>243</text:p>
          </table:table-cell>
          <table:table-cell table:style-name="ce46" office:value-type="float" office:value="220">
            <text:p>220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Appenzell_Innerrhoden_matt.svg"> </text:a></text:p>
          </table:table-cell>
          <table:table-cell table:number-columns-repeated="2"/>
          <table:table-cell table:style-name="ce46" office:value-type="string">
            <text:p>1513<text:a xlink:href="http://en.wikipedia.org/wiki/Cantons_of_Switzerland#cite_note-Appenzell-8">[8]</text:a></text:p>
          </table:table-cell>
          <table:table-cell table:style-name="ce46" office:value-type="string">
            <text:p><text:a xlink:href="http://en.wikipedia.org/wiki/Appenzell_(town)">Appenzell</text:a></text:p>
          </table:table-cell>
          <table:table-cell table:style-name="ce46" office:value-type="float" office:value="15717">
            <text:p>15717</text:p>
          </table:table-cell>
          <table:table-cell table:style-name="ce46" office:value-type="float" office:value="173">
            <text:p>173</text:p>
          </table:table-cell>
          <table:table-cell table:style-name="ce46" office:value-type="float" office:value="87">
            <text:p>87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Coat_of_arms_of_canton_of_St._Gallen.svg"> </text:a></text:p>
          </table:table-cell>
          <table:table-cell table:number-columns-repeated="2"/>
          <table:table-cell table:style-name="ce46" office:value-type="string">
            <text:p>1803<text:a xlink:href="http://en.wikipedia.org/wiki/Cantons_of_Switzerland#cite_note-9">[9]</text:a></text:p>
          </table:table-cell>
          <table:table-cell table:style-name="ce46" office:value-type="string">
            <text:p><text:a xlink:href="http://en.wikipedia.org/wiki/St._Gallen">St. Gallen</text:a></text:p>
          </table:table-cell>
          <table:table-cell table:style-name="ce46" office:value-type="float" office:value="486981">
            <text:p>486981</text:p>
          </table:table-cell>
          <table:table-cell table:style-name="ce46" office:value-type="float" office:value="2026">
            <text:p>2026</text:p>
          </table:table-cell>
          <table:table-cell table:style-name="ce46" office:value-type="float" office:value="222">
            <text:p>222</text:p>
          </table:table-cell>
          <table:table-cell table:style-name="ce46" office:value-type="float" office:value="85">
            <text:p>85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12">
          <table:table-cell table:style-name="ce47" office:value-type="string">
            <text:p><text:a xlink:href="http://en.wikipedia.org/wiki/File:Wappen_Graubünden_matt.svg"> </text:a></text:p>
          </table:table-cell>
          <table:table-cell table:number-columns-repeated="2"/>
          <table:table-cell table:style-name="ce46" office:value-type="string">
            <text:p>1803<text:a xlink:href="http://en.wikipedia.org/wiki/Cantons_of_Switzerland#cite_note-10">[10]</text:a></text:p>
          </table:table-cell>
          <table:table-cell table:style-name="ce46" office:value-type="string">
            <text:p><text:a xlink:href="http://en.wikipedia.org/wiki/Chur">Chur</text:a></text:p>
          </table:table-cell>
          <table:table-cell table:style-name="ce46" office:value-type="float" office:value="193920">
            <text:p>193920</text:p>
          </table:table-cell>
          <table:table-cell table:style-name="ce46" office:value-type="float" office:value="7105">
            <text:p>7105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<text:a xlink:href="http://en.wikipedia.org/wiki/German_language">German</text:a>, <text:a xlink:href="http://en.wikipedia.org/wiki/Romansh_language">Romansh</text:a>,<text:a xlink:href="http://en.wikipedia.org/wiki/Italian_language">Itali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Aargau_matt.svg"> </text:a></text:p>
          </table:table-cell>
          <table:table-cell table:number-columns-repeated="2"/>
          <table:table-cell table:style-name="ce46" office:value-type="float" office:value="1803">
            <text:p>1803</text:p>
          </table:table-cell>
          <table:table-cell table:style-name="ce46" office:value-type="string">
            <text:p><text:a xlink:href="http://en.wikipedia.org/wiki/Aarau">Aarau</text:a></text:p>
          </table:table-cell>
          <table:table-cell table:style-name="ce46" office:value-type="float" office:value="627893">
            <text:p>627893</text:p>
          </table:table-cell>
          <table:table-cell table:style-name="ce46" office:value-type="float" office:value="1404">
            <text:p>1404</text:p>
          </table:table-cell>
          <table:table-cell table:style-name="ce46" office:value-type="float" office:value="388">
            <text:p>388</text:p>
          </table:table-cell>
          <table:table-cell table:style-name="ce46" office:value-type="float" office:value="220">
            <text:p>220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Thurgau_matt.svg"> </text:a></text:p>
          </table:table-cell>
          <table:table-cell table:number-columns-repeated="2"/>
          <table:table-cell table:style-name="ce46" office:value-type="string">
            <text:p>1803<text:a xlink:href="http://en.wikipedia.org/wiki/Cantons_of_Switzerland#cite_note-11">[11]</text:a></text:p>
          </table:table-cell>
          <table:table-cell table:style-name="ce46" office:value-type="string">
            <text:p><text:a xlink:href="http://en.wikipedia.org/wiki/Frauenfeld">Frauenfeld</text:a><text:a xlink:href="http://en.wikipedia.org/wiki/Cantons_of_Switzerland#endnote_6">[7]</text:a></text:p>
          </table:table-cell>
          <table:table-cell table:style-name="ce46" office:value-type="float" office:value="254528">
            <text:p>254528</text:p>
          </table:table-cell>
          <table:table-cell table:style-name="ce46" office:value-type="float" office:value="991">
            <text:p>991</text:p>
          </table:table-cell>
          <table:table-cell table:style-name="ce46" office:value-type="float" office:value="229">
            <text:p>229</text:p>
          </table:table-cell>
          <table:table-cell table:style-name="ce46" office:value-type="float" office:value="80">
            <text:p>80</text:p>
          </table:table-cell>
          <table:table-cell table:style-name="ce46" office:value-type="string">
            <text:p><text:a xlink:href="http://en.wikipedia.org/wiki/German_language">Germ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Tessin_matt.svg"> </text:a></text:p>
          </table:table-cell>
          <table:table-cell table:number-columns-repeated="2"/>
          <table:table-cell table:style-name="ce46" office:value-type="string">
            <text:p>1803<text:a xlink:href="http://en.wikipedia.org/wiki/Cantons_of_Switzerland#cite_note-12">[12]</text:a></text:p>
          </table:table-cell>
          <table:table-cell table:style-name="ce46" office:value-type="string">
            <text:p><text:a xlink:href="http://en.wikipedia.org/wiki/Bellinzona">Bellinzona</text:a></text:p>
          </table:table-cell>
          <table:table-cell table:style-name="ce46" office:value-type="float" office:value="341652">
            <text:p>341652</text:p>
          </table:table-cell>
          <table:table-cell table:style-name="ce46" office:value-type="float" office:value="2812">
            <text:p>2812</text:p>
          </table:table-cell>
          <table:table-cell table:style-name="ce46" office:value-type="float" office:value="110">
            <text:p>110</text:p>
          </table:table-cell>
          <table:table-cell table:style-name="ce46" office:value-type="float" office:value="157">
            <text:p>157</text:p>
          </table:table-cell>
          <table:table-cell table:style-name="ce46" office:value-type="string">
            <text:p><text:a xlink:href="http://en.wikipedia.org/wiki/Italian_language">Italian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Waadt_matt.svg"> </text:a></text:p>
          </table:table-cell>
          <table:table-cell table:number-columns-repeated="2"/>
          <table:table-cell table:style-name="ce46" office:value-type="string">
            <text:p>1803<text:a xlink:href="http://en.wikipedia.org/wiki/Cantons_of_Switzerland#cite_note-13">[13]</text:a></text:p>
          </table:table-cell>
          <table:table-cell table:style-name="ce46" office:value-type="string">
            <text:p><text:a xlink:href="http://en.wikipedia.org/wiki/Lausanne">Lausanne</text:a></text:p>
          </table:table-cell>
          <table:table-cell table:style-name="ce46" office:value-type="float" office:value="734356">
            <text:p>734356</text:p>
          </table:table-cell>
          <table:table-cell table:style-name="ce46" office:value-type="float" office:value="3212">
            <text:p>3212</text:p>
          </table:table-cell>
          <table:table-cell table:style-name="ce46" office:value-type="float" office:value="188">
            <text:p>188</text:p>
          </table:table-cell>
          <table:table-cell table:style-name="ce46" office:value-type="float" office:value="339">
            <text:p>339</text:p>
          </table:table-cell>
          <table:table-cell table:style-name="ce46" office:value-type="string">
            <text:p><text:a xlink:href="http://en.wikipedia.org/wiki/French_language">French</text:a></text:p>
          </table:table-cell>
        </table:table-row>
        <table:table-row table:style-name="ro10">
          <table:table-cell table:style-name="ce47" office:value-type="string">
            <text:p><text:a xlink:href="http://en.wikipedia.org/wiki/File:Wappen_Wallis_matt.svg"> </text:a></text:p>
          </table:table-cell>
          <table:table-cell table:number-columns-repeated="2"/>
          <table:table-cell table:style-name="ce46" office:value-type="string">
            <text:p>1815<text:a xlink:href="http://en.wikipedia.org/wiki/Cantons_of_Switzerland#cite_note-14">[14]</text:a></text:p>
          </table:table-cell>
          <table:table-cell table:style-name="ce46" office:value-type="string">
            <text:p><text:a xlink:href="http://en.wikipedia.org/wiki/Sion,_Switzerland">Sion</text:a></text:p>
          </table:table-cell>
          <table:table-cell table:style-name="ce46" office:value-type="float" office:value="321732">
            <text:p>321732</text:p>
          </table:table-cell>
          <table:table-cell table:style-name="ce46" office:value-type="float" office:value="5224">
            <text:p>5224</text:p>
          </table:table-cell>
          <table:table-cell table:style-name="ce46" office:value-type="float" office:value="53">
            <text:p>53</text:p>
          </table:table-cell>
          <table:table-cell table:style-name="ce46" office:value-type="float" office:value="143">
            <text:p>143</text:p>
          </table:table-cell>
          <table:table-cell table:style-name="ce46" office:value-type="string">
            <text:p><text:a xlink:href="http://en.wikipedia.org/wiki/French_language">French</text:a>, <text:a xlink:href="http://en.wikipedia.org/wiki/German_language">German</text:a></text:p>
          </table:table-cell>
        </table:table-row>
        <table:table-row table:style-name="ro10">
          <table:table-cell table:style-name="ce47" office:value-type="string">
            <text:p><text:a xlink:href="http://en.wikipedia.org/wiki/File:Wappen_Neuenburg_matt.svg"> </text:a></text:p>
          </table:table-cell>
          <table:table-cell table:number-columns-repeated="2"/>
          <table:table-cell table:style-name="ce46" office:value-type="string">
            <text:p>1815/1857<text:a xlink:href="http://en.wikipedia.org/wiki/Cantons_of_Switzerland#cite_note-15">[15]</text:a></text:p>
          </table:table-cell>
          <table:table-cell table:style-name="ce46" office:value-type="string">
            <text:p><text:a xlink:href="http://en.wikipedia.org/wiki/Neuchâtel">Neuchâtel</text:a></text:p>
          </table:table-cell>
          <table:table-cell table:style-name="ce46" office:value-type="float" office:value="174554">
            <text:p>174554</text:p>
          </table:table-cell>
          <table:table-cell table:style-name="ce46" office:value-type="float" office:value="803">
            <text:p>803</text:p>
          </table:table-cell>
          <table:table-cell table:style-name="ce46" office:value-type="float" office:value="206">
            <text:p>206</text:p>
          </table:table-cell>
          <table:table-cell table:style-name="ce46" office:value-type="float" office:value="53">
            <text:p>53</text:p>
          </table:table-cell>
          <table:table-cell table:style-name="ce46" office:value-type="string">
            <text:p><text:a xlink:href="http://en.wikipedia.org/wiki/French_language">French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Genf_matt.svg"> </text:a></text:p>
          </table:table-cell>
          <table:table-cell table:number-columns-repeated="2"/>
          <table:table-cell table:style-name="ce46" office:value-type="float" office:value="1815">
            <text:p>1815</text:p>
          </table:table-cell>
          <table:table-cell table:style-name="ce46" office:value-type="string">
            <text:p><text:a xlink:href="http://en.wikipedia.org/wiki/Geneva">Geneva</text:a></text:p>
          </table:table-cell>
          <table:table-cell table:style-name="ce46" office:value-type="float" office:value="474169">
            <text:p>474169</text:p>
          </table:table-cell>
          <table:table-cell table:style-name="ce46" office:value-type="float" office:value="282">
            <text:p>282</text:p>
          </table:table-cell>
          <table:table-cell table:style-name="ce46" office:value-type="float" office:value="1442">
            <text:p>1442</text:p>
          </table:table-cell>
          <table:table-cell table:style-name="ce46" office:value-type="float" office:value="45">
            <text:p>45</text:p>
          </table:table-cell>
          <table:table-cell table:style-name="ce46" office:value-type="string">
            <text:p><text:a xlink:href="http://en.wikipedia.org/wiki/French_language">French</text:a></text:p>
          </table:table-cell>
        </table:table-row>
        <table:table-row table:style-name="ro6">
          <table:table-cell table:style-name="ce47" office:value-type="string">
            <text:p><text:a xlink:href="http://en.wikipedia.org/wiki/File:Wappen_Jura_matt.svg"> </text:a></text:p>
          </table:table-cell>
          <table:table-cell table:number-columns-repeated="2"/>
          <table:table-cell table:style-name="ce46" office:value-type="string">
            <text:p>1979<text:a xlink:href="http://en.wikipedia.org/wiki/Cantons_of_Switzerland#cite_note-16">[16]</text:a></text:p>
          </table:table-cell>
          <table:table-cell table:style-name="ce46" office:value-type="string">
            <text:p><text:a xlink:href="http://en.wikipedia.org/wiki/Delémont">Delémont</text:a></text:p>
          </table:table-cell>
          <table:table-cell table:style-name="ce46" office:value-type="float" office:value="70942">
            <text:p>70942</text:p>
          </table:table-cell>
          <table:table-cell table:style-name="ce46" office:value-type="float" office:value="839">
            <text:p>839</text:p>
          </table:table-cell>
          <table:table-cell table:style-name="ce46" office:value-type="float" office:value="82">
            <text:p>82</text:p>
          </table:table-cell>
          <table:table-cell table:style-name="ce46" office:value-type="float" office:value="64">
            <text:p>64</text:p>
          </table:table-cell>
          <table:table-cell table:style-name="ce46" office:value-type="string">
            <text:p><text:a xlink:href="http://en.wikipedia.org/wiki/French_language">French</text:a></text:p>
          </table:table-cell>
        </table:table-row>
        <table:table-row table:style-name="ro6" table:number-rows-repeated="1048549">
          <table:table-cell table:number-columns-repeated="10"/>
        </table:table-row>
        <table:table-row table:style-name="ro6">
          <table:table-cell table:number-columns-repeated="10"/>
        </table:table-row>
      </table:table>
      <table:named-expressions/>
      <table:database-ranges>
        <table:database-range table:name="__Anonymous_Sheet_DB__3" table:target-range-address="Sheet4.A29:Sheet4.AMJ54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Narrow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AT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fr. </number:text>
      <number:number number:decimal-places="0" number:min-integer-digits="1" number:grouping="true"/>
    </number:number-style>
    <number:number-style style:name="N120">
      <number:text>fr.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fr. </number:text>
      <number:number number:decimal-places="0" number:min-integer-digits="1" number:grouping="true"/>
    </number:number-style>
    <number:number-style style:name="N121">
      <style:text-properties fo:color="#ff0000"/>
      <number:text>fr.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2" number:min-integer-digits="1" number:grouping="true"/>
    </number:number-style>
    <number:number-style style:name="N122">
      <number:text>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fr. </number:text>
      <number:number number:decimal-places="2" number:min-integer-digits="1" number:grouping="true"/>
    </number:number-style>
    <number:number-style style:name="N123">
      <style:text-properties fo:color="#ff0000"/>
      <number:text>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fr. </number:text>
      <number:number number:decimal-places="0" number:min-integer-digits="1" number:grouping="true"/>
      <number:text> </number:text>
    </number:number-style>
    <number:number-style style:name="N125P1" style:volatile="true">
      <number:text> fr. -</number:text>
      <number:number number:decimal-places="0" number:min-integer-digits="1" number:grouping="true"/>
      <number:text> </number:text>
    </number:number-style>
    <number:number-style style:name="N125P2" style:volatile="true">
      <number:text> fr.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fr. </number:text>
      <number:number number:decimal-places="2" number:min-integer-digits="1" number:grouping="true"/>
      <number:text> </number:text>
    </number:number-style>
    <number:number-style style:name="N127P1" style:volatile="true">
      <number:text> fr. -</number:text>
      <number:number number:decimal-places="2" number:min-integer-digits="1" number:grouping="true"/>
      <number:text> </number:text>
    </number:number-style>
    <number:number-style style:name="N127P2" style:volatile="true">
      <number:text> fr.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SFr. </number:text>
      <number:number number:decimal-places="0" number:min-integer-digits="1" number:grouping="true"/>
    </number:number-style>
    <number:number-style style:name="N132">
      <number:text>SFr. 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SFr. </number:text>
      <number:number number:decimal-places="0" number:min-integer-digits="1" number:grouping="true"/>
    </number:number-style>
    <number:number-style style:name="N133">
      <style:text-properties fo:color="#ff0000"/>
      <number:text>SFr. 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SFr. </number:text>
      <number:number number:decimal-places="2" number:min-integer-digits="1" number:grouping="true"/>
    </number:number-style>
    <number:number-style style:name="N134">
      <number:text>SFr. 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SFr. </number:text>
      <number:number number:decimal-places="2" number:min-integer-digits="1" number:grouping="true"/>
    </number:number-style>
    <number:number-style style:name="N135">
      <style:text-properties fo:color="#ff0000"/>
      <number:text>SFr. 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SFr. </number:text>
      <number:number number:decimal-places="0" number:min-integer-digits="1" number:grouping="true"/>
      <number:text> </number:text>
    </number:number-style>
    <number:number-style style:name="N136P1" style:volatile="true">
      <number:text> SFr. -</number:text>
      <number:number number:decimal-places="0" number:min-integer-digits="1" number:grouping="true"/>
      <number:text> </number:text>
    </number:number-style>
    <number:number-style style:name="N136P2" style:volatile="true">
      <number:text> SFr.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SFr. </number:text>
      <number:number number:decimal-places="2" number:min-integer-digits="1" number:grouping="true"/>
      <number:text> </number:text>
    </number:number-style>
    <number:number-style style:name="N137P1" style:volatile="true">
      <number:text> SFr. -</number:text>
      <number:number number:decimal-places="2" number:min-integer-digits="1" number:grouping="true"/>
      <number:text> </number:text>
    </number:number-style>
    <number:number-style style:name="N137P2" style:volatile="true">
      <number:text> SFr.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 </number:text>
    </number:number-style>
    <number:number-style style:name="N138P1" style:volatile="true">
      <number:text>-</number:text>
      <number:number number:decimal-places="0" number:min-integer-digits="1" number:grouping="true"/>
      <number:text>  </number:text>
    </number:number-style>
    <number:number-style style:name="N138P2" style:volatile="true">
      <number:text>-  </number:text>
    </number:number-style>
    <number:text-style style:name="N138">
      <number:text-content/>
      <number:text>  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/>
    </number:number-style>
    <number:number-style style:name="N139P1" style:volatile="true">
      <number:text/>
    </number:number-style>
    <number:number-style style:name="N139P2" style:volatile="true">
      <number:text/>
    </number:number-style>
    <number:text-style style:name="N139">
      <number:text>   </number:text>
      <number:text-conten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integer-digits="1"/>
    </number:number-style>
    <number:number-style style:name="N141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41P1" style:volatile="true">
      <number:text>-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41P2" style:volatile="true">
      <number:text>-  </number:text>
    </number:number-style>
    <number:text-style style:name="N141">
      <number:text>... 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5902in" fo:margin-bottom="0.5902in" fo:margin-left="0.5902in" fo:margin-right="0.3937in" style:first-page-number="continue" style:scale-to="100%" style:writing-mode="lr-tb"/>
      <style:header-style>
        <style:header-footer-properties fo:min-height="0.2953in" fo:margin-left="0.1575in" fo:margin-right="0.3543in" fo:margin-bottom="0in"/>
      </style:header-style>
      <style:footer-style>
        <style:header-footer-properties fo:min-height="0.2953in" fo:margin-left="0.1575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_5f_Quartal" style:display-name="PageStyle_1_Quar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5f_Quartal" style:display-name="PageStyle_2_Quar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_5f_Quartal" style:display-name="PageStyle_3_Quart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sa Fabienne BFS</meta:initial-creator>
    <meta:creation-date>2010-12-05T17:56:03</meta:creation-date>
    <dc:creator>U80715138</dc:creator>
    <dc:date>2013-08-27T08:59:49</dc:date>
    <meta:print-date>2011-07-14T14:30:56</meta:print-date>
    <meta:generator>LibreOffice/3.5$Linux_X86_64 LibreOffice_project/350m1$Build-2</meta:generator>
    <meta:document-statistic meta:table-count="6" meta:cell-count="1620" meta:object-count="26"/>
  </office:meta>
</office:document-meta>
</file>